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83in"/>
    </style:style>
    <style:style style:name="co2" style:family="table-column">
      <style:table-column-properties fo:break-before="auto" style:column-width="2.0626in"/>
    </style:style>
    <style:style style:name="co3" style:family="table-column">
      <style:table-column-properties fo:break-before="auto" style:column-width="2.2291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6043in"/>
    </style:style>
    <style:style style:name="co6" style:family="table-column">
      <style:table-column-properties fo:break-before="auto" style:column-width="0.7189in"/>
    </style:style>
    <style:style style:name="co7" style:family="table-column">
      <style:table-column-properties fo:break-before="auto" style:column-width="0.6563in"/>
    </style:style>
    <style:style style:name="co8" style:family="table-column">
      <style:table-column-properties fo:break-before="auto" style:column-width="0.4583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style:style style:name="ce1" style:family="table-cell" style:parent-style-name="Default" style:data-style-name="N0"/>
    <style:style style:name="ce2" style:family="table-cell" style:parent-style-name="Default" style:data-style-name="N5104"/>
    <style:style style:name="ce3" style:family="table-cell" style:parent-style-name="Default" style:data-style-name="N5104">
      <style:table-cell-properties fo:background-color="#ffffcc"/>
    </style:style>
    <style:style style:name="ce4" style:family="table-cell" style:parent-style-name="Default" style:data-style-name="N70"/>
    <style:style style:name="ce5" style:family="table-cell" style:parent-style-name="Default" style:data-style-name="N116"/>
    <style:style style:name="ce6" style:family="table-cell" style:parent-style-name="Default" style:data-style-name="N5117"/>
  </office:automatic-styles>
  <office:body>
    <office:spreadsheet>
      <table:calculation-settings table:automatic-find-labels="false" table:use-regular-expressions="false"/>
      <table:table table:name="Card_Box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8" table:default-cell-style-name="ce1"/>
        <table:table-column table:style-name="co4" table:number-columns-repeated="1016" table:default-cell-style-name="ce1"/>
        <table:table-row table:style-name="ro1">
          <table:table-cell office:value-type="string">
            <text:p>Set</text:p>
          </table:table-cell>
          <table:table-cell office:value-type="string">
            <text:p>Primary Card Name</text:p>
          </table:table-cell>
          <table:table-cell office:value-type="string">
            <text:p>Secondary Card Name</text:p>
          </table:table-cell>
          <table:table-cell office:value-type="string">
            <text:p>Occurence</text:p>
          </table:table-cell>
          <table:table-cell office:value-type="string">
            <text:p>Quantity</text:p>
          </table:table-cell>
          <table:table-cell office:value-type="string">
            <text:p>Est Value</text:p>
          </table:table-cell>
          <table:table-cell office:value-type="string">
            <text:p>Condition</text:p>
          </table:table-cell>
          <table:table-cell office:value-type="string">
            <text:p>Holo?</text:p>
          </table:table-cell>
          <table:table-cell office:value-type="string">
            <text:p>Subtotal</text:p>
          </table:table-cell>
          <table:table-cell table:number-columns-repeated="1015"/>
        </table:table-row>
        <table:table-row table:style-name="ro2">
          <table:table-cell office:value-type="string">
            <text:p>MMK-001</text:p>
          </table:table-cell>
          <table:table-cell office:value-type="string">
            <text:p>Blade</text:p>
          </table:table-cell>
          <table:table-cell office:value-type="string">
            <text:p>Eric Brooks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99">
            <text:p>$0.99</text:p>
          </table:table-cell>
          <table:table-cell office:value-type="string">
            <text:p>Good</text:p>
          </table:table-cell>
          <table:table-cell/>
          <table:table-cell table:style-name="ce5" table:formula="of:=[.E2]*[.F2]" office:value-type="currency" office:currency="USD" office:value="0.99">
            <text:p>$0.99</text:p>
          </table:table-cell>
          <table:table-cell table:number-columns-repeated="1015"/>
        </table:table-row>
        <table:table-row table:style-name="ro1">
          <table:table-cell office:value-type="string">
            <text:p>MMK-002</text:p>
          </table:table-cell>
          <table:table-cell office:value-type="string">
            <text:p>Brother Voodoo</text:p>
          </table:table-cell>
          <table:table-cell office:value-type="string">
            <text:p>Jericho Drumm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3]*[.F3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MK-003</text:p>
          </table:table-cell>
          <table:table-cell office:value-type="string">
            <text:p>Caretaker</text:p>
          </table:table-cell>
          <table:table-cell office:value-type="string">
            <text:p>Nomadic Mentor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4]*[.F4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MK-004</text:p>
          </table:table-cell>
          <table:table-cell office:value-type="string">
            <text:p>Cloak</text:p>
          </table:table-cell>
          <table:table-cell office:value-type="string">
            <text:p>Child of Darkness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5]*[.F5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MK-005</text:p>
          </table:table-cell>
          <table:table-cell office:value-type="string">
            <text:p>Dagger</text:p>
          </table:table-cell>
          <table:table-cell office:value-type="string">
            <text:p>Child of Light</text:p>
          </table:table-cell>
          <table:table-cell office:value-type="string">
            <text:p>U</text:p>
          </table:table-cell>
          <table:table-cell office:value-type="float" office:value="2">
            <text:p>2</text:p>
          </table:table-cell>
          <table:table-cell office:value-type="currency" office:currency="USD" office:value="0.49">
            <text:p>$0.49</text:p>
          </table:table-cell>
          <table:table-cell office:value-type="string">
            <text:p>Fair</text:p>
          </table:table-cell>
          <table:table-cell/>
          <table:table-cell table:style-name="ce5" table:formula="of:=[.E6]*[.F6]" office:value-type="currency" office:currency="USD" office:value="0.98">
            <text:p>$0.98</text:p>
          </table:table-cell>
          <table:table-cell table:number-columns-repeated="1015"/>
        </table:table-row>
        <table:table-row table:style-name="ro2">
          <table:table-cell office:value-type="string">
            <text:p>MMK-005</text:p>
          </table:table-cell>
          <table:table-cell office:value-type="string">
            <text:p>Dagger</text:p>
          </table:table-cell>
          <table:table-cell office:value-type="string">
            <text:p>Child of Light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7]*[.F7]" office:value-type="currency" office:currency="USD" office:value="0.35">
            <text:p>$0.35</text:p>
          </table:table-cell>
          <table:table-cell table:number-columns-repeated="1015"/>
        </table:table-row>
        <table:table-row table:style-name="ro2">
          <table:table-cell office:value-type="string">
            <text:p>MMK-006</text:p>
          </table:table-cell>
          <table:table-cell office:value-type="string">
            <text:p>Daredevil</text:p>
          </table:table-cell>
          <table:table-cell office:value-type="string">
            <text:p>Guardian Devil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table:style-name="ce2" office:value-type="string">
            <text:p>Good</text:p>
          </table:table-cell>
          <table:table-cell/>
          <table:table-cell table:style-name="ce5" table:formula="of:=[.E8]*[.F8]" office:value-type="currency" office:currency="USD" office:value="0.25">
            <text:p>$0.25</text:p>
          </table:table-cell>
          <table:table-cell table:number-columns-repeated="1015"/>
        </table:table-row>
        <table:table-row table:style-name="ro1">
          <table:table-cell office:value-type="string">
            <text:p>MMK-007</text:p>
          </table:table-cell>
          <table:table-cell office:value-type="string">
            <text:p>Daredevil</text:p>
          </table:table-cell>
          <table:table-cell office:value-type="string">
            <text:p>Matt Murdock</text:p>
          </table:table-cell>
          <table:table-cell table:style-name="ce1"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45">
            <text:p>$0.45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9]*[.F9]" office:value-type="currency" office:currency="USD" office:value="0.45">
            <text:p>$0.45</text:p>
          </table:table-cell>
          <table:table-cell table:number-columns-repeated="1015"/>
        </table:table-row>
        <table:table-row table:style-name="ro2">
          <table:table-cell office:value-type="string">
            <text:p>MMK-008</text:p>
          </table:table-cell>
          <table:table-cell office:value-type="string">
            <text:p>Daredevil</text:p>
          </table:table-cell>
          <table:table-cell office:value-type="string">
            <text:p>Protector of Hell's Kitchen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10]*[.F10]" office:value-type="currency" office:currency="USD" office:value="0.5">
            <text:p>$0.50</text:p>
          </table:table-cell>
          <table:table-cell table:number-columns-repeated="1015"/>
        </table:table-row>
        <table:table-row table:style-name="ro1">
          <table:table-cell office:value-type="string">
            <text:p>MMK-010</text:p>
          </table:table-cell>
          <table:table-cell office:value-type="string">
            <text:p>Elektra</text:p>
          </table:table-cell>
          <table:table-cell office:value-type="string">
            <text:p>Assassin</text:p>
          </table:table-cell>
          <table:table-cell office:value-type="string">
            <text:p>U</text:p>
          </table:table-cell>
          <table:table-cell office:value-type="float" office:value="2">
            <text:p>2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Fair</text:p>
          </table:table-cell>
          <table:table-cell/>
          <table:table-cell table:style-name="ce5" table:formula="of:=[.E11]*[.F11]" office:value-type="currency" office:currency="USD" office:value="0.7">
            <text:p>$0.70</text:p>
          </table:table-cell>
          <table:table-cell table:number-columns-repeated="1015"/>
        </table:table-row>
        <table:table-row table:style-name="ro1">
          <table:table-cell office:value-type="string">
            <text:p>MMK-011</text:p>
          </table:table-cell>
          <table:table-cell office:value-type="string">
            <text:p>Elektra</text:p>
          </table:table-cell>
          <table:table-cell office:value-type="string">
            <text:p>Elektra Natchios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12]*[.F12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MK-013</text:p>
          </table:table-cell>
          <table:table-cell office:value-type="string">
            <text:p>Ghost Rider</text:p>
          </table:table-cell>
          <table:table-cell office:value-type="string">
            <text:p>Johnny Blaze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Fair</text:p>
          </table:table-cell>
          <table:table-cell/>
          <table:table-cell table:style-name="ce5" table:formula="of:=[.E13]*[.F13]" office:value-type="currency" office:currency="USD" office:value="0.7">
            <text:p>$0.70</text:p>
          </table:table-cell>
          <table:table-cell table:number-columns-repeated="1015"/>
        </table:table-row>
        <table:table-row table:style-name="ro2">
          <table:table-cell office:value-type="string">
            <text:p>MMK-014</text:p>
          </table:table-cell>
          <table:table-cell office:value-type="string">
            <text:p>Hannibal King</text:p>
          </table:table-cell>
          <table:table-cell office:value-type="string">
            <text:p>Occult Investigator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14]*[.F14]" office:value-type="currency" office:currency="USD" office:value="1">
            <text:p>$1.00</text:p>
          </table:table-cell>
          <table:table-cell table:number-columns-repeated="1015"/>
        </table:table-row>
        <table:table-row table:style-name="ro2">
          <table:table-cell office:value-type="string">
            <text:p>MMK-015</text:p>
          </table:table-cell>
          <table:table-cell office:value-type="string">
            <text:p>Iron Fist</text:p>
          </table:table-cell>
          <table:table-cell office:value-type="string">
            <text:p>Danny Rand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currency" office:currency="USD" office:value="0.39">
            <text:p>$0.39</text:p>
          </table:table-cell>
          <table:table-cell office:value-type="string">
            <text:p>Fair</text:p>
          </table:table-cell>
          <table:table-cell/>
          <table:table-cell table:style-name="ce5" table:formula="of:=[.E15]*[.F15]" office:value-type="currency" office:currency="USD" office:value="1.17">
            <text:p>$1.17</text:p>
          </table:table-cell>
          <table:table-cell table:number-columns-repeated="1015"/>
        </table:table-row>
        <table:table-row table:style-name="ro2">
          <table:table-cell office:value-type="string">
            <text:p>MMK-015</text:p>
          </table:table-cell>
          <table:table-cell office:value-type="string">
            <text:p>Iron Fist</text:p>
          </table:table-cell>
          <table:table-cell office:value-type="string">
            <text:p>Danny Rand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16]*[.F16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MK-016</text:p>
          </table:table-cell>
          <table:table-cell office:value-type="string">
            <text:p>Iron Fist</text:p>
          </table:table-cell>
          <table:table-cell office:value-type="string">
            <text:p>Living Weapon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17]*[.F17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MK-017</text:p>
          </table:table-cell>
          <table:table-cell office:value-type="string">
            <text:p>Luke Cage</text:p>
          </table:table-cell>
          <table:table-cell office:value-type="string">
            <text:p>Power Man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18]*[.F18]" office:value-type="currency" office:currency="USD" office:value="0.49">
            <text:p>$0.49</text:p>
          </table:table-cell>
          <table:table-cell table:number-columns-repeated="1015"/>
        </table:table-row>
        <table:table-row table:style-name="ro2">
          <table:table-cell office:value-type="string">
            <text:p>MMK-018</text:p>
          </table:table-cell>
          <table:table-cell office:value-type="string">
            <text:p>Luke Cage</text:p>
          </table:table-cell>
          <table:table-cell office:value-type="string">
            <text:p>Street Enforcer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19]*[.F19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MK-019</text:p>
          </table:table-cell>
          <table:table-cell office:value-type="string">
            <text:p>Micro-Chip</text:p>
          </table:table-cell>
          <table:table-cell office:value-type="string">
            <text:p>Linus Lieberman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20]*[.F20]" office:value-type="currency" office:currency="USD" office:value="0.75">
            <text:p>$0.75</text:p>
          </table:table-cell>
          <table:table-cell table:number-columns-repeated="1015"/>
        </table:table-row>
        <table:table-row table:style-name="ro1">
          <table:table-cell office:value-type="string">
            <text:p>MMK-020</text:p>
          </table:table-cell>
          <table:table-cell office:value-type="string">
            <text:p>Mikado and Mosha</text:p>
          </table:table-cell>
          <table:table-cell office:value-type="string">
            <text:p>Angels of Destruction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45">
            <text:p>$0.45</text:p>
          </table:table-cell>
          <table:table-cell office:value-type="string">
            <text:p>Fair</text:p>
          </table:table-cell>
          <table:table-cell/>
          <table:table-cell table:style-name="ce5" table:formula="of:=[.E21]*[.F21]" office:value-type="currency" office:currency="USD" office:value="0.9">
            <text:p>$0.90</text:p>
          </table:table-cell>
          <table:table-cell table:number-columns-repeated="1015"/>
        </table:table-row>
        <table:table-row table:style-name="ro1">
          <table:table-cell office:value-type="string">
            <text:p>MMK-021</text:p>
          </table:table-cell>
          <table:table-cell office:value-type="string">
            <text:p>Moon Knight</text:p>
          </table:table-cell>
          <table:table-cell office:value-type="string">
            <text:p>Marc Spector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currency" office:currency="USD" office:value="0.79">
            <text:p>$0.79</text:p>
          </table:table-cell>
          <table:table-cell office:value-type="string">
            <text:p>Good</text:p>
          </table:table-cell>
          <table:table-cell/>
          <table:table-cell table:style-name="ce5" table:formula="of:=[.E22]*[.F22]" office:value-type="currency" office:currency="USD" office:value="0.79">
            <text:p>$0.79</text:p>
          </table:table-cell>
          <table:table-cell table:number-columns-repeated="1015"/>
        </table:table-row>
        <table:table-row table:style-name="ro1">
          <table:table-cell office:value-type="string">
            <text:p>MMK-021</text:p>
          </table:table-cell>
          <table:table-cell office:value-type="string">
            <text:p>Moon Knight</text:p>
          </table:table-cell>
          <table:table-cell office:value-type="string">
            <text:p>Marc Spector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23]*[.F23]" office:value-type="currency" office:currency="USD" office:value="0.5">
            <text:p>$0.50</text:p>
          </table:table-cell>
          <table:table-cell table:number-columns-repeated="1015"/>
        </table:table-row>
        <table:table-row table:style-name="ro1">
          <table:table-cell office:value-type="string">
            <text:p>MMK-022</text:p>
          </table:table-cell>
          <table:table-cell office:value-type="string">
            <text:p>Nataha Romanoff Black Widow</text:p>
          </table:table-cell>
          <table:table-cell office:value-type="string">
            <text:p>KGB Killer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24]*[.F24]" office:value-type="currency" office:currency="USD" office:value="0.25">
            <text:p>$0.25</text:p>
          </table:table-cell>
          <table:table-cell table:number-columns-repeated="1015"/>
        </table:table-row>
        <table:table-row table:style-name="ro1">
          <table:table-cell office:value-type="string">
            <text:p>MMK-023</text:p>
          </table:table-cell>
          <table:table-cell office:value-type="string">
            <text:p>Punisher</text:p>
          </table:table-cell>
          <table:table-cell office:value-type="string">
            <text:p>Executioner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25]*[.F25]" office:value-type="currency" office:currency="USD" office:value="0.25">
            <text:p>$0.25</text:p>
          </table:table-cell>
          <table:table-cell table:number-columns-repeated="1015"/>
        </table:table-row>
        <table:table-row table:style-name="ro1">
          <table:table-cell office:value-type="string">
            <text:p>MMK-024</text:p>
          </table:table-cell>
          <table:table-cell office:value-type="string">
            <text:p>Punisher</text:p>
          </table:table-cell>
          <table:table-cell office:value-type="string">
            <text:p>Judge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99">
            <text:p>$0.99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26]*[.F26]" office:value-type="currency" office:currency="USD" office:value="0.99">
            <text:p>$0.99</text:p>
          </table:table-cell>
          <table:table-cell table:number-columns-repeated="1015"/>
        </table:table-row>
        <table:table-row table:style-name="ro1">
          <table:table-cell office:value-type="string">
            <text:p>MMK-025</text:p>
          </table:table-cell>
          <table:table-cell office:value-type="string">
            <text:p>Punisher</text:p>
          </table:table-cell>
          <table:table-cell office:value-type="string">
            <text:p>Jury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</text:p>
          </table:table-cell>
          <table:table-cell/>
          <table:table-cell table:style-name="ce5" table:formula="of:=[.E27]*[.F27]" office:value-type="currency" office:currency="USD" office:value="0.35">
            <text:p>$0.35</text:p>
          </table:table-cell>
          <table:table-cell table:number-columns-repeated="1015"/>
        </table:table-row>
        <table:table-row table:style-name="ro1">
          <table:table-cell office:value-type="string">
            <text:p>MMK-026</text:p>
          </table:table-cell>
          <table:table-cell office:value-type="string">
            <text:p>Shang Chi</text:p>
          </table:table-cell>
          <table:table-cell office:value-type="string">
            <text:p>Master of Kung Fu</text:p>
          </table:table-cell>
          <table:table-cell office:value-type="string">
            <text:p>U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28]*[.F28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MK-027</text:p>
          </table:table-cell>
          <table:table-cell office:value-type="string">
            <text:p>Spider-Man</text:p>
          </table:table-cell>
          <table:table-cell office:value-type="string">
            <text:p>The Spectacular Spider-Man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Fair</text:p>
          </table:table-cell>
          <table:table-cell/>
          <table:table-cell table:style-name="ce5" table:formula="of:=[.E29]*[.F29]" office:value-type="currency" office:currency="USD" office:value="0.7">
            <text:p>$0.70</text:p>
          </table:table-cell>
          <table:table-cell table:number-columns-repeated="1015"/>
        </table:table-row>
        <table:table-row table:style-name="ro2">
          <table:table-cell office:value-type="string">
            <text:p>MMK-028</text:p>
          </table:table-cell>
          <table:table-cell office:value-type="string">
            <text:p>Stick</text:p>
          </table:table-cell>
          <table:table-cell office:value-type="string">
            <text:p>Leader of the Chaste</text:p>
          </table:table-cell>
          <table:table-cell office:value-type="string">
            <text:p>U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30]*[.F30]" office:value-type="currency" office:currency="USD" office:value="0.5">
            <text:p>$0.50</text:p>
          </table:table-cell>
          <table:table-cell table:number-columns-repeated="1015"/>
        </table:table-row>
        <table:table-row table:style-name="ro1">
          <table:table-cell office:value-type="string">
            <text:p>MMK-029</text:p>
          </table:table-cell>
          <table:table-cell office:value-type="string">
            <text:p>Yelena Belova Black Widow</text:p>
          </table:table-cell>
          <table:table-cell office:value-type="string">
            <text:p>Enemy Agent</text:p>
          </table:table-cell>
          <table:table-cell table:style-name="ce1" office:value-type="string">
            <text:p>R</text:p>
          </table:table-cell>
          <table:table-cell office:value-type="float" office:value="1">
            <text:p>1</text:p>
          </table:table-cell>
          <table:table-cell table:style-name="ce1" office:value-type="float" office:value="0.49">
            <text:p>0.49</text:p>
          </table:table-cell>
          <table:table-cell table:style-name="ce2" office:value-type="string">
            <text:p>Fair</text:p>
          </table:table-cell>
          <table:table-cell/>
          <table:table-cell table:style-name="ce5" table:formula="of:=[.E31]*[.F31]" office:value-type="currency" office:currency="USD" office:value="0.49">
            <text:p>$0.49</text:p>
          </table:table-cell>
          <table:table-cell table:number-columns-repeated="1015"/>
        </table:table-row>
        <table:table-row table:style-name="ro2">
          <table:table-cell office:value-type="string">
            <text:p>MMK-030</text:p>
          </table:table-cell>
          <table:table-cell office:value-type="string">
            <text:p>Blind Justice</text:p>
          </table:table-cell>
          <table:table-cell/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</text:p>
          </table:table-cell>
          <table:table-cell/>
          <table:table-cell table:style-name="ce5" table:formula="of:=[.E32]*[.F32]" office:value-type="currency" office:currency="USD" office:value="0.35">
            <text:p>$0.35</text:p>
          </table:table-cell>
          <table:table-cell table:number-columns-repeated="1015"/>
        </table:table-row>
        <table:table-row table:style-name="ro2">
          <table:table-cell office:value-type="string">
            <text:p>MMK-031</text:p>
          </table:table-cell>
          <table:table-cell office:value-type="string">
            <text:p>Bring the Pain</text:p>
          </table:table-cell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33]*[.F33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MK-032</text:p>
          </table:table-cell>
          <table:table-cell office:value-type="string">
            <text:p>Crime and Punishment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Fair</text:p>
          </table:table-cell>
          <table:table-cell/>
          <table:table-cell table:style-name="ce5" table:formula="of:=[.E34]*[.F34]" office:value-type="currency" office:currency="USD" office:value="0.7">
            <text:p>$0.70</text:p>
          </table:table-cell>
          <table:table-cell table:number-columns-repeated="1015"/>
        </table:table-row>
        <table:table-row table:style-name="ro2">
          <table:table-cell office:value-type="string">
            <text:p>MMK-033</text:p>
          </table:table-cell>
          <table:table-cell office:value-type="string">
            <text:p>Deposed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Fair</text:p>
          </table:table-cell>
          <table:table-cell/>
          <table:table-cell table:style-name="ce5" table:formula="of:=[.E35]*[.F35]" office:value-type="currency" office:currency="USD" office:value="0.7">
            <text:p>$0.70</text:p>
          </table:table-cell>
          <table:table-cell table:number-columns-repeated="1015"/>
        </table:table-row>
        <table:table-row table:style-name="ro2">
          <table:table-cell office:value-type="string">
            <text:p>MMK-034</text:p>
          </table:table-cell>
          <table:table-cell office:value-type="string">
            <text:p>Head Shot</text:p>
          </table:table-cell>
          <table:table-cell/>
          <table:table-cell table:style-name="ce1" office:value-type="string">
            <text:p>C</text:p>
          </table:table-cell>
          <table:table-cell office:value-type="float" office:value="2">
            <text:p>2</text:p>
          </table:table-cell>
          <table:table-cell table:style-name="ce1" office:value-type="float" office:value="0.35">
            <text:p>0.35</text:p>
          </table:table-cell>
          <table:table-cell table:style-name="ce2" office:value-type="string">
            <text:p>Fair</text:p>
          </table:table-cell>
          <table:table-cell/>
          <table:table-cell table:style-name="ce5" table:formula="of:=[.E36]*[.F36]" office:value-type="currency" office:currency="USD" office:value="0.7">
            <text:p>$0.70</text:p>
          </table:table-cell>
          <table:table-cell table:number-columns-repeated="1015"/>
        </table:table-row>
        <table:table-row table:style-name="ro2">
          <table:table-cell office:value-type="string">
            <text:p>MMK-035</text:p>
          </table:table-cell>
          <table:table-cell office:value-type="string">
            <text:p>Hell's Kitchen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37]*[.F37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MK-036</text:p>
          </table:table-cell>
          <table:table-cell office:value-type="string">
            <text:p>Judge, Jury and Executioner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38]*[.F38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MK-037</text:p>
          </table:table-cell>
          <table:table-cell office:value-type="string">
            <text:p>Midnight Sons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</text:p>
          </table:table-cell>
          <table:table-cell/>
          <table:table-cell table:style-name="ce5" table:formula="of:=[.E39]*[.F39]" office:value-type="currency" office:currency="USD" office:value="0.7">
            <text:p>$0.70</text:p>
          </table:table-cell>
          <table:table-cell table:number-columns-repeated="1015"/>
        </table:table-row>
        <table:table-row table:style-name="ro2">
          <table:table-cell office:value-type="string">
            <text:p>MMK-038</text:p>
          </table:table-cell>
          <table:table-cell office:value-type="string">
            <text:p>Penance Stare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40]*[.F40]" office:value-type="currency" office:currency="USD" office:value="0.25">
            <text:p>$0.25</text:p>
          </table:table-cell>
          <table:table-cell table:number-columns-repeated="1015"/>
        </table:table-row>
        <table:table-row table:style-name="ro1">
          <table:table-cell office:value-type="string">
            <text:p>MMK-039</text:p>
          </table:table-cell>
          <table:table-cell office:value-type="string">
            <text:p>Punisher's Armory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41]*[.F41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MK-040</text:p>
          </table:table-cell>
          <table:table-cell office:value-type="string">
            <text:p>Quentin Carnival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42]*[.F42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MK-041</text:p>
          </table:table-cell>
          <table:table-cell office:value-type="string">
            <text:p>Quick Kill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43]*[.F43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MK-042</text:p>
          </table:table-cell>
          <table:table-cell office:value-type="string">
            <text:p>Swan Dive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</text:p>
          </table:table-cell>
          <table:table-cell/>
          <table:table-cell table:style-name="ce5" table:formula="of:=[.E44]*[.F44]" office:value-type="currency" office:currency="USD" office:value="0.35">
            <text:p>$0.35</text:p>
          </table:table-cell>
          <table:table-cell table:number-columns-repeated="1015"/>
        </table:table-row>
        <table:table-row table:style-name="ro2">
          <table:table-cell office:value-type="string">
            <text:p>MMK-043</text:p>
          </table:table-cell>
          <table:table-cell office:value-type="string">
            <text:p>Titanium Sword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45]*[.F45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MK-044</text:p>
          </table:table-cell>
          <table:table-cell office:value-type="string">
            <text:p>War Wagon</text:p>
          </table:table-cell>
          <table:table-cell/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Fair</text:p>
          </table:table-cell>
          <table:table-cell/>
          <table:table-cell table:style-name="ce5" table:formula="of:=[.E46]*[.F46]" office:value-type="currency" office:currency="USD" office:value="1.4">
            <text:p>$1.40</text:p>
          </table:table-cell>
          <table:table-cell table:number-columns-repeated="1015"/>
        </table:table-row>
        <table:table-row table:style-name="ro2">
          <table:table-cell office:value-type="string">
            <text:p>MMK-045</text:p>
          </table:table-cell>
          <table:table-cell office:value-type="string">
            <text:p>Wild Ride</text:p>
          </table:table-cell>
          <table:table-cell/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5.99">
            <text:p>$5.99</text:p>
          </table:table-cell>
          <table:table-cell office:value-type="string">
            <text:p>Fair</text:p>
          </table:table-cell>
          <table:table-cell/>
          <table:table-cell table:style-name="ce5" table:formula="of:=[.E47]*[.F47]" office:value-type="currency" office:currency="USD" office:value="5.99">
            <text:p>$5.99</text:p>
          </table:table-cell>
          <table:table-cell table:number-columns-repeated="1015"/>
        </table:table-row>
        <table:table-row table:style-name="ro2">
          <table:table-cell office:value-type="string">
            <text:p>MMK-046</text:p>
          </table:table-cell>
          <table:table-cell office:value-type="string">
            <text:p>Anarchist</text:p>
          </table:table-cell>
          <table:table-cell office:value-type="string">
            <text:p>Man of the People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75">
            <text:p>$0.75</text:p>
          </table:table-cell>
          <table:table-cell office:value-type="string">
            <text:p>Good</text:p>
          </table:table-cell>
          <table:table-cell/>
          <table:table-cell table:style-name="ce5" table:formula="of:=[.E48]*[.F48]" office:value-type="currency" office:currency="USD" office:value="0.75">
            <text:p>$0.75</text:p>
          </table:table-cell>
          <table:table-cell table:number-columns-repeated="1015"/>
        </table:table-row>
        <table:table-row table:style-name="ro2">
          <table:table-cell office:value-type="string">
            <text:p>MMK-046</text:p>
          </table:table-cell>
          <table:table-cell office:value-type="string">
            <text:p>Anarchist</text:p>
          </table:table-cell>
          <table:table-cell office:value-type="string">
            <text:p>Man of the People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69">
            <text:p>$0.69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49]*[.F49]" office:value-type="currency" office:currency="USD" office:value="0.69">
            <text:p>$0.69</text:p>
          </table:table-cell>
          <table:table-cell table:number-columns-repeated="1015"/>
        </table:table-row>
        <table:table-row table:style-name="ro1">
          <table:table-cell office:value-type="string">
            <text:p>MMK-047</text:p>
          </table:table-cell>
          <table:table-cell office:value-type="string">
            <text:p>Anarchist</text:p>
          </table:table-cell>
          <table:table-cell office:value-type="string">
            <text:p>Tike Alicar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50]*[.F50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MK-048</text:p>
          </table:table-cell>
          <table:table-cell office:value-type="string">
            <text:p>Battering Ram</text:p>
          </table:table-cell>
          <table:table-cell office:value-type="string">
            <text:p>Short-Lived Strongman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51]*[.F51]" office:value-type="currency" office:currency="USD" office:value="0.5">
            <text:p>$0.50</text:p>
          </table:table-cell>
          <table:table-cell table:number-columns-repeated="1015"/>
        </table:table-row>
        <table:table-row table:style-name="ro1">
          <table:table-cell office:value-type="string">
            <text:p>MMK-049</text:p>
          </table:table-cell>
          <table:table-cell office:value-type="string">
            <text:p>Bloke</text:p>
          </table:table-cell>
          <table:table-cell office:value-type="string">
            <text:p>Mickey Tork</text:p>
          </table:table-cell>
          <table:table-cell office:value-type="string">
            <text:p>U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52]*[.F52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MK-050</text:p>
          </table:table-cell>
          <table:table-cell office:value-type="string">
            <text:p>Coach</text:p>
          </table:table-cell>
          <table:table-cell office:value-type="string">
            <text:p>Manipulative Mentor</text:p>
          </table:table-cell>
          <table:table-cell table:style-name="ce3" office:value-type="string">
            <text:p>C</text:p>
          </table:table-cell>
          <table:table-cell office:value-type="float" office:value="3">
            <text:p>3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53]*[.F53]" office:value-type="currency" office:currency="USD" office:value="1.47">
            <text:p>$1.47</text:p>
          </table:table-cell>
          <table:table-cell table:number-columns-repeated="1015"/>
        </table:table-row>
        <table:table-row table:style-name="ro2">
          <table:table-cell office:value-type="string">
            <text:p>MMK-051</text:p>
          </table:table-cell>
          <table:table-cell office:value-type="string">
            <text:p>Corkscrew</text:p>
          </table:table-cell>
          <table:table-cell office:value-type="string">
            <text:p>Twisted Trainee</text:p>
          </table:table-cell>
          <table:table-cell table:style-name="ce3" office:value-type="string">
            <text:p>C</text:p>
          </table:table-cell>
          <table:table-cell office:value-type="float" office:value="3">
            <text:p>3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54]*[.F54]" office:value-type="currency" office:currency="USD" office:value="1.47">
            <text:p>$1.47</text:p>
          </table:table-cell>
          <table:table-cell table:number-columns-repeated="1015"/>
        </table:table-row>
        <table:table-row table:style-name="ro2">
          <table:table-cell office:value-type="string">
            <text:p>MMK-052</text:p>
          </table:table-cell>
          <table:table-cell office:value-type="string">
            <text:p>Dead Girl</text:p>
          </table:table-cell>
          <table:table-cell office:value-type="string">
            <text:p>Crafty Cadaver</text:p>
          </table:table-cell>
          <table:table-cell table:style-name="ce3" office:value-type="string">
            <text:p>C</text:p>
          </table:table-cell>
          <table:table-cell office:value-type="float" office:value="2">
            <text:p>2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Fair</text:p>
          </table:table-cell>
          <table:table-cell/>
          <table:table-cell table:style-name="ce5" table:formula="of:=[.E55]*[.F55]" office:value-type="currency" office:currency="USD" office:value="0.98">
            <text:p>$0.98</text:p>
          </table:table-cell>
          <table:table-cell table:number-columns-repeated="1015"/>
        </table:table-row>
        <table:table-row table:style-name="ro1">
          <table:table-cell office:value-type="string">
            <text:p>MMK-053</text:p>
          </table:table-cell>
          <table:table-cell office:value-type="string">
            <text:p>Doop</text:p>
          </table:table-cell>
          <table:table-cell office:value-type="string">
            <text:p>Forward Observer</text:p>
          </table:table-cell>
          <table:table-cell table:style-name="ce3" office:value-type="string">
            <text:p>C</text:p>
          </table:table-cell>
          <table:table-cell office:value-type="float" office:value="2">
            <text:p>2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Fair</text:p>
          </table:table-cell>
          <table:table-cell/>
          <table:table-cell table:style-name="ce5" table:formula="of:=[.E56]*[.F56]" office:value-type="currency" office:currency="USD" office:value="0.98">
            <text:p>$0.98</text:p>
          </table:table-cell>
          <table:table-cell table:number-columns-repeated="1015"/>
        </table:table-row>
        <table:table-row table:style-name="ro1">
          <table:table-cell office:value-type="string">
            <text:p>MMK-055</text:p>
          </table:table-cell>
          <table:table-cell office:value-type="string">
            <text:p>El Guapo</text:p>
          </table:table-cell>
          <table:table-cell office:value-type="string">
            <text:p>Robbie Rodriguez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69">
            <text:p>$0.69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57]*[.F57]" office:value-type="currency" office:currency="USD" office:value="0.69">
            <text:p>$0.69</text:p>
          </table:table-cell>
          <table:table-cell table:number-columns-repeated="1015"/>
        </table:table-row>
        <table:table-row table:style-name="ro1">
          <table:table-cell office:value-type="string">
            <text:p>MMK-055</text:p>
          </table:table-cell>
          <table:table-cell office:value-type="string">
            <text:p>El Guapo</text:p>
          </table:table-cell>
          <table:table-cell office:value-type="string">
            <text:p>Robbie Rodriguez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58]*[.F58]" office:value-type="currency" office:currency="USD" office:value="0.25">
            <text:p>$0.25</text:p>
          </table:table-cell>
          <table:table-cell table:number-columns-repeated="1015"/>
        </table:table-row>
        <table:table-row table:style-name="ro1">
          <table:table-cell office:value-type="string">
            <text:p>MMK-056</text:p>
          </table:table-cell>
          <table:table-cell office:value-type="string">
            <text:p>Gin Genie</text:p>
          </table:table-cell>
          <table:table-cell office:value-type="string">
            <text:p>Beckah Parker</text:p>
          </table:table-cell>
          <table:table-cell table:style-name="ce3" office:value-type="string">
            <text:p>C</text:p>
          </table:table-cell>
          <table:table-cell office:value-type="float" office:value="3">
            <text:p>3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59]*[.F59]" office:value-type="currency" office:currency="USD" office:value="1.47">
            <text:p>$1.47</text:p>
          </table:table-cell>
          <table:table-cell table:number-columns-repeated="1015"/>
        </table:table-row>
        <table:table-row table:style-name="ro1">
          <table:table-cell office:value-type="string">
            <text:p>MMK-057</text:p>
          </table:table-cell>
          <table:table-cell office:value-type="string">
            <text:p>La Nuit</text:p>
          </table:table-cell>
          <table:table-cell office:value-type="string">
            <text:p>Pierre Truffaut</text:p>
          </table:table-cell>
          <table:table-cell table:style-name="ce3" office:value-type="string">
            <text:p>C</text:p>
          </table:table-cell>
          <table:table-cell office:value-type="float" office:value="2">
            <text:p>2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60]*[.F60]" office:value-type="currency" office:currency="USD" office:value="0.98">
            <text:p>$0.98</text:p>
          </table:table-cell>
          <table:table-cell table:number-columns-repeated="1015"/>
        </table:table-row>
        <table:table-row table:style-name="ro1">
          <table:table-cell office:value-type="string">
            <text:p>MMK-057</text:p>
          </table:table-cell>
          <table:table-cell office:value-type="string">
            <text:p>La Nuit</text:p>
          </table:table-cell>
          <table:table-cell office:value-type="string">
            <text:p>Pierre Truffaut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61]*[.F61]" office:value-type="currency" office:currency="USD" office:value="0.25">
            <text:p>$0.25</text:p>
          </table:table-cell>
          <table:table-cell table:number-columns-repeated="1015"/>
        </table:table-row>
        <table:table-row table:style-name="ro1">
          <table:table-cell office:value-type="string">
            <text:p>MMK-058</text:p>
          </table:table-cell>
          <table:table-cell office:value-type="string">
            <text:p>Mysterious Fan Boy</text:p>
          </table:table-cell>
          <table:table-cell office:value-type="string">
            <text:p>Arthur Lundberg</text:p>
          </table:table-cell>
          <table:table-cell table:style-name="ce3" office:value-type="string">
            <text:p>C</text:p>
          </table:table-cell>
          <table:table-cell office:value-type="float" office:value="1">
            <text:p>1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62]*[.F62]" office:value-type="currency" office:currency="USD" office:value="0.49">
            <text:p>$0.49</text:p>
          </table:table-cell>
          <table:table-cell table:number-columns-repeated="1015"/>
        </table:table-row>
        <table:table-row table:style-name="ro2">
          <table:table-cell office:value-type="string">
            <text:p>MMK-059</text:p>
          </table:table-cell>
          <table:table-cell office:value-type="string">
            <text:p>Orphan</text:p>
          </table:table-cell>
          <table:table-cell office:value-type="string">
            <text:p>Good Guy</text:p>
          </table:table-cell>
          <table:table-cell table:style-name="ce3" office:value-type="string">
            <text:p>C</text:p>
          </table:table-cell>
          <table:table-cell office:value-type="float" office:value="2">
            <text:p>2</text:p>
          </table:table-cell>
          <table:table-cell table:style-name="ce3" office:value-type="currency" office:currency="USD" office:value="0.49">
            <text:p>$0.49</text:p>
          </table:table-cell>
          <table:table-cell table:style-name="ce2" office:value-type="string">
            <text:p>Good</text:p>
          </table:table-cell>
          <table:table-cell/>
          <table:table-cell table:style-name="ce5" table:formula="of:=[.E63]*[.F63]" office:value-type="currency" office:currency="USD" office:value="0.98">
            <text:p>$0.98</text:p>
          </table:table-cell>
          <table:table-cell table:number-columns-repeated="1015"/>
        </table:table-row>
        <table:table-row table:style-name="ro2">
          <table:table-cell office:value-type="string">
            <text:p>MMK-060</text:p>
          </table:table-cell>
          <table:table-cell office:value-type="string">
            <text:p>Orphan</text:p>
          </table:table-cell>
          <table:table-cell office:value-type="string">
            <text:p>Guy Smith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64]*[.F64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MK-062</text:p>
          </table:table-cell>
          <table:table-cell office:value-type="string">
            <text:p>Phat</text:p>
          </table:table-cell>
          <table:table-cell office:value-type="string">
            <text:p>William Reilly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65]*[.F65]" office:value-type="currency" office:currency="USD" office:value="0.49">
            <text:p>$0.49</text:p>
          </table:table-cell>
          <table:table-cell table:number-columns-repeated="1015"/>
        </table:table-row>
        <table:table-row table:style-name="ro1">
          <table:table-cell office:value-type="string">
            <text:p>MMK-063</text:p>
          </table:table-cell>
          <table:table-cell office:value-type="string">
            <text:p>Plazm</text:p>
          </table:table-cell>
          <table:table-cell office:value-type="string">
            <text:p>Protoplasmic Protagonist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66]*[.F66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MK-064</text:p>
          </table:table-cell>
          <table:table-cell office:value-type="string">
            <text:p>Saint Anna</text:p>
          </table:table-cell>
          <table:table-cell office:value-type="string">
            <text:p>Sympathetic Healer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67]*[.F67]" office:value-type="currency" office:currency="USD" office:value="0.25">
            <text:p>$0.25</text:p>
          </table:table-cell>
          <table:table-cell table:number-columns-repeated="1015"/>
        </table:table-row>
        <table:table-row table:style-name="ro1">
          <table:table-cell office:value-type="string">
            <text:p>MMK-065</text:p>
          </table:table-cell>
          <table:table-cell office:value-type="string">
            <text:p>Sluk</text:p>
          </table:table-cell>
          <table:table-cell office:value-type="string">
            <text:p>Byron Spencer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68]*[.F68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MK-066</text:p>
          </table:table-cell>
          <table:table-cell office:value-type="string">
            <text:p>The Spike</text:p>
          </table:table-cell>
          <table:table-cell office:value-type="string">
            <text:p>Angry Young Mutant</text:p>
          </table:table-cell>
          <table:table-cell table:style-name="ce3" office:value-type="string">
            <text:p>C</text:p>
          </table:table-cell>
          <table:table-cell office:value-type="float" office:value="2">
            <text:p>2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69]*[.F69]" office:value-type="currency" office:currency="USD" office:value="0.98">
            <text:p>$0.98</text:p>
          </table:table-cell>
          <table:table-cell table:number-columns-repeated="1015"/>
        </table:table-row>
        <table:table-row table:style-name="ro2">
          <table:table-cell office:value-type="string">
            <text:p>MMK-067</text:p>
          </table:table-cell>
          <table:table-cell office:value-type="string">
            <text:p>U-Go-Girl</text:p>
          </table:table-cell>
          <table:table-cell office:value-type="string">
            <text:p>Eddie Sawyer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70]*[.F70]" office:value-type="currency" office:currency="USD" office:value="0.25">
            <text:p>$0.25</text:p>
          </table:table-cell>
          <table:table-cell table:number-columns-repeated="1015"/>
        </table:table-row>
        <table:table-row table:style-name="ro1">
          <table:table-cell office:value-type="string">
            <text:p>MMK-068</text:p>
          </table:table-cell>
          <table:table-cell office:value-type="string">
            <text:p>U-Go-Girl</text:p>
          </table:table-cell>
          <table:table-cell office:value-type="string">
            <text:p>Tragic Teleporter</text:p>
          </table:table-cell>
          <table:table-cell office:value-type="string">
            <text:p>U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71]*[.F71]" office:value-type="currency" office:currency="USD" office:value="0.5">
            <text:p>$0.50</text:p>
          </table:table-cell>
          <table:table-cell table:number-columns-repeated="1015"/>
        </table:table-row>
        <table:table-row table:style-name="ro1">
          <table:table-cell office:value-type="string">
            <text:p>MMK-070</text:p>
          </table:table-cell>
          <table:table-cell office:value-type="string">
            <text:p>Venus Dee Milo</text:p>
          </table:table-cell>
          <table:table-cell office:value-type="string">
            <text:p>Telegenic Teleporter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72]*[.F72]" office:value-type="currency" office:currency="USD" office:value="0.25">
            <text:p>$0.25</text:p>
          </table:table-cell>
          <table:table-cell table:number-columns-repeated="1015"/>
        </table:table-row>
        <table:table-row table:style-name="ro1">
          <table:table-cell office:value-type="string">
            <text:p>MMK-071</text:p>
          </table:table-cell>
          <table:table-cell office:value-type="string">
            <text:p>Vivisector</text:p>
          </table:table-cell>
          <table:table-cell office:value-type="string">
            <text:p>Lunatic Lycanthrope</text:p>
          </table:table-cell>
          <table:table-cell table:style-name="ce3" office:value-type="string">
            <text:p>C</text:p>
          </table:table-cell>
          <table:table-cell office:value-type="float" office:value="2">
            <text:p>2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Fair</text:p>
          </table:table-cell>
          <table:table-cell/>
          <table:table-cell table:style-name="ce5" table:formula="of:=[.E73]*[.F73]" office:value-type="currency" office:currency="USD" office:value="0.98">
            <text:p>$0.98</text:p>
          </table:table-cell>
          <table:table-cell table:number-columns-repeated="1015"/>
        </table:table-row>
        <table:table-row table:style-name="ro1">
          <table:table-cell office:value-type="string">
            <text:p>MMK-072</text:p>
          </table:table-cell>
          <table:table-cell office:value-type="string">
            <text:p>Vivisector</text:p>
          </table:table-cell>
          <table:table-cell office:value-type="string">
            <text:p>Myles Alfred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74]*[.F74]" office:value-type="currency" office:currency="USD" office:value="0.5">
            <text:p>$0.50</text:p>
          </table:table-cell>
          <table:table-cell table:number-columns-repeated="1015"/>
        </table:table-row>
        <table:table-row table:style-name="ro1">
          <table:table-cell office:value-type="string">
            <text:p>MMK-073</text:p>
          </table:table-cell>
          <table:table-cell office:value-type="string">
            <text:p>Zeitgeist</text:p>
          </table:table-cell>
          <table:table-cell office:value-type="string">
            <text:p>Axel Cluney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75]*[.F75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MK-074</text:p>
          </table:table-cell>
          <table:table-cell office:value-type="string">
            <text:p>Dead Weight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Fair</text:p>
          </table:table-cell>
          <table:table-cell/>
          <table:table-cell table:style-name="ce5" table:formula="of:=[.E76]*[.F76]" office:value-type="currency" office:currency="USD" office:value="0.35">
            <text:p>$0.35</text:p>
          </table:table-cell>
          <table:table-cell table:number-columns-repeated="1015"/>
        </table:table-row>
        <table:table-row table:style-name="ro1">
          <table:table-cell office:value-type="string">
            <text:p>MMK-075</text:p>
          </table:table-cell>
          <table:table-cell office:value-type="string">
            <text:p>Doop Cam</text:p>
          </table:table-cell>
          <table:table-cell/>
          <table:table-cell table:style-name="ce3" office:value-type="string">
            <text:p>C</text:p>
          </table:table-cell>
          <table:table-cell office:value-type="float" office:value="3">
            <text:p>3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77]*[.F77]" office:value-type="currency" office:currency="USD" office:value="1.47">
            <text:p>$1.47</text:p>
          </table:table-cell>
          <table:table-cell table:number-columns-repeated="1015"/>
        </table:table-row>
        <table:table-row table:style-name="ro2">
          <table:table-cell office:value-type="string">
            <text:p>MMK-076</text:p>
          </table:table-cell>
          <table:table-cell office:value-type="string">
            <text:p>Falling Stars</text:p>
          </table:table-cell>
          <table:table-cell/>
          <table:table-cell table:style-name="ce3" office:value-type="string">
            <text:p>C</text:p>
          </table:table-cell>
          <table:table-cell office:value-type="float" office:value="2">
            <text:p>2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78]*[.F78]" office:value-type="currency" office:currency="USD" office:value="0.98">
            <text:p>$0.98</text:p>
          </table:table-cell>
          <table:table-cell table:number-columns-repeated="1015"/>
        </table:table-row>
        <table:table-row table:style-name="ro2">
          <table:table-cell office:value-type="string">
            <text:p>MMK-077</text:p>
          </table:table-cell>
          <table:table-cell office:value-type="string">
            <text:p>Glory Hound</text:p>
          </table:table-cell>
          <table:table-cell/>
          <table:table-cell table:style-name="ce3" office:value-type="string">
            <text:p>C</text:p>
          </table:table-cell>
          <table:table-cell office:value-type="float" office:value="2">
            <text:p>2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79]*[.F79]" office:value-type="currency" office:currency="USD" office:value="0.98">
            <text:p>$0.98</text:p>
          </table:table-cell>
          <table:table-cell table:number-columns-repeated="1015"/>
        </table:table-row>
        <table:table-row table:style-name="ro2">
          <table:table-cell office:value-type="string">
            <text:p>MMK-078</text:p>
          </table:table-cell>
          <table:table-cell office:value-type="string">
            <text:p>Go In Swinging</text:p>
          </table:table-cell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80]*[.F80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MK-079</text:p>
          </table:table-cell>
          <table:table-cell office:value-type="string">
            <text:p>Grandstanding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81]*[.F81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MK-080</text:p>
          </table:table-cell>
          <table:table-cell office:value-type="string">
            <text:p>Mind Over Matter</text:p>
          </table:table-cell>
          <table:table-cell/>
          <table:table-cell table:style-name="ce1" office:value-type="string">
            <text:p>U</text:p>
          </table:table-cell>
          <table:table-cell office:value-type="float" office:value="1">
            <text:p>1</text:p>
          </table:table-cell>
          <table:table-cell table:style-name="ce1" office:value-type="float" office:value="0.39">
            <text:p>0.39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82]*[.F82]" office:value-type="currency" office:currency="USD" office:value="0.39">
            <text:p>$0.39</text:p>
          </table:table-cell>
          <table:table-cell table:number-columns-repeated="1015"/>
        </table:table-row>
        <table:table-row table:style-name="ro2">
          <table:table-cell office:value-type="string">
            <text:p>MMK-080</text:p>
          </table:table-cell>
          <table:table-cell office:value-type="string">
            <text:p>Mind Over Matter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83]*[.F83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MK-081</text:p>
          </table:table-cell>
          <table:table-cell office:value-type="string">
            <text:p>Missed Drop</text:p>
          </table:table-cell>
          <table:table-cell/>
          <table:table-cell table:style-name="ce3" office:value-type="string">
            <text:p>C</text:p>
          </table:table-cell>
          <table:table-cell office:value-type="float" office:value="1">
            <text:p>1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Fair</text:p>
          </table:table-cell>
          <table:table-cell/>
          <table:table-cell table:style-name="ce5" table:formula="of:=[.E84]*[.F84]" office:value-type="currency" office:currency="USD" office:value="0.49">
            <text:p>$0.49</text:p>
          </table:table-cell>
          <table:table-cell table:number-columns-repeated="1015"/>
        </table:table-row>
        <table:table-row table:style-name="ro2">
          <table:table-cell office:value-type="string">
            <text:p>MMK-081</text:p>
          </table:table-cell>
          <table:table-cell office:value-type="string">
            <text:p>Missed Drop</text:p>
          </table:table-cell>
          <table:table-cell/>
          <table:table-cell table:style-name="ce3" office:value-type="string">
            <text:p>C</text:p>
          </table:table-cell>
          <table:table-cell office:value-type="float" office:value="1">
            <text:p>1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85]*[.F85]" office:value-type="currency" office:currency="USD" office:value="0.49">
            <text:p>$0.49</text:p>
          </table:table-cell>
          <table:table-cell table:number-columns-repeated="1015"/>
        </table:table-row>
        <table:table-row table:style-name="ro2">
          <table:table-cell office:value-type="string">
            <text:p>MMK-081</text:p>
          </table:table-cell>
          <table:table-cell office:value-type="string">
            <text:p>Missed Drop</text:p>
          </table:table-cell>
          <table:table-cell/>
          <table:table-cell table:style-name="ce3" office:value-type="string">
            <text:p>C</text:p>
          </table:table-cell>
          <table:table-cell office:value-type="float" office:value="1">
            <text:p>1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86]*[.F86]" office:value-type="currency" office:currency="USD" office:value="0.49">
            <text:p>$0.49</text:p>
          </table:table-cell>
          <table:table-cell table:number-columns-repeated="1015"/>
        </table:table-row>
        <table:table-row table:style-name="ro2">
          <table:table-cell office:value-type="string">
            <text:p>MMK-082</text:p>
          </table:table-cell>
          <table:table-cell office:value-type="string">
            <text:p>Never Strike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39">
            <text:p>$0.39</text:p>
          </table:table-cell>
          <table:table-cell office:value-type="string">
            <text:p>Fair</text:p>
          </table:table-cell>
          <table:table-cell/>
          <table:table-cell table:style-name="ce5" table:formula="of:=[.E87]*[.F87]" office:value-type="currency" office:currency="USD" office:value="0.78">
            <text:p>$0.78</text:p>
          </table:table-cell>
          <table:table-cell table:number-columns-repeated="1015"/>
        </table:table-row>
        <table:table-row table:style-name="ro2">
          <table:table-cell office:value-type="string">
            <text:p>MMK-083</text:p>
          </table:table-cell>
          <table:table-cell office:value-type="string">
            <text:p>Never Give Up!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88]*[.F88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MK-084</text:p>
          </table:table-cell>
          <table:table-cell office:value-type="string">
            <text:p>Overexposed</text:p>
          </table:table-cell>
          <table:table-cell/>
          <table:table-cell table:style-name="ce3" office:value-type="string">
            <text:p>C</text:p>
          </table:table-cell>
          <table:table-cell office:value-type="float" office:value="2">
            <text:p>2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89]*[.F89]" office:value-type="currency" office:currency="USD" office:value="0.98">
            <text:p>$0.98</text:p>
          </table:table-cell>
          <table:table-cell table:number-columns-repeated="1015"/>
        </table:table-row>
        <table:table-row table:style-name="ro2">
          <table:table-cell office:value-type="string">
            <text:p>MMK-085</text:p>
          </table:table-cell>
          <table:table-cell office:value-type="string">
            <text:p>Spin Doctoring</text:p>
          </table:table-cell>
          <table:table-cell/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75">
            <text:p>$0.75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90]*[.F90]" office:value-type="currency" office:currency="USD" office:value="0.75">
            <text:p>$0.75</text:p>
          </table:table-cell>
          <table:table-cell table:number-columns-repeated="1015"/>
        </table:table-row>
        <table:table-row table:style-name="ro2">
          <table:table-cell office:value-type="string">
            <text:p>MMK-085</text:p>
          </table:table-cell>
          <table:table-cell office:value-type="string">
            <text:p>Spin Doctoring</text:p>
          </table:table-cell>
          <table:table-cell/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75">
            <text:p>$0.75</text:p>
          </table:table-cell>
          <table:table-cell office:value-type="string">
            <text:p>Good</text:p>
          </table:table-cell>
          <table:table-cell/>
          <table:table-cell table:style-name="ce5" table:formula="of:=[.E91]*[.F91]" office:value-type="currency" office:currency="USD" office:value="0.75">
            <text:p>$0.75</text:p>
          </table:table-cell>
          <table:table-cell table:number-columns-repeated="1015"/>
        </table:table-row>
        <table:table-row table:style-name="ro2">
          <table:table-cell office:value-type="string">
            <text:p>MMK-086</text:p>
          </table:table-cell>
          <table:table-cell office:value-type="string">
            <text:p>Star of the Show</text:p>
          </table:table-cell>
          <table:table-cell/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75">
            <text:p>$0.75</text:p>
          </table:table-cell>
          <table:table-cell office:value-type="string">
            <text:p>Good</text:p>
          </table:table-cell>
          <table:table-cell/>
          <table:table-cell table:style-name="ce5" table:formula="of:=[.E92]*[.F92]" office:value-type="currency" office:currency="USD" office:value="0.75">
            <text:p>$0.75</text:p>
          </table:table-cell>
          <table:table-cell table:number-columns-repeated="1015"/>
        </table:table-row>
        <table:table-row table:style-name="ro2">
          <table:table-cell office:value-type="string">
            <text:p>MMK-087</text:p>
          </table:table-cell>
          <table:table-cell office:value-type="string">
            <text:p>Supporting Role</text:p>
          </table:table-cell>
          <table:table-cell/>
          <table:table-cell table:style-name="ce3" office:value-type="string">
            <text:p>C</text:p>
          </table:table-cell>
          <table:table-cell office:value-type="float" office:value="2">
            <text:p>2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Fair</text:p>
          </table:table-cell>
          <table:table-cell/>
          <table:table-cell table:style-name="ce5" table:formula="of:=[.E93]*[.F93]" office:value-type="currency" office:currency="USD" office:value="0.98">
            <text:p>$0.98</text:p>
          </table:table-cell>
          <table:table-cell table:number-columns-repeated="1015"/>
        </table:table-row>
        <table:table-row table:style-name="ro1">
          <table:table-cell office:value-type="string">
            <text:p>MMK-088</text:p>
          </table:table-cell>
          <table:table-cell office:value-type="string">
            <text:p>Training Theatre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94]*[.F94]" office:value-type="currency" office:currency="USD" office:value="0.25">
            <text:p>$0.25</text:p>
          </table:table-cell>
          <table:table-cell table:number-columns-repeated="1015"/>
        </table:table-row>
        <table:table-row table:style-name="ro1">
          <table:table-cell office:value-type="string">
            <text:p>MMK-089</text:p>
          </table:table-cell>
          <table:table-cell office:value-type="string">
            <text:p>X-Statix Cafe</text:p>
          </table:table-cell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currency" office:currency="USD" office:value="0.39">
            <text:p>$0.39</text:p>
          </table:table-cell>
          <table:table-cell office:value-type="string">
            <text:p>Good</text:p>
          </table:table-cell>
          <table:table-cell/>
          <table:table-cell table:style-name="ce5" table:formula="of:=[.E95]*[.F95]" office:value-type="currency" office:currency="USD" office:value="0.39">
            <text:p>$0.39</text:p>
          </table:table-cell>
          <table:table-cell table:number-columns-repeated="1015"/>
        </table:table-row>
        <table:table-row table:style-name="ro2">
          <table:table-cell office:value-type="string">
            <text:p>MMK-090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5" table:formula="of:=[.E96]*[.F96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MK-091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5" table:formula="of:=[.E97]*[.F9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MK-092</text:p>
          </table:table-cell>
          <table:table-cell office:value-type="string">
            <text:p>Bullseye</text:p>
          </table:table-cell>
          <table:table-cell office:value-type="string">
            <text:p>Master of Murder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98]*[.F98]" office:value-type="currency" office:currency="USD" office:value="0.5">
            <text:p>$0.50</text:p>
          </table:table-cell>
          <table:table-cell table:number-columns-repeated="1015"/>
        </table:table-row>
        <table:table-row table:style-name="ro1">
          <table:table-cell office:value-type="string">
            <text:p>MMK-093</text:p>
          </table:table-cell>
          <table:table-cell office:value-type="string">
            <text:p>Carbone's Assassin's</text:p>
          </table:table-cell>
          <table:table-cell office:value-type="string">
            <text:p>Army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currency" office:currency="USD" office:value="0.39">
            <text:p>$0.39</text:p>
          </table:table-cell>
          <table:table-cell office:value-type="string">
            <text:p>Good</text:p>
          </table:table-cell>
          <table:table-cell/>
          <table:table-cell table:style-name="ce5" table:formula="of:=[.E99]*[.F99]" office:value-type="currency" office:currency="USD" office:value="1.17">
            <text:p>$1.17</text:p>
          </table:table-cell>
          <table:table-cell table:number-columns-repeated="1015"/>
        </table:table-row>
        <table:table-row table:style-name="ro1">
          <table:table-cell office:value-type="string">
            <text:p>MMK-094</text:p>
          </table:table-cell>
          <table:table-cell office:value-type="string">
            <text:p>Cobra</text:p>
          </table:table-cell>
          <table:table-cell office:value-type="string">
            <text:p>Klaus Vorhees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100]*[.F100]" office:value-type="currency" office:currency="USD" office:value="0.75">
            <text:p>$0.75</text:p>
          </table:table-cell>
          <table:table-cell table:number-columns-repeated="1015"/>
        </table:table-row>
        <table:table-row table:style-name="ro2">
          <table:table-cell office:value-type="string">
            <text:p>MMK-095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5" table:formula="of:=[.E101]*[.F101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MK-096</text:p>
          </table:table-cell>
          <table:table-cell office:value-type="string">
            <text:p>Death-Stalker</text:p>
          </table:table-cell>
          <table:table-cell office:value-type="string">
            <text:p>Phillip Sterling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102]*[.F102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MK-097</text:p>
          </table:table-cell>
          <table:table-cell office:value-type="string">
            <text:p>Echo</text:p>
          </table:table-cell>
          <table:table-cell office:value-type="string">
            <text:p>Maya Lopez</text:p>
          </table:table-cell>
          <table:table-cell table:style-name="ce3" office:value-type="string">
            <text:p>C</text:p>
          </table:table-cell>
          <table:table-cell office:value-type="float" office:value="1">
            <text:p>1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103]*[.F103]" office:value-type="currency" office:currency="USD" office:value="0.49">
            <text:p>$0.49</text:p>
          </table:table-cell>
          <table:table-cell table:number-columns-repeated="1015"/>
        </table:table-row>
        <table:table-row table:style-name="ro2">
          <table:table-cell office:value-type="string">
            <text:p>MMK-098</text:p>
          </table:table-cell>
          <table:table-cell office:value-type="string">
            <text:p>Jaime Ortiz Damage</text:p>
          </table:table-cell>
          <table:table-cell office:value-type="string">
            <text:p>Cybernetic Enforcer</text:p>
          </table:table-cell>
          <table:table-cell table:style-name="ce3" office:value-type="string">
            <text:p>C</text:p>
          </table:table-cell>
          <table:table-cell office:value-type="float" office:value="2">
            <text:p>2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104]*[.F104]" office:value-type="currency" office:currency="USD" office:value="0.98">
            <text:p>$0.98</text:p>
          </table:table-cell>
          <table:table-cell table:number-columns-repeated="1015"/>
        </table:table-row>
        <table:table-row table:style-name="ro2">
          <table:table-cell office:value-type="string">
            <text:p>MMK-099</text:p>
          </table:table-cell>
          <table:table-cell office:value-type="string">
            <text:p>Jester</text:p>
          </table:table-cell>
          <table:table-cell office:value-type="string">
            <text:p>Jonathan Powers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105]*[.F105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MK-100</text:p>
          </table:table-cell>
          <table:table-cell office:value-type="string">
            <text:p>Jigsaw</text:p>
          </table:table-cell>
          <table:table-cell office:value-type="string">
            <text:p>Billy Russo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106]*[.F106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MK-101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107]*[.F107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MK-102</text:p>
          </table:table-cell>
          <table:table-cell office:value-type="string">
            <text:p>Kingpin</text:p>
          </table:table-cell>
          <table:table-cell office:value-type="string">
            <text:p>Wilson Fisk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108]*[.F108]" office:value-type="currency" office:currency="USD" office:value="0.5">
            <text:p>$0.50</text:p>
          </table:table-cell>
          <table:table-cell table:number-columns-repeated="1015"/>
        </table:table-row>
        <table:table-row table:style-name="ro1">
          <table:table-cell office:value-type="string">
            <text:p>MMK-103</text:p>
          </table:table-cell>
          <table:table-cell office:value-type="string">
            <text:p>Kirigi</text:p>
          </table:table-cell>
          <table:table-cell office:value-type="string">
            <text:p>Master Assassin</text:p>
          </table:table-cell>
          <table:table-cell office:value-type="string">
            <text:p>U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109]*[.F109]" office:value-type="currency" office:currency="USD" office:value="0.5">
            <text:p>$0.50</text:p>
          </table:table-cell>
          <table:table-cell table:number-columns-repeated="1015"/>
        </table:table-row>
        <table:table-row table:style-name="ro1">
          <table:table-cell office:value-type="string">
            <text:p>MMK-104</text:p>
          </table:table-cell>
          <table:table-cell office:value-type="string">
            <text:p>Masked Marauder</text:p>
          </table:table-cell>
          <table:table-cell office:value-type="string">
            <text:p>Frank Farnum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110]*[.F110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MK-105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5" table:formula="of:=[.E111]*[.F11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MK-106</text:p>
          </table:table-cell>
          <table:table-cell office:value-type="string">
            <text:p>Mr. Fear</text:p>
          </table:table-cell>
          <table:table-cell office:value-type="string">
            <text:p>Zoltan Drago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112]*[.F112]" office:value-type="currency" office:currency="USD" office:value="0.5">
            <text:p>$0.50</text:p>
          </table:table-cell>
          <table:table-cell table:number-columns-repeated="1015"/>
        </table:table-row>
        <table:table-row table:style-name="ro1">
          <table:table-cell office:value-type="string">
            <text:p>MMK-107</text:p>
          </table:table-cell>
          <table:table-cell office:value-type="string">
            <text:p>Mr. Hyde</text:p>
          </table:table-cell>
          <table:table-cell office:value-type="string">
            <text:p>Calvin Zabo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113]*[.F113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MK-108</text:p>
          </table:table-cell>
          <table:table-cell office:value-type="string">
            <text:p>Nuke</text:p>
          </table:table-cell>
          <table:table-cell office:value-type="string">
            <text:p>Renegade Super Soldier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114]*[.F114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MK-109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115]*[.F11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MK-110</text:p>
          </table:table-cell>
          <table:table-cell office:value-type="string">
            <text:p>Roscoe Sweeny</text:p>
          </table:table-cell>
          <table:table-cell office:value-type="string">
            <text:p>Fixer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Fair</text:p>
          </table:table-cell>
          <table:table-cell/>
          <table:table-cell table:style-name="ce5" table:formula="of:=[.E116]*[.F116]" office:value-type="currency" office:currency="USD" office:value="0.35">
            <text:p>$0.35</text:p>
          </table:table-cell>
          <table:table-cell table:number-columns-repeated="1015"/>
        </table:table-row>
        <table:table-row table:style-name="ro1">
          <table:table-cell office:value-type="string">
            <text:p>MMK-111</text:p>
          </table:table-cell>
          <table:table-cell office:value-type="string">
            <text:p>Saracen</text:p>
          </table:table-cell>
          <table:table-cell office:value-type="string">
            <text:p>Muzzafar Lambert</text:p>
          </table:table-cell>
          <table:table-cell table:style-name="ce3" office:value-type="string">
            <text:p>C</text:p>
          </table:table-cell>
          <table:table-cell office:value-type="float" office:value="2">
            <text:p>2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117]*[.F117]" office:value-type="currency" office:currency="USD" office:value="0.98">
            <text:p>$0.98</text:p>
          </table:table-cell>
          <table:table-cell table:number-columns-repeated="1015"/>
        </table:table-row>
        <table:table-row table:style-name="ro1">
          <table:table-cell office:value-type="string">
            <text:p>MMK-112</text:p>
          </table:table-cell>
          <table:table-cell office:value-type="string">
            <text:p>Sniper</text:p>
          </table:table-cell>
          <table:table-cell office:value-type="string">
            <text:p>Rich Van Burian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118]*[.F118]" office:value-type="currency" office:currency="USD" office:value="0.75">
            <text:p>$0.75</text:p>
          </table:table-cell>
          <table:table-cell table:number-columns-repeated="1015"/>
        </table:table-row>
        <table:table-row table:style-name="ro2">
          <table:table-cell office:value-type="string">
            <text:p>MMK-113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119]*[.F119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MK-114</text:p>
          </table:table-cell>
          <table:table-cell office:value-type="string">
            <text:p>The Hand</text:p>
          </table:table-cell>
          <table:table-cell office:value-type="string">
            <text:p>Army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120]*[.F120]" office:value-type="currency" office:currency="USD" office:value="0.75">
            <text:p>$0.75</text:p>
          </table:table-cell>
          <table:table-cell table:number-columns-repeated="1015"/>
        </table:table-row>
        <table:table-row table:style-name="ro2">
          <table:table-cell office:value-type="string">
            <text:p>MMK-115</text:p>
          </table:table-cell>
          <table:table-cell office:value-type="string">
            <text:p>The Rose</text:p>
          </table:table-cell>
          <table:table-cell office:value-type="string">
            <text:p>Shadowy Lieutenant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121]*[.F121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MK-116</text:p>
          </table:table-cell>
          <table:table-cell office:value-type="string">
            <text:p>The Russian</text:p>
          </table:table-cell>
          <table:table-cell office:value-type="string">
            <text:p>Contract Killer</text:p>
          </table:table-cell>
          <table:table-cell table:style-name="ce3" office:value-type="string">
            <text:p>C</text:p>
          </table:table-cell>
          <table:table-cell office:value-type="float" office:value="2">
            <text:p>2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122]*[.F122]" office:value-type="currency" office:currency="USD" office:value="0.98">
            <text:p>$0.98</text:p>
          </table:table-cell>
          <table:table-cell table:number-columns-repeated="1015"/>
        </table:table-row>
        <table:table-row table:style-name="ro2">
          <table:table-cell office:value-type="string">
            <text:p>MMK-116</text:p>
          </table:table-cell>
          <table:table-cell office:value-type="string">
            <text:p>The Russian</text:p>
          </table:table-cell>
          <table:table-cell office:value-type="string">
            <text:p>Contract Killer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123]*[.F123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MK-117</text:p>
          </table:table-cell>
          <table:table-cell office:value-type="string">
            <text:p>Typhoid Mary</text:p>
          </table:table-cell>
          <table:table-cell office:value-type="string">
            <text:p>Mary Walker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</text:p>
          </table:table-cell>
          <table:table-cell/>
          <table:table-cell table:style-name="ce5" table:formula="of:=[.E124]*[.F124]" office:value-type="currency" office:currency="USD" office:value="0.35">
            <text:p>$0.35</text:p>
          </table:table-cell>
          <table:table-cell table:number-columns-repeated="1015"/>
        </table:table-row>
        <table:table-row table:style-name="ro2">
          <table:table-cell office:value-type="string">
            <text:p>MMK-118</text:p>
          </table:table-cell>
          <table:table-cell office:value-type="string">
            <text:p>Vanessa Fisk</text:p>
          </table:table-cell>
          <table:table-cell office:value-type="string">
            <text:p>Mob Matron</text:p>
          </table:table-cell>
          <table:table-cell table:style-name="ce3" office:value-type="string">
            <text:p>C</text:p>
          </table:table-cell>
          <table:table-cell office:value-type="float" office:value="3">
            <text:p>3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125]*[.F125]" office:value-type="currency" office:currency="USD" office:value="1.47">
            <text:p>$1.47</text:p>
          </table:table-cell>
          <table:table-cell table:number-columns-repeated="1015"/>
        </table:table-row>
        <table:table-row table:style-name="ro2">
          <table:table-cell office:value-type="string">
            <text:p>MMK-119</text:p>
          </table:table-cell>
          <table:table-cell office:value-type="string">
            <text:p>Armed Escort</text:p>
          </table:table-cell>
          <table:table-cell/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currency" office:currency="USD" office:value="0.45">
            <text:p>$0.45</text:p>
          </table:table-cell>
          <table:table-cell office:value-type="string">
            <text:p>Good</text:p>
          </table:table-cell>
          <table:table-cell/>
          <table:table-cell table:style-name="ce5" table:formula="of:=[.E126]*[.F126]" office:value-type="currency" office:currency="USD" office:value="1.35">
            <text:p>$1.35</text:p>
          </table:table-cell>
          <table:table-cell table:number-columns-repeated="1015"/>
        </table:table-row>
        <table:table-row table:style-name="ro2">
          <table:table-cell office:value-type="string">
            <text:p>MMK-120</text:p>
          </table:table-cell>
          <table:table-cell office:value-type="string">
            <text:p>Boss of Bosses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127]*[.F127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MK-121</text:p>
          </table:table-cell>
          <table:table-cell office:value-type="string">
            <text:p>Drive-By Shooting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128]*[.F128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MK-122</text:p>
          </table:table-cell>
          <table:table-cell office:value-type="string">
            <text:p>Face the Master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</text:p>
          </table:table-cell>
          <table:table-cell/>
          <table:table-cell table:style-name="ce5" table:formula="of:=[.E129]*[.F129]" office:value-type="currency" office:currency="USD" office:value="0.35">
            <text:p>$0.35</text:p>
          </table:table-cell>
          <table:table-cell table:number-columns-repeated="1015"/>
        </table:table-row>
        <table:table-row table:style-name="ro1">
          <table:table-cell office:value-type="string">
            <text:p>MMK-123</text:p>
          </table:table-cell>
          <table:table-cell office:value-type="string">
            <text:p>Geraci Family Estate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130]*[.F130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MK-124</text:p>
          </table:table-cell>
          <table:table-cell office:value-type="string">
            <text:p>Good Night, Sweet Prince</text:p>
          </table:table-cell>
          <table:table-cell/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 office:value-type="currency" office:currency="USD" office:value="0.69">
            <text:p>$0.69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131]*[.F131]" office:value-type="currency" office:currency="USD" office:value="0.69">
            <text:p>$0.69</text:p>
          </table:table-cell>
          <table:table-cell table:number-columns-repeated="1015"/>
        </table:table-row>
        <table:table-row table:style-name="ro2">
          <table:table-cell office:value-type="string">
            <text:p>MMK-124</text:p>
          </table:table-cell>
          <table:table-cell office:value-type="string">
            <text:p>Good Night, Sweet Prince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132]*[.F132]" office:value-type="currency" office:currency="USD" office:value="0.5">
            <text:p>$0.50</text:p>
          </table:table-cell>
          <table:table-cell table:number-columns-repeated="1015"/>
        </table:table-row>
        <table:table-row table:style-name="ro1">
          <table:table-cell office:value-type="string">
            <text:p>MMK-125</text:p>
          </table:table-cell>
          <table:table-cell office:value-type="string">
            <text:p>Hand Dojo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133]*[.F133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MK-126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5" table:formula="of:=[.E134]*[.F134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MK-127</text:p>
          </table:table-cell>
          <table:table-cell office:value-type="string">
            <text:p>Made Men</text:p>
          </table:table-cell>
          <table:table-cell/>
          <table:table-cell table:style-name="ce3" office:value-type="string">
            <text:p>C</text:p>
          </table:table-cell>
          <table:table-cell office:value-type="float" office:value="2">
            <text:p>2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135]*[.F135]" office:value-type="currency" office:currency="USD" office:value="0.98">
            <text:p>$0.98</text:p>
          </table:table-cell>
          <table:table-cell table:number-columns-repeated="1015"/>
        </table:table-row>
        <table:table-row table:style-name="ro2">
          <table:table-cell office:value-type="string">
            <text:p>MMK-128</text:p>
          </table:table-cell>
          <table:table-cell office:value-type="string">
            <text:p>Marked for Death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136]*[.F136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MK-129</text:p>
          </table:table-cell>
          <table:table-cell office:value-type="string">
            <text:p>No Rest for the Wicked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137]*[.F137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MK-130</text:p>
          </table:table-cell>
          <table:table-cell office:value-type="string">
            <text:p>Rough House</text:p>
          </table:table-cell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</text:p>
          </table:table-cell>
          <table:table-cell/>
          <table:table-cell table:style-name="ce5" table:formula="of:=[.E138]*[.F138]" office:value-type="currency" office:currency="USD" office:value="0.35">
            <text:p>$0.35</text:p>
          </table:table-cell>
          <table:table-cell table:number-columns-repeated="1015"/>
        </table:table-row>
        <table:table-row table:style-name="ro2">
          <table:table-cell office:value-type="string">
            <text:p>MMK-131</text:p>
          </table:table-cell>
          <table:table-cell office:value-type="string">
            <text:p>Shakedown</text:p>
          </table:table-cell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currency" office:currency="USD" office:value="0.69">
            <text:p>$0.69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139]*[.F139]" office:value-type="currency" office:currency="USD" office:value="0.69">
            <text:p>$0.69</text:p>
          </table:table-cell>
          <table:table-cell table:number-columns-repeated="1015"/>
        </table:table-row>
        <table:table-row table:style-name="ro2">
          <table:table-cell office:value-type="string">
            <text:p>MMK-131</text:p>
          </table:table-cell>
          <table:table-cell office:value-type="string">
            <text:p>Shakedown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140]*[.F140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MK-132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5" table:formula="of:=[.E141]*[.F141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MK-133</text:p>
          </table:table-cell>
          <table:table-cell office:value-type="string">
            <text:p>The Family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142]*[.F142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MK-134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143]*[.F143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MK-135</text:p>
          </table:table-cell>
          <table:table-cell office:value-type="string">
            <text:p>Uprising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69">
            <text:p>$0.69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144]*[.F144]" office:value-type="currency" office:currency="USD" office:value="0.69">
            <text:p>$0.69</text:p>
          </table:table-cell>
          <table:table-cell table:number-columns-repeated="1015"/>
        </table:table-row>
        <table:table-row table:style-name="ro2">
          <table:table-cell office:value-type="string">
            <text:p>MMK-135</text:p>
          </table:table-cell>
          <table:table-cell office:value-type="string">
            <text:p>Uprising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</text:p>
          </table:table-cell>
          <table:table-cell/>
          <table:table-cell table:style-name="ce5" table:formula="of:=[.E145]*[.F145]" office:value-type="currency" office:currency="USD" office:value="0.35">
            <text:p>$0.35</text:p>
          </table:table-cell>
          <table:table-cell table:number-columns-repeated="1015"/>
        </table:table-row>
        <table:table-row table:style-name="ro1">
          <table:table-cell office:value-type="string">
            <text:p>MMK-136</text:p>
          </table:table-cell>
          <table:table-cell office:value-type="string">
            <text:p>Anton Hellgate</text:p>
          </table:table-cell>
          <table:table-cell office:value-type="string">
            <text:p>Thanatologist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146]*[.F146]" office:value-type="currency" office:currency="USD" office:value="0.5">
            <text:p>$0.50</text:p>
          </table:table-cell>
          <table:table-cell table:number-columns-repeated="1015"/>
        </table:table-row>
        <table:table-row table:style-name="ro1">
          <table:table-cell office:value-type="string">
            <text:p>MMK-137</text:p>
          </table:table-cell>
          <table:table-cell office:value-type="string">
            <text:p>Asmodeus</text:p>
          </table:table-cell>
          <table:table-cell office:value-type="string">
            <text:p>Duke of Hell</text:p>
          </table:table-cell>
          <table:table-cell office:value-type="string">
            <text:p>U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147]*[.F147]" office:value-type="currency" office:currency="USD" office:value="0.5">
            <text:p>$0.50</text:p>
          </table:table-cell>
          <table:table-cell table:number-columns-repeated="1015"/>
        </table:table-row>
        <table:table-row table:style-name="ro1">
          <table:table-cell office:value-type="string">
            <text:p>MMK-138</text:p>
          </table:table-cell>
          <table:table-cell office:value-type="string">
            <text:p>Blackheart</text:p>
          </table:table-cell>
          <table:table-cell office:value-type="string">
            <text:p>Son of Mephisto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148]*[.F148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MK-139</text:p>
          </table:table-cell>
          <table:table-cell office:value-type="string">
            <text:p>Blackout</text:p>
          </table:table-cell>
          <table:table-cell office:value-type="string">
            <text:p>Master of Darkness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149]*[.F149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MK-139</text:p>
          </table:table-cell>
          <table:table-cell office:value-type="string">
            <text:p>Blackout</text:p>
          </table:table-cell>
          <table:table-cell office:value-type="string">
            <text:p>Master of Darkness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150]*[.F150]" office:value-type="currency" office:currency="USD" office:value="0.25">
            <text:p>$0.25</text:p>
          </table:table-cell>
          <table:table-cell table:number-columns-repeated="1015"/>
        </table:table-row>
        <table:table-row table:style-name="ro1">
          <table:table-cell office:value-type="string">
            <text:p>MMK-140</text:p>
          </table:table-cell>
          <table:table-cell office:value-type="string">
            <text:p>Centurious</text:p>
          </table:table-cell>
          <table:table-cell office:value-type="string">
            <text:p>The Soulless Man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151]*[.F151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MK-141</text:p>
          </table:table-cell>
          <table:table-cell office:value-type="string">
            <text:p>Deacon Frost</text:p>
          </table:table-cell>
          <table:table-cell office:value-type="string">
            <text:p>Vampire Master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152]*[.F152]" office:value-type="currency" office:currency="USD" office:value="0.49">
            <text:p>$0.49</text:p>
          </table:table-cell>
          <table:table-cell table:number-columns-repeated="1015"/>
        </table:table-row>
        <table:table-row table:style-name="ro2">
          <table:table-cell office:value-type="string">
            <text:p>MMK-142</text:p>
          </table:table-cell>
          <table:table-cell office:value-type="string">
            <text:p>Dracula</text:p>
          </table:table-cell>
          <table:table-cell office:value-type="string">
            <text:p>Lord of the Damned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153]*[.F153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MK-143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5" table:formula="of:=[.E154]*[.F154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MK-144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155]*[.F15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MK-145</text:p>
          </table:table-cell>
          <table:table-cell office:value-type="string">
            <text:p>Marie Laveau</text:p>
          </table:table-cell>
          <table:table-cell office:value-type="string">
            <text:p>Voodoo Priestess</text:p>
          </table:table-cell>
          <table:table-cell office:value-type="string">
            <text:p>U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156]*[.F156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MK-146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157]*[.F15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MK-147</text:p>
          </table:table-cell>
          <table:table-cell office:value-type="string">
            <text:p>Mephisto</text:p>
          </table:table-cell>
          <table:table-cell office:value-type="string">
            <text:p>Soulstealer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158]*[.F158]" office:value-type="currency" office:currency="USD" office:value="0.25">
            <text:p>$0.25</text:p>
          </table:table-cell>
          <table:table-cell table:number-columns-repeated="1015"/>
        </table:table-row>
        <table:table-row table:style-name="ro1">
          <table:table-cell office:value-type="string">
            <text:p>MMK-148</text:p>
          </table:table-cell>
          <table:table-cell office:value-type="string">
            <text:p>Morbius</text:p>
          </table:table-cell>
          <table:table-cell office:value-type="string">
            <text:p>The Living Vampire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159]*[.F159]" office:value-type="currency" office:currency="USD" office:value="0.5">
            <text:p>$0.50</text:p>
          </table:table-cell>
          <table:table-cell table:number-columns-repeated="1015"/>
        </table:table-row>
        <table:table-row table:style-name="ro1">
          <table:table-cell office:value-type="string">
            <text:p>MMK-149</text:p>
          </table:table-cell>
          <table:table-cell office:value-type="string">
            <text:p>Nekra</text:p>
          </table:table-cell>
          <table:table-cell office:value-type="string">
            <text:p>Nekra Sinclair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160]*[.F160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MK-150</text:p>
          </table:table-cell>
          <table:table-cell office:value-type="string">
            <text:p>New Blood</text:p>
          </table:table-cell>
          <table:table-cell office:value-type="string">
            <text:p>Army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currency" office:currency="USD" office:value="0.45">
            <text:p>$0.45</text:p>
          </table:table-cell>
          <table:table-cell office:value-type="string">
            <text:p>Fair</text:p>
          </table:table-cell>
          <table:table-cell/>
          <table:table-cell table:style-name="ce5" table:formula="of:=[.E161]*[.F161]" office:value-type="currency" office:currency="USD" office:value="1.35">
            <text:p>$1.35</text:p>
          </table:table-cell>
          <table:table-cell table:number-columns-repeated="1015"/>
        </table:table-row>
        <table:table-row table:style-name="ro2">
          <table:table-cell office:value-type="string">
            <text:p>MMK-151</text:p>
          </table:table-cell>
          <table:table-cell office:value-type="string">
            <text:p>Nightmare</text:p>
          </table:table-cell>
          <table:table-cell office:value-type="string">
            <text:p>Dark Lord of Dreams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162]*[.F162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MK-152</text:p>
          </table:table-cell>
          <table:table-cell office:value-type="string">
            <text:p>Orb</text:p>
          </table:table-cell>
          <table:table-cell office:value-type="string">
            <text:p>Drake Shannon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99">
            <text:p>$0.99</text:p>
          </table:table-cell>
          <table:table-cell office:value-type="string">
            <text:p>Good</text:p>
          </table:table-cell>
          <table:table-cell office:value-type="string">
            <text:p>?</text:p>
          </table:table-cell>
          <table:table-cell table:style-name="ce5" table:formula="of:=[.E163]*[.F163]" office:value-type="currency" office:currency="USD" office:value="0.99">
            <text:p>$0.99</text:p>
          </table:table-cell>
          <table:table-cell table:number-columns-repeated="1015"/>
        </table:table-row>
        <table:table-row table:style-name="ro2">
          <table:table-cell office:value-type="string">
            <text:p>MMK-152</text:p>
          </table:table-cell>
          <table:table-cell office:value-type="string">
            <text:p>Orb</text:p>
          </table:table-cell>
          <table:table-cell office:value-type="string">
            <text:p>Drake Shannon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99">
            <text:p>$0.99</text:p>
          </table:table-cell>
          <table:table-cell office:value-type="string">
            <text:p>Good</text:p>
          </table:table-cell>
          <table:table-cell/>
          <table:table-cell table:style-name="ce5" table:formula="of:=[.E164]*[.F164]" office:value-type="currency" office:currency="USD" office:value="0.99">
            <text:p>$0.99</text:p>
          </table:table-cell>
          <table:table-cell table:number-columns-repeated="1015"/>
        </table:table-row>
        <table:table-row table:style-name="ro2">
          <table:table-cell office:value-type="string">
            <text:p>MMK-153</text:p>
          </table:table-cell>
          <table:table-cell office:value-type="string">
            <text:p>Reaper</text:p>
          </table:table-cell>
          <table:table-cell office:value-type="string">
            <text:p>Vampire Armageddon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165]*[.F165]" office:value-type="currency" office:currency="USD" office:value="0.25">
            <text:p>$0.25</text:p>
          </table:table-cell>
          <table:table-cell table:number-columns-repeated="1015"/>
        </table:table-row>
        <table:table-row table:style-name="ro1">
          <table:table-cell office:value-type="string">
            <text:p>MMK-154</text:p>
          </table:table-cell>
          <table:table-cell office:value-type="string">
            <text:p>Shelob</text:p>
          </table:table-cell>
          <table:table-cell office:value-type="string">
            <text:p>Queen of Spiders</text:p>
          </table:table-cell>
          <table:table-cell office:value-type="string">
            <text:p>U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166]*[.F166]" office:value-type="currency" office:currency="USD" office:value="0.5">
            <text:p>$0.50</text:p>
          </table:table-cell>
          <table:table-cell table:number-columns-repeated="1015"/>
        </table:table-row>
        <table:table-row table:style-name="ro1">
          <table:table-cell office:value-type="string">
            <text:p>MMK-155</text:p>
          </table:table-cell>
          <table:table-cell office:value-type="string">
            <text:p>Skinner</text:p>
          </table:table-cell>
          <table:table-cell office:value-type="string">
            <text:p>Pyschotic Shredder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currency" office:currency="USD" office:value="0.39">
            <text:p>$0.39</text:p>
          </table:table-cell>
          <table:table-cell office:value-type="string">
            <text:p>Good</text:p>
          </table:table-cell>
          <table:table-cell/>
          <table:table-cell table:style-name="ce5" table:formula="of:=[.E167]*[.F167]" office:value-type="currency" office:currency="USD" office:value="0.39">
            <text:p>$0.39</text:p>
          </table:table-cell>
          <table:table-cell table:number-columns-repeated="1015"/>
        </table:table-row>
        <table:table-row table:style-name="ro2">
          <table:table-cell office:value-type="string">
            <text:p>MMK-156</text:p>
          </table:table-cell>
          <table:table-cell office:value-type="string">
            <text:p>Steel Wind</text:p>
          </table:table-cell>
          <table:table-cell office:value-type="string">
            <text:p>Cyborg Cyclist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168]*[.F168]" office:value-type="currency" office:currency="USD" office:value="0.75">
            <text:p>$0.75</text:p>
          </table:table-cell>
          <table:table-cell table:number-columns-repeated="1015"/>
        </table:table-row>
        <table:table-row table:style-name="ro2">
          <table:table-cell office:value-type="string">
            <text:p>MMK-157</text:p>
          </table:table-cell>
          <table:table-cell office:value-type="string">
            <text:p>Suicide</text:p>
          </table:table-cell>
          <table:table-cell office:value-type="string">
            <text:p>Chris Daniels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169]*[.F169]" office:value-type="currency" office:currency="USD" office:value="0.5">
            <text:p>$0.50</text:p>
          </table:table-cell>
          <table:table-cell table:number-columns-repeated="1015"/>
        </table:table-row>
        <table:table-row table:style-name="ro1">
          <table:table-cell office:value-type="string">
            <text:p>MMK-158</text:p>
          </table:table-cell>
          <table:table-cell office:value-type="string">
            <text:p>Tryks</text:p>
          </table:table-cell>
          <table:table-cell office:value-type="string">
            <text:p>Army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170]*[.F170]" office:value-type="currency" office:currency="USD" office:value="1">
            <text:p>$1.00</text:p>
          </table:table-cell>
          <table:table-cell table:number-columns-repeated="1015"/>
        </table:table-row>
        <table:table-row table:style-name="ro2">
          <table:table-cell office:value-type="string">
            <text:p>MMK-159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5" table:formula="of:=[.E171]*[.F17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MK-160</text:p>
          </table:table-cell>
          <table:table-cell office:value-type="string">
            <text:p>Vengeance</text:p>
          </table:table-cell>
          <table:table-cell office:value-type="string">
            <text:p>Michael Badilino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172]*[.F172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MK-161</text:p>
          </table:table-cell>
          <table:table-cell office:value-type="string">
            <text:p>Werewolf by Night</text:p>
          </table:table-cell>
          <table:table-cell office:value-type="string">
            <text:p>Jack Russell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173]*[.F173]" office:value-type="currency" office:currency="USD" office:value="0.5">
            <text:p>$0.50</text:p>
          </table:table-cell>
          <table:table-cell table:number-columns-repeated="1015"/>
        </table:table-row>
        <table:table-row table:style-name="ro1">
          <table:table-cell office:value-type="string">
            <text:p>MMK-162</text:p>
          </table:table-cell>
          <table:table-cell office:value-type="string">
            <text:p>Zarathos</text:p>
          </table:table-cell>
          <table:table-cell office:value-type="string">
            <text:p>Spirit of Vengeance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Fair</text:p>
          </table:table-cell>
          <table:table-cell/>
          <table:table-cell table:style-name="ce5" table:formula="of:=[.E174]*[.F174]" office:value-type="currency" office:currency="USD" office:value="0.7">
            <text:p>$0.70</text:p>
          </table:table-cell>
          <table:table-cell table:number-columns-repeated="1015"/>
        </table:table-row>
        <table:table-row table:style-name="ro1">
          <table:table-cell office:value-type="string">
            <text:p>MMK-163</text:p>
          </table:table-cell>
          <table:table-cell office:value-type="string">
            <text:p>Zodiak</text:p>
          </table:table-cell>
          <table:table-cell office:value-type="string">
            <text:p>Norman Harrison</text:p>
          </table:table-cell>
          <table:table-cell table:style-name="ce3" office:value-type="string">
            <text:p>C</text:p>
          </table:table-cell>
          <table:table-cell office:value-type="float" office:value="3">
            <text:p>3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175]*[.F175]" office:value-type="currency" office:currency="USD" office:value="1.47">
            <text:p>$1.47</text:p>
          </table:table-cell>
          <table:table-cell table:number-columns-repeated="1015"/>
        </table:table-row>
        <table:table-row table:style-name="ro2">
          <table:table-cell office:value-type="string">
            <text:p>MMK-164</text:p>
          </table:table-cell>
          <table:table-cell office:value-type="string">
            <text:p>Black Magic</text:p>
          </table:table-cell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currency" office:currency="USD" office:value="0.39">
            <text:p>$0.39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176]*[.F176]" office:value-type="currency" office:currency="USD" office:value="0.39">
            <text:p>$0.39</text:p>
          </table:table-cell>
          <table:table-cell table:number-columns-repeated="1015"/>
        </table:table-row>
        <table:table-row table:style-name="ro2">
          <table:table-cell office:value-type="string">
            <text:p>MMK-164</text:p>
          </table:table-cell>
          <table:table-cell office:value-type="string">
            <text:p>Black Magic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</text:p>
          </table:table-cell>
          <table:table-cell/>
          <table:table-cell table:style-name="ce5" table:formula="of:=[.E177]*[.F177]" office:value-type="currency" office:currency="USD" office:value="0.7">
            <text:p>$0.70</text:p>
          </table:table-cell>
          <table:table-cell table:number-columns-repeated="1015"/>
        </table:table-row>
        <table:table-row table:style-name="ro2">
          <table:table-cell office:value-type="string">
            <text:p>MMK-165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5" table:formula="of:=[.E178]*[.F178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MK-166</text:p>
          </table:table-cell>
          <table:table-cell office:value-type="string">
            <text:p>Children of the Night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179]*[.F179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MK-167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180]*[.F180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MK-168</text:p>
          </table:table-cell>
          <table:table-cell office:value-type="string">
            <text:p>Dracula's Castle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69">
            <text:p>$0.69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181]*[.F181]" office:value-type="currency" office:currency="USD" office:value="0.69">
            <text:p>$0.69</text:p>
          </table:table-cell>
          <table:table-cell table:number-columns-repeated="1015"/>
        </table:table-row>
        <table:table-row table:style-name="ro2">
          <table:table-cell office:value-type="string">
            <text:p>MMK-168</text:p>
          </table:table-cell>
          <table:table-cell office:value-type="string">
            <text:p>Dracula's Castle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</text:p>
          </table:table-cell>
          <table:table-cell/>
          <table:table-cell table:style-name="ce5" table:formula="of:=[.E182]*[.F182]" office:value-type="currency" office:currency="USD" office:value="0.35">
            <text:p>$0.35</text:p>
          </table:table-cell>
          <table:table-cell table:number-columns-repeated="1015"/>
        </table:table-row>
        <table:table-row table:style-name="ro2">
          <table:table-cell office:value-type="string">
            <text:p>MMK-169</text:p>
          </table:table-cell>
          <table:table-cell office:value-type="string">
            <text:p>Evil Awakens</text:p>
          </table:table-cell>
          <table:table-cell/>
          <table:table-cell office:value-type="string">
            <text:p>U</text:p>
          </table:table-cell>
          <table:table-cell office:value-type="float" office:value="2">
            <text:p>2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Fair</text:p>
          </table:table-cell>
          <table:table-cell/>
          <table:table-cell table:style-name="ce5" table:formula="of:=[.E183]*[.F183]" office:value-type="currency" office:currency="USD" office:value="0.7">
            <text:p>$0.70</text:p>
          </table:table-cell>
          <table:table-cell table:number-columns-repeated="1015"/>
        </table:table-row>
        <table:table-row table:style-name="ro1">
          <table:table-cell office:value-type="string">
            <text:p>MMK-170</text:p>
          </table:table-cell>
          <table:table-cell office:value-type="string">
            <text:p>Gravesite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75">
            <text:p>$0.75</text:p>
          </table:table-cell>
          <table:table-cell office:value-type="string">
            <text:p>Fair</text:p>
          </table:table-cell>
          <table:table-cell/>
          <table:table-cell table:style-name="ce5" table:formula="of:=[.E184]*[.F184]" office:value-type="currency" office:currency="USD" office:value="0.75">
            <text:p>$0.75</text:p>
          </table:table-cell>
          <table:table-cell table:number-columns-repeated="1015"/>
        </table:table-row>
        <table:table-row table:style-name="ro2">
          <table:table-cell office:value-type="string">
            <text:p>MMK-171</text:p>
          </table:table-cell>
          <table:table-cell office:value-type="string">
            <text:p>Hypnotic Charms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185]*[.F185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MK-172</text:p>
          </table:table-cell>
          <table:table-cell office:value-type="string">
            <text:p>Infernal Gateway</text:p>
          </table:table-cell>
          <table:table-cell/>
          <table:table-cell office:value-type="string">
            <text:p>U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186]*[.F186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MK-173</text:p>
          </table:table-cell>
          <table:table-cell office:value-type="string">
            <text:p>Mist Form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</text:p>
          </table:table-cell>
          <table:table-cell/>
          <table:table-cell table:style-name="ce5" table:formula="of:=[.E187]*[.F187]" office:value-type="currency" office:currency="USD" office:value="0.35">
            <text:p>$0.35</text:p>
          </table:table-cell>
          <table:table-cell table:number-columns-repeated="1015"/>
        </table:table-row>
        <table:table-row table:style-name="ro2">
          <table:table-cell office:value-type="string">
            <text:p>MMK-174</text:p>
          </table:table-cell>
          <table:table-cell office:value-type="string">
            <text:p>Shadow Step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188]*[.F188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MK-175</text:p>
          </table:table-cell>
          <table:table-cell office:value-type="string">
            <text:p>Strength of the Grave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189]*[.F189]" office:value-type="currency" office:currency="USD" office:value="0.5">
            <text:p>$0.50</text:p>
          </table:table-cell>
          <table:table-cell table:number-columns-repeated="1015"/>
        </table:table-row>
        <table:table-row table:style-name="ro1">
          <table:table-cell office:value-type="string">
            <text:p>MMK-176</text:p>
          </table:table-cell>
          <table:table-cell office:value-type="string">
            <text:p>The Darkhold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190]*[.F190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MK-177</text:p>
          </table:table-cell>
          <table:table-cell office:value-type="string">
            <text:p>Club Dead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191]*[.F191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MK-178</text:p>
          </table:table-cell>
          <table:table-cell office:value-type="string">
            <text:p>Wake the Dead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192]*[.F192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MK-179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193]*[.F19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MK-180</text:p>
          </table:table-cell>
          <table:table-cell office:value-type="string">
            <text:p>Blade</text:p>
          </table:table-cell>
          <table:table-cell office:value-type="string">
            <text:p>The Daywalker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194]*[.F194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MK-181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195]*[.F19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MK-182</text:p>
          </table:table-cell>
          <table:table-cell office:value-type="string">
            <text:p>Elektra</text:p>
          </table:table-cell>
          <table:table-cell office:value-type="string">
            <text:p>Agent of the Hand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196]*[.F196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MK-183</text:p>
          </table:table-cell>
          <table:table-cell office:value-type="string">
            <text:p>Deathwatch</text:p>
          </table:table-cell>
          <table:table-cell office:value-type="string">
            <text:p>Unrepentant Killer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197]*[.F197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MK-184</text:p>
          </table:table-cell>
          <table:table-cell office:value-type="string">
            <text:p>Moving Target</text:p>
          </table:table-cell>
          <table:table-cell/>
          <table:table-cell table:style-name="ce3" office:value-type="string">
            <text:p>C</text:p>
          </table:table-cell>
          <table:table-cell office:value-type="float" office:value="2">
            <text:p>2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Fair</text:p>
          </table:table-cell>
          <table:table-cell/>
          <table:table-cell table:style-name="ce5" table:formula="of:=[.E198]*[.F198]" office:value-type="currency" office:currency="USD" office:value="0.98">
            <text:p>$0.98</text:p>
          </table:table-cell>
          <table:table-cell table:number-columns-repeated="1015"/>
        </table:table-row>
        <table:table-row table:style-name="ro2">
          <table:table-cell office:value-type="string">
            <text:p>MMK-184</text:p>
          </table:table-cell>
          <table:table-cell office:value-type="string">
            <text:p>Moving Target</text:p>
          </table:table-cell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199]*[.F199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MK-185</text:p>
          </table:table-cell>
          <table:table-cell office:value-type="string">
            <text:p>Hell's Fury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200]*[.F200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MK-186</text:p>
          </table:table-cell>
          <table:table-cell office:value-type="string">
            <text:p>Day of the Dead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201]*[.F201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MK-187</text:p>
          </table:table-cell>
          <table:table-cell office:value-type="string">
            <text:p>Blown to Pieces</text:p>
          </table:table-cell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202]*[.F202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MK-187</text:p>
          </table:table-cell>
          <table:table-cell office:value-type="string">
            <text:p>Blown to Pieces</text:p>
          </table:table-cell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203]*[.F203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MK-188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5" table:formula="of:=[.E204]*[.F204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MK-189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205]*[.F205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MK-190</text:p>
          </table:table-cell>
          <table:table-cell office:value-type="string">
            <text:p>Honor Among Thieves</text:p>
          </table:table-cell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office:value-type="string">
            <text:p>Fair</text:p>
          </table:table-cell>
          <table:table-cell/>
          <table:table-cell table:style-name="ce5" table:formula="of:=[.E206]*[.F206]" office:value-type="currency" office:currency="USD" office:value="0.49">
            <text:p>$0.49</text:p>
          </table:table-cell>
          <table:table-cell table:number-columns-repeated="1015"/>
        </table:table-row>
        <table:table-row table:style-name="ro2">
          <table:table-cell office:value-type="string">
            <text:p>MMK-191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207]*[.F207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MK-192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208]*[.F208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MK-193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209]*[.F209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MK-194</text:p>
          </table:table-cell>
          <table:table-cell office:value-type="string">
            <text:p>Lockjaw</text:p>
          </table:table-cell>
          <table:table-cell office:value-type="string">
            <text:p>Inhuman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79">
            <text:p>$0.79</text:p>
          </table:table-cell>
          <table:table-cell office:value-type="string">
            <text:p>Good</text:p>
          </table:table-cell>
          <table:table-cell/>
          <table:table-cell table:style-name="ce5" table:formula="of:=[.E210]*[.F210]" office:value-type="currency" office:currency="USD" office:value="0.79">
            <text:p>$0.79</text:p>
          </table:table-cell>
          <table:table-cell table:number-columns-repeated="1015"/>
        </table:table-row>
        <table:table-row table:style-name="ro1">
          <table:table-cell office:value-type="string">
            <text:p>MMK-195</text:p>
          </table:table-cell>
          <table:table-cell office:value-type="string">
            <text:p>Scarlet Witch</text:p>
          </table:table-cell>
          <table:table-cell office:value-type="string">
            <text:p>Eldritch Enchantress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75">
            <text:p>$0.75</text:p>
          </table:table-cell>
          <table:table-cell office:value-type="string">
            <text:p>Fair</text:p>
          </table:table-cell>
          <table:table-cell/>
          <table:table-cell table:style-name="ce5" table:formula="of:=[.E211]*[.F211]" office:value-type="currency" office:currency="USD" office:value="0.75">
            <text:p>$0.75</text:p>
          </table:table-cell>
          <table:table-cell table:number-columns-repeated="1015"/>
        </table:table-row>
        <table:table-row table:style-name="ro2">
          <table:table-cell office:value-type="string">
            <text:p>MMK-196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212]*[.F212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MK-197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213]*[.F213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MK-198</text:p>
          </table:table-cell>
          <table:table-cell office:value-type="string">
            <text:p>Hounds of Ahab</text:p>
          </table:table-cell>
          <table:table-cell office:value-type="string">
            <text:p>Army</text:p>
          </table:table-cell>
          <table:table-cell office:value-type="string">
            <text:p>U</text:p>
          </table:table-cell>
          <table:table-cell office:value-type="float" office:value="2">
            <text:p>2</text:p>
          </table:table-cell>
          <table:table-cell office:value-type="currency" office:currency="USD" office:value="0.75">
            <text:p>$0.75</text:p>
          </table:table-cell>
          <table:table-cell office:value-type="string">
            <text:p>Good</text:p>
          </table:table-cell>
          <table:table-cell/>
          <table:table-cell table:style-name="ce5" table:formula="of:=[.E214]*[.F214]" office:value-type="currency" office:currency="USD" office:value="1.5">
            <text:p>$1.50</text:p>
          </table:table-cell>
          <table:table-cell table:number-columns-repeated="1015"/>
        </table:table-row>
        <table:table-row table:style-name="ro2">
          <table:table-cell office:value-type="string">
            <text:p>MMK-199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5" table:formula="of:=[.E215]*[.F21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MK-200</text:p>
          </table:table-cell>
          <table:table-cell office:value-type="string">
            <text:p>Frog Man</text:p>
          </table:table-cell>
          <table:table-cell office:value-type="string">
            <text:p>Eugene Patilio</text:p>
          </table:table-cell>
          <table:table-cell office:value-type="string">
            <text:p>U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216]*[.F216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MK-201</text:p>
          </table:table-cell>
          <table:table-cell office:value-type="string">
            <text:p>Scarlet Spider Spider-Man</text:p>
          </table:table-cell>
          <table:table-cell office:value-type="string">
            <text:p>Successor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1.99">
            <text:p>$1.99</text:p>
          </table:table-cell>
          <table:table-cell office:value-type="string">
            <text:p>Good</text:p>
          </table:table-cell>
          <table:table-cell/>
          <table:table-cell table:style-name="ce5" table:formula="of:=[.E217]*[.F217]" office:value-type="currency" office:currency="USD" office:value="1.99">
            <text:p>$1.99</text:p>
          </table:table-cell>
          <table:table-cell table:number-columns-repeated="1015"/>
        </table:table-row>
        <table:table-row table:style-name="ro2">
          <table:table-cell office:value-type="string">
            <text:p>MMK-202</text:p>
          </table:table-cell>
          <table:table-cell office:value-type="string">
            <text:p>Swing into Action</text:p>
          </table:table-cell>
          <table:table-cell/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218]*[.F218]" office:value-type="currency" office:currency="USD" office:value="0.49">
            <text:p>$0.49</text:p>
          </table:table-cell>
          <table:table-cell table:number-columns-repeated="1015"/>
        </table:table-row>
        <table:table-row table:style-name="ro2">
          <table:table-cell office:value-type="string">
            <text:p>MMK-202</text:p>
          </table:table-cell>
          <table:table-cell office:value-type="string">
            <text:p>Swing into Action</text:p>
          </table:table-cell>
          <table:table-cell/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219]*[.F219]" office:value-type="currency" office:currency="USD" office:value="0.49">
            <text:p>$0.49</text:p>
          </table:table-cell>
          <table:table-cell table:number-columns-repeated="1015"/>
        </table:table-row>
        <table:table-row table:style-name="ro2">
          <table:table-cell office:value-type="string">
            <text:p>MMK-203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220]*[.F220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MK-204</text:p>
          </table:table-cell>
          <table:table-cell office:value-type="string">
            <text:p>Web Shooters</text:p>
          </table:table-cell>
          <table:table-cell/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69">
            <text:p>$0.69</text:p>
          </table:table-cell>
          <table:table-cell office:value-type="string">
            <text:p>Fair</text:p>
          </table:table-cell>
          <table:table-cell/>
          <table:table-cell table:style-name="ce5" table:formula="of:=[.E221]*[.F221]" office:value-type="currency" office:currency="USD" office:value="0.69">
            <text:p>$0.69</text:p>
          </table:table-cell>
          <table:table-cell table:number-columns-repeated="1015"/>
        </table:table-row>
        <table:table-row table:style-name="ro2">
          <table:table-cell office:value-type="string">
            <text:p>MMK-205</text:p>
          </table:table-cell>
          <table:table-cell office:value-type="string">
            <text:p>Carrion</text:p>
          </table:table-cell>
          <table:table-cell office:value-type="string">
            <text:p>Cadaverous Clone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222]*[.F222]" office:value-type="currency" office:currency="USD" office:value="0.49">
            <text:p>$0.49</text:p>
          </table:table-cell>
          <table:table-cell table:number-columns-repeated="1015"/>
        </table:table-row>
        <table:table-row table:style-name="ro2">
          <table:table-cell office:value-type="string">
            <text:p>MMK-206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223]*[.F22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MK-207</text:p>
          </table:table-cell>
          <table:table-cell office:value-type="string">
            <text:p>Scorpia</text:p>
          </table:table-cell>
          <table:table-cell office:value-type="string">
            <text:p>Elaine Colls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224]*[.F224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MK-208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225]*[.F225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MK-209</text:p>
          </table:table-cell>
          <table:table-cell office:value-type="string">
            <text:p>Lacuna</text:p>
          </table:table-cell>
          <table:table-cell office:value-type="string">
            <text:p>Media Darling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226]*[.F226]" office:value-type="currency" office:currency="USD" office:value="0.75">
            <text:p>$0.75</text:p>
          </table:table-cell>
          <table:table-cell table:number-columns-repeated="1015"/>
        </table:table-row>
        <table:table-row table:style-name="ro2">
          <table:table-cell office:value-type="string">
            <text:p>MMK-210</text:p>
          </table:table-cell>
          <table:table-cell office:value-type="string">
            <text:p>Sharon Ginsberg</text:p>
          </table:table-cell>
          <table:table-cell office:value-type="string">
            <text:p>Corrupt Counsel</text:p>
          </table:table-cell>
          <table:table-cell table:style-name="ce3" office:value-type="string">
            <text:p>C</text:p>
          </table:table-cell>
          <table:table-cell office:value-type="float" office:value="2">
            <text:p>2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227]*[.F227]" office:value-type="currency" office:currency="USD" office:value="0.98">
            <text:p>$0.98</text:p>
          </table:table-cell>
          <table:table-cell table:number-columns-repeated="1015"/>
        </table:table-row>
        <table:table-row table:style-name="ro2">
          <table:table-cell office:value-type="string">
            <text:p>MMK-211</text:p>
          </table:table-cell>
          <table:table-cell office:value-type="string">
            <text:p>Advance Recon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45">
            <text:p>$0.45</text:p>
          </table:table-cell>
          <table:table-cell office:value-type="string">
            <text:p>Good</text:p>
          </table:table-cell>
          <table:table-cell/>
          <table:table-cell table:style-name="ce5" table:formula="of:=[.E228]*[.F228]" office:value-type="currency" office:currency="USD" office:value="0.9">
            <text:p>$0.90</text:p>
          </table:table-cell>
          <table:table-cell table:number-columns-repeated="1015"/>
        </table:table-row>
        <table:table-row table:style-name="ro2">
          <table:table-cell office:value-type="string">
            <text:p>MMK-212</text:p>
          </table:table-cell>
          <table:table-cell office:value-type="string">
            <text:p>Marvel Team-Up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229]*[.F229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MK-213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230]*[.F230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MK-214</text:p>
          </table:table-cell>
          <table:table-cell office:value-type="string">
            <text:p>Meltdown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45">
            <text:p>$0.45</text:p>
          </table:table-cell>
          <table:table-cell office:value-type="string">
            <text:p>Fair</text:p>
          </table:table-cell>
          <table:table-cell/>
          <table:table-cell table:style-name="ce5" table:formula="of:=[.E231]*[.F231]" office:value-type="currency" office:currency="USD" office:value="0.9">
            <text:p>$0.90</text:p>
          </table:table-cell>
          <table:table-cell table:number-columns-repeated="1015"/>
        </table:table-row>
        <table:table-row table:style-name="ro2">
          <table:table-cell office:value-type="string">
            <text:p>MMK-215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232]*[.F23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MK-216</text:p>
          </table:table-cell>
          <table:table-cell office:value-type="string">
            <text:p>Mystic Sigil</text:p>
          </table:table-cell>
          <table:table-cell/>
          <table:table-cell office:value-type="string">
            <text:p>U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233]*[.F233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MK-217</text:p>
          </table:table-cell>
          <table:table-cell office:value-type="string">
            <text:p>Out of the Darkness</text:p>
          </table:table-cell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234]*[.F234]" office:value-type="currency" office:currency="USD" office:value="0.25">
            <text:p>$0.25</text:p>
          </table:table-cell>
          <table:table-cell table:number-columns-repeated="1015"/>
        </table:table-row>
        <table:table-row table:style-name="ro1">
          <table:table-cell office:value-type="string">
            <text:p>MMK-218</text:p>
          </table:table-cell>
          <table:table-cell office:value-type="string">
            <text:p>Psychoville</text:p>
          </table:table-cell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235]*[.F235]" office:value-type="currency" office:currency="USD" office:value="0.25">
            <text:p>$0.25</text:p>
          </table:table-cell>
          <table:table-cell table:number-columns-repeated="1015"/>
        </table:table-row>
        <table:table-row table:style-name="ro1">
          <table:table-cell office:value-type="string">
            <text:p>MMK-218</text:p>
          </table:table-cell>
          <table:table-cell office:value-type="string">
            <text:p>Psychoville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236]*[.F236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MK-219</text:p>
          </table:table-cell>
          <table:table-cell office:value-type="string">
            <text:p>Team Spirit</text:p>
          </table:table-cell>
          <table:table-cell/>
          <table:table-cell office:value-type="string">
            <text:p>U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237]*[.F237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MK-220</text:p>
          </table:table-cell>
          <table:table-cell office:value-type="string">
            <text:p>Weapon of Choice</text:p>
          </table:table-cell>
          <table:table-cell/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75">
            <text:p>$0.75</text:p>
          </table:table-cell>
          <table:table-cell office:value-type="string">
            <text:p>Fair</text:p>
          </table:table-cell>
          <table:table-cell/>
          <table:table-cell table:style-name="ce5" table:formula="of:=[.E238]*[.F238]" office:value-type="currency" office:currency="USD" office:value="0.75">
            <text:p>$0.75</text:p>
          </table:table-cell>
          <table:table-cell table:number-columns-repeated="1015"/>
        </table:table-row>
        <table:table-row table:style-name="ro2">
          <table:table-cell office:value-type="string">
            <text:p>MSM-001</text:p>
          </table:table-cell>
          <table:table-cell office:value-type="string">
            <text:p>Black Cat</text:p>
          </table:table-cell>
          <table:table-cell office:value-type="string">
            <text:p>Felicia Hardy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239]*[.F239]" office:value-type="currency" office:currency="USD" office:value="1">
            <text:p>$1.00</text:p>
          </table:table-cell>
          <table:table-cell table:number-columns-repeated="1015"/>
        </table:table-row>
        <table:table-row table:style-name="ro2">
          <table:table-cell office:value-type="string">
            <text:p>MSM-002</text:p>
          </table:table-cell>
          <table:table-cell office:value-type="string">
            <text:p>Daredevil</text:p>
          </table:table-cell>
          <table:table-cell office:value-type="string">
            <text:p>The Man Without Fear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240]*[.F240]" office:value-type="currency" office:currency="USD" office:value="1">
            <text:p>$1.00</text:p>
          </table:table-cell>
          <table:table-cell table:number-columns-repeated="1015"/>
        </table:table-row>
        <table:table-row table:style-name="ro2">
          <table:table-cell office:value-type="string">
            <text:p>MSM-003</text:p>
          </table:table-cell>
          <table:table-cell office:value-type="string">
            <text:p>Madame Web</text:p>
          </table:table-cell>
          <table:table-cell office:value-type="string">
            <text:p>Cassandra Webb</text:p>
          </table:table-cell>
          <table:table-cell table:style-name="ce3" office:value-type="string">
            <text:p>C</text:p>
          </table:table-cell>
          <table:table-cell office:value-type="float" office:value="4">
            <text:p>4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241]*[.F241]" office:value-type="currency" office:currency="USD" office:value="1.96">
            <text:p>$1.96</text:p>
          </table:table-cell>
          <table:table-cell table:number-columns-repeated="1015"/>
        </table:table-row>
        <table:table-row table:style-name="ro2">
          <table:table-cell office:value-type="string">
            <text:p>MSM-003</text:p>
          </table:table-cell>
          <table:table-cell office:value-type="string">
            <text:p>Madame Web</text:p>
          </table:table-cell>
          <table:table-cell office:value-type="string">
            <text:p>Cassandra Webb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242]*[.F242]" office:value-type="currency" office:currency="USD" office:value="0.25">
            <text:p>$0.25</text:p>
          </table:table-cell>
          <table:table-cell table:number-columns-repeated="1015"/>
        </table:table-row>
        <table:table-row table:style-name="ro1">
          <table:table-cell office:value-type="string">
            <text:p>MSM-004</text:p>
          </table:table-cell>
          <table:table-cell office:value-type="string">
            <text:p>Prowler</text:p>
          </table:table-cell>
          <table:table-cell office:value-type="string">
            <text:p>Hobie Brown</text:p>
          </table:table-cell>
          <table:table-cell table:style-name="ce3" office:value-type="string">
            <text:p>C</text:p>
          </table:table-cell>
          <table:table-cell office:value-type="float" office:value="4">
            <text:p>4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243]*[.F243]" office:value-type="currency" office:currency="USD" office:value="1.96">
            <text:p>$1.96</text:p>
          </table:table-cell>
          <table:table-cell table:number-columns-repeated="1015"/>
        </table:table-row>
        <table:table-row table:style-name="ro1">
          <table:table-cell office:value-type="string">
            <text:p>MSM-005</text:p>
          </table:table-cell>
          <table:table-cell office:value-type="string">
            <text:p>Punisher</text:p>
          </table:table-cell>
          <table:table-cell office:value-type="string">
            <text:p>Vigilante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244]*[.F244]" office:value-type="currency" office:currency="USD" office:value="0.5">
            <text:p>$0.50</text:p>
          </table:table-cell>
          <table:table-cell table:number-columns-repeated="1015"/>
        </table:table-row>
        <table:table-row table:style-name="ro1">
          <table:table-cell office:value-type="string">
            <text:p>MSM-006</text:p>
          </table:table-cell>
          <table:table-cell office:value-type="string">
            <text:p>Solo</text:p>
          </table:table-cell>
          <table:table-cell office:value-type="string">
            <text:p>James Bourne</text:p>
          </table:table-cell>
          <table:table-cell table:style-name="ce3" office:value-type="string">
            <text:p>C</text:p>
          </table:table-cell>
          <table:table-cell office:value-type="float" office:value="4">
            <text:p>4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245]*[.F245]" office:value-type="currency" office:currency="USD" office:value="1.96">
            <text:p>$1.96</text:p>
          </table:table-cell>
          <table:table-cell table:number-columns-repeated="1015"/>
        </table:table-row>
        <table:table-row table:style-name="ro2">
          <table:table-cell office:value-type="string">
            <text:p>MSM-007</text:p>
          </table:table-cell>
          <table:table-cell office:value-type="string">
            <text:p>Spider-Man</text:p>
          </table:table-cell>
          <table:table-cell office:value-type="string">
            <text:p>Friendly Neighborhood Spider-Man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246]*[.F246]" office:value-type="currency" office:currency="USD" office:value="1">
            <text:p>$1.00</text:p>
          </table:table-cell>
          <table:table-cell table:number-columns-repeated="1015"/>
        </table:table-row>
        <table:table-row table:style-name="ro2">
          <table:table-cell office:value-type="string">
            <text:p>MSM-008</text:p>
          </table:table-cell>
          <table:table-cell office:value-type="string">
            <text:p>Nova</text:p>
          </table:table-cell>
          <table:table-cell office:value-type="string">
            <text:p>Richard Rider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247]*[.F247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SM-010</text:p>
          </table:table-cell>
          <table:table-cell office:value-type="string">
            <text:p>Daily Bugle</text:p>
          </table:table-cell>
          <table:table-cell/>
          <table:table-cell office:value-type="string">
            <text:p>U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248]*[.F248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SM-011</text:p>
          </table:table-cell>
          <table:table-cell office:value-type="string">
            <text:p>ESU Science Lab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249]*[.F249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SM-012</text:p>
          </table:table-cell>
          <table:table-cell office:value-type="string">
            <text:p>Spider Senses</text:p>
          </table:table-cell>
          <table:table-cell/>
          <table:table-cell office:value-type="string">
            <text:p>U</text:p>
          </table:table-cell>
          <table:table-cell office:value-type="float" office:value="2">
            <text:p>2</text:p>
          </table:table-cell>
          <table:table-cell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250]*[.F250]" office:value-type="currency" office:currency="USD" office:value="0.98">
            <text:p>$0.98</text:p>
          </table:table-cell>
          <table:table-cell table:number-columns-repeated="1015"/>
        </table:table-row>
        <table:table-row table:style-name="ro2">
          <table:table-cell office:value-type="string">
            <text:p>MSM-013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5" table:formula="of:=[.E251]*[.F251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SM-014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5" table:formula="of:=[.E252]*[.F25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SM-015</text:p>
          </table:table-cell>
          <table:table-cell office:value-type="string">
            <text:p>Dr. Octopus</text:p>
          </table:table-cell>
          <table:table-cell office:value-type="string">
            <text:p>Otto Octavius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253]*[.F253]" office:value-type="currency" office:currency="USD" office:value="1.25">
            <text:p>$1.25</text:p>
          </table:table-cell>
          <table:table-cell table:number-columns-repeated="1015"/>
        </table:table-row>
        <table:table-row table:style-name="ro1">
          <table:table-cell office:value-type="string">
            <text:p>MSM-016</text:p>
          </table:table-cell>
          <table:table-cell office:value-type="string">
            <text:p>Electro</text:p>
          </table:table-cell>
          <table:table-cell office:value-type="string">
            <text:p>Maxwell Dillon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254]*[.F254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SM-017</text:p>
          </table:table-cell>
          <table:table-cell office:value-type="string">
            <text:p>Green Goblin</text:p>
          </table:table-cell>
          <table:table-cell office:value-type="string">
            <text:p>Norman Osborn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255]*[.F255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SM-017</text:p>
          </table:table-cell>
          <table:table-cell office:value-type="string">
            <text:p>Green Goblin</text:p>
          </table:table-cell>
          <table:table-cell office:value-type="string">
            <text:p>Norman Osborn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256]*[.F256]" office:value-type="currency" office:currency="USD" office:value="1">
            <text:p>$1.00</text:p>
          </table:table-cell>
          <table:table-cell table:number-columns-repeated="1015"/>
        </table:table-row>
        <table:table-row table:style-name="ro1">
          <table:table-cell office:value-type="string">
            <text:p>MSM-018</text:p>
          </table:table-cell>
          <table:table-cell office:value-type="string">
            <text:p>Kraven the Hunter</text:p>
          </table:table-cell>
          <table:table-cell office:value-type="string">
            <text:p>Serge Kravinoff</text:p>
          </table:table-cell>
          <table:table-cell table:style-name="ce3" office:value-type="string">
            <text:p>C</text:p>
          </table:table-cell>
          <table:table-cell office:value-type="float" office:value="5">
            <text:p>5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257]*[.F257]" office:value-type="currency" office:currency="USD" office:value="2.45">
            <text:p>$2.45</text:p>
          </table:table-cell>
          <table:table-cell table:number-columns-repeated="1015"/>
        </table:table-row>
        <table:table-row table:style-name="ro2">
          <table:table-cell office:value-type="string">
            <text:p>MSM-019</text:p>
          </table:table-cell>
          <table:table-cell office:value-type="string">
            <text:p>Lizard</text:p>
          </table:table-cell>
          <table:table-cell office:value-type="string">
            <text:p>Dr. Curtis Connors</text:p>
          </table:table-cell>
          <table:table-cell table:style-name="ce3" office:value-type="string">
            <text:p>C</text:p>
          </table:table-cell>
          <table:table-cell office:value-type="float" office:value="4">
            <text:p>4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258]*[.F258]" office:value-type="currency" office:currency="USD" office:value="1.96">
            <text:p>$1.96</text:p>
          </table:table-cell>
          <table:table-cell table:number-columns-repeated="1015"/>
        </table:table-row>
        <table:table-row table:style-name="ro1">
          <table:table-cell office:value-type="string">
            <text:p>MSM-020</text:p>
          </table:table-cell>
          <table:table-cell office:value-type="string">
            <text:p>Rhino</text:p>
          </table:table-cell>
          <table:table-cell office:value-type="string">
            <text:p>Alex O'Hirn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259]*[.F259]" office:value-type="currency" office:currency="USD" office:value="1">
            <text:p>$1.00</text:p>
          </table:table-cell>
          <table:table-cell table:number-columns-repeated="1015"/>
        </table:table-row>
        <table:table-row table:style-name="ro2">
          <table:table-cell office:value-type="string">
            <text:p>MSM-021</text:p>
          </table:table-cell>
          <table:table-cell office:value-type="string">
            <text:p>Venom</text:p>
          </table:table-cell>
          <table:table-cell office:value-type="string">
            <text:p>Eddie Brock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260]*[.F260]" office:value-type="currency" office:currency="USD" office:value="0.25">
            <text:p>$0.25</text:p>
          </table:table-cell>
          <table:table-cell table:number-columns-repeated="1015"/>
        </table:table-row>
        <table:table-row table:style-name="ro1">
          <table:table-cell office:value-type="string">
            <text:p>MSM-022</text:p>
          </table:table-cell>
          <table:table-cell office:value-type="string">
            <text:p>Vulture</text:p>
          </table:table-cell>
          <table:table-cell office:value-type="string">
            <text:p>Adrian Toomes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261]*[.F261]" office:value-type="currency" office:currency="USD" office:value="1">
            <text:p>$1.00</text:p>
          </table:table-cell>
          <table:table-cell table:number-columns-repeated="1015"/>
        </table:table-row>
        <table:table-row table:style-name="ro1">
          <table:table-cell office:value-type="string">
            <text:p>MSM-023</text:p>
          </table:table-cell>
          <table:table-cell office:value-type="string">
            <text:p>Doc Ock's Lab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262]*[.F262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SM-024</text:p>
          </table:table-cell>
          <table:table-cell office:value-type="string">
            <text:p>Osborn Industries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263]*[.F263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SM-024</text:p>
          </table:table-cell>
          <table:table-cell office:value-type="string">
            <text:p>Osborn Industries</text:p>
          </table:table-cell>
          <table:table-cell/>
          <table:table-cell office:value-type="string">
            <text:p>U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264]*[.F264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SM-025</text:p>
          </table:table-cell>
          <table:table-cell office:value-type="string">
            <text:p>Sadistic Choice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265]*[.F265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SM-025</text:p>
          </table:table-cell>
          <table:table-cell office:value-type="string">
            <text:p>Sadistic Choice</text:p>
          </table:table-cell>
          <table:table-cell/>
          <table:table-cell office:value-type="string">
            <text:p>U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266]*[.F266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SM-026</text:p>
          </table:table-cell>
          <table:table-cell office:value-type="string">
            <text:p>Sinister Salvo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267]*[.F267]" office:value-type="currency" office:currency="USD" office:value="0.25">
            <text:p>$0.25</text:p>
          </table:table-cell>
          <table:table-cell table:number-columns-repeated="1015"/>
        </table:table-row>
        <table:table-row table:style-name="ro1">
          <table:table-cell office:value-type="string">
            <text:p>MSM-027</text:p>
          </table:table-cell>
          <table:table-cell office:value-type="string">
            <text:p>Alley – Oop!</text:p>
          </table:table-cell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268]*[.F268]" office:value-type="currency" office:currency="USD" office:value="0.25">
            <text:p>$0.25</text:p>
          </table:table-cell>
          <table:table-cell table:number-columns-repeated="1015"/>
        </table:table-row>
        <table:table-row table:style-name="ro1">
          <table:table-cell office:value-type="string">
            <text:p>MSM-027</text:p>
          </table:table-cell>
          <table:table-cell office:value-type="string">
            <text:p>Alley – Oop!</text:p>
          </table:table-cell>
          <table:table-cell/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269]*[.F269]" office:value-type="currency" office:currency="USD" office:value="1">
            <text:p>$1.00</text:p>
          </table:table-cell>
          <table:table-cell table:number-columns-repeated="1015"/>
        </table:table-row>
        <table:table-row table:style-name="ro2">
          <table:table-cell office:value-type="string">
            <text:p>MSM-028</text:p>
          </table:table-cell>
          <table:table-cell office:value-type="string">
            <text:p>Crushing Blow</text:p>
          </table:table-cell>
          <table:table-cell/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270]*[.F270]" office:value-type="currency" office:currency="USD" office:value="1">
            <text:p>$1.00</text:p>
          </table:table-cell>
          <table:table-cell table:number-columns-repeated="1015"/>
        </table:table-row>
        <table:table-row table:style-name="ro1">
          <table:table-cell office:value-type="string">
            <text:p>MSM-029</text:p>
          </table:table-cell>
          <table:table-cell office:value-type="string">
            <text:p>Jetpack</text:p>
          </table:table-cell>
          <table:table-cell/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271]*[.F271]" office:value-type="currency" office:currency="USD" office:value="1">
            <text:p>$1.00</text:p>
          </table:table-cell>
          <table:table-cell table:number-columns-repeated="1015"/>
        </table:table-row>
        <table:table-row table:style-name="ro2">
          <table:table-cell office:value-type="string">
            <text:p>MSM-030</text:p>
          </table:table-cell>
          <table:table-cell office:value-type="string">
            <text:p>No Fear</text:p>
          </table:table-cell>
          <table:table-cell/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Fair</text:p>
          </table:table-cell>
          <table:table-cell/>
          <table:table-cell table:style-name="ce5" table:formula="of:=[.E272]*[.F272]" office:value-type="currency" office:currency="USD" office:value="1.4">
            <text:p>$1.40</text:p>
          </table:table-cell>
          <table:table-cell table:number-columns-repeated="1015"/>
        </table:table-row>
        <table:table-row table:style-name="ro2">
          <table:table-cell office:value-type="string">
            <text:p>MSM-031</text:p>
          </table:table-cell>
          <table:table-cell office:value-type="string">
            <text:p>Smoke Screen</text:p>
          </table:table-cell>
          <table:table-cell/>
          <table:table-cell office:value-type="string">
            <text:p>U</text:p>
          </table:table-cell>
          <table:table-cell office:value-type="float" office:value="4">
            <text:p>4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273]*[.F273]" office:value-type="currency" office:currency="USD" office:value="1">
            <text:p>$1.00</text:p>
          </table:table-cell>
          <table:table-cell table:number-columns-repeated="1015"/>
        </table:table-row>
        <table:table-row table:style-name="ro2">
          <table:table-cell office:value-type="string">
            <text:p>MSM-032</text:p>
          </table:table-cell>
          <table:table-cell office:value-type="string">
            <text:p>Aunt May</text:p>
          </table:table-cell>
          <table:table-cell office:value-type="string">
            <text:p>May Parker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</text:p>
          </table:table-cell>
          <table:table-cell/>
          <table:table-cell table:style-name="ce5" table:formula="of:=[.E274]*[.F274]" office:value-type="currency" office:currency="USD" office:value="0.35">
            <text:p>$0.35</text:p>
          </table:table-cell>
          <table:table-cell table:number-columns-repeated="1015"/>
        </table:table-row>
        <table:table-row table:style-name="ro2">
          <table:table-cell office:value-type="string">
            <text:p>MSM-033</text:p>
          </table:table-cell>
          <table:table-cell office:value-type="string">
            <text:p>Black Cat</text:p>
          </table:table-cell>
          <table:table-cell office:value-type="string">
            <text:p>Master Thief</text:p>
          </table:table-cell>
          <table:table-cell office:value-type="string">
            <text:p>U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275]*[.F275]" office:value-type="currency" office:currency="USD" office:value="0.5">
            <text:p>$0.50</text:p>
          </table:table-cell>
          <table:table-cell table:number-columns-repeated="1015"/>
        </table:table-row>
        <table:table-row table:style-name="ro1">
          <table:table-cell office:value-type="string">
            <text:p>MSM-034</text:p>
          </table:table-cell>
          <table:table-cell office:value-type="string">
            <text:p>Cardiac</text:p>
          </table:table-cell>
          <table:table-cell office:value-type="string">
            <text:p>Elias Wirtham</text:p>
          </table:table-cell>
          <table:table-cell office:value-type="string">
            <text:p>U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276]*[.F276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SM-035</text:p>
          </table:table-cell>
          <table:table-cell office:value-type="string">
            <text:p>Cloak</text:p>
          </table:table-cell>
          <table:table-cell office:value-type="string">
            <text:p>Tyrone Johnson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277]*[.F277]" office:value-type="currency" office:currency="USD" office:value="1">
            <text:p>$1.00</text:p>
          </table:table-cell>
          <table:table-cell table:number-columns-repeated="1015"/>
        </table:table-row>
        <table:table-row table:style-name="ro1">
          <table:table-cell office:value-type="string">
            <text:p>MSM-036</text:p>
          </table:table-cell>
          <table:table-cell office:value-type="string">
            <text:p>Dagger</text:p>
          </table:table-cell>
          <table:table-cell office:value-type="string">
            <text:p>Tandy Bowen</text:p>
          </table:table-cell>
          <table:table-cell office:value-type="string">
            <text:p>U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278]*[.F278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SM-037</text:p>
          </table:table-cell>
          <table:table-cell office:value-type="string">
            <text:p>Dusk</text:p>
          </table:table-cell>
          <table:table-cell office:value-type="string">
            <text:p>Cassie St. Commons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279]*[.F279]" office:value-type="currency" office:currency="USD" office:value="1">
            <text:p>$1.00</text:p>
          </table:table-cell>
          <table:table-cell table:number-columns-repeated="1015"/>
        </table:table-row>
        <table:table-row table:style-name="ro2">
          <table:table-cell office:value-type="string">
            <text:p>MSM-038</text:p>
          </table:table-cell>
          <table:table-cell office:value-type="string">
            <text:p>Ezekiel</text:p>
          </table:table-cell>
          <table:table-cell office:value-type="string">
            <text:p>Spirit of the Spider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280]*[.F280]" office:value-type="currency" office:currency="USD" office:value="1">
            <text:p>$1.00</text:p>
          </table:table-cell>
          <table:table-cell table:number-columns-repeated="1015"/>
        </table:table-row>
        <table:table-row table:style-name="ro1">
          <table:table-cell office:value-type="string">
            <text:p>MSM-039</text:p>
          </table:table-cell>
          <table:table-cell office:value-type="string">
            <text:p>Firestar</text:p>
          </table:table-cell>
          <table:table-cell office:value-type="string">
            <text:p>Hot Stuff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75">
            <text:p>$0.75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281]*[.F281]" office:value-type="currency" office:currency="USD" office:value="0.75">
            <text:p>$0.75</text:p>
          </table:table-cell>
          <table:table-cell table:number-columns-repeated="1015"/>
        </table:table-row>
        <table:table-row table:style-name="ro1">
          <table:table-cell office:value-type="string">
            <text:p>MSM-039</text:p>
          </table:table-cell>
          <table:table-cell office:value-type="string">
            <text:p>Firestar</text:p>
          </table:table-cell>
          <table:table-cell office:value-type="string">
            <text:p>Hot Stuff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75">
            <text:p>$0.75</text:p>
          </table:table-cell>
          <table:table-cell office:value-type="string">
            <text:p>Good</text:p>
          </table:table-cell>
          <table:table-cell/>
          <table:table-cell table:style-name="ce5" table:formula="of:=[.E282]*[.F282]" office:value-type="currency" office:currency="USD" office:value="0.75">
            <text:p>$0.75</text:p>
          </table:table-cell>
          <table:table-cell table:number-columns-repeated="1015"/>
        </table:table-row>
        <table:table-row table:style-name="ro1">
          <table:table-cell office:value-type="string">
            <text:p>MSM-040</text:p>
          </table:table-cell>
          <table:table-cell office:value-type="string">
            <text:p>Hornet</text:p>
          </table:table-cell>
          <table:table-cell office:value-type="string">
            <text:p>Eddie McDonough</text:p>
          </table:table-cell>
          <table:table-cell table:style-name="ce3" office:value-type="string">
            <text:p>C</text:p>
          </table:table-cell>
          <table:table-cell office:value-type="float" office:value="4">
            <text:p>4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Fair</text:p>
          </table:table-cell>
          <table:table-cell/>
          <table:table-cell table:style-name="ce5" table:formula="of:=[.E283]*[.F283]" office:value-type="currency" office:currency="USD" office:value="1.96">
            <text:p>$1.96</text:p>
          </table:table-cell>
          <table:table-cell table:number-columns-repeated="1015"/>
        </table:table-row>
        <table:table-row table:style-name="ro2">
          <table:table-cell office:value-type="string">
            <text:p>MSM-041</text:p>
          </table:table-cell>
          <table:table-cell office:value-type="string">
            <text:p>Human Torch</text:p>
          </table:table-cell>
          <table:table-cell office:value-type="string">
            <text:p>Friendly Rival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284]*[.F284]" office:value-type="currency" office:currency="USD" office:value="1">
            <text:p>$1.00</text:p>
          </table:table-cell>
          <table:table-cell table:number-columns-repeated="1015"/>
        </table:table-row>
        <table:table-row table:style-name="ro2">
          <table:table-cell office:value-type="string">
            <text:p>MSM-042</text:p>
          </table:table-cell>
          <table:table-cell office:value-type="string">
            <text:p>Iceman</text:p>
          </table:table-cell>
          <table:table-cell office:value-type="string">
            <text:p>Cool Customer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285]*[.F285]" office:value-type="currency" office:currency="USD" office:value="1">
            <text:p>$1.00</text:p>
          </table:table-cell>
          <table:table-cell table:number-columns-repeated="1015"/>
        </table:table-row>
        <table:table-row table:style-name="ro2">
          <table:table-cell office:value-type="string">
            <text:p>MSM-043</text:p>
          </table:table-cell>
          <table:table-cell office:value-type="string">
            <text:p>Jessica Drew Spider-Woman</text:p>
          </table:table-cell>
          <table:table-cell office:value-type="string">
            <text:p>Venom Blast</text:p>
          </table:table-cell>
          <table:table-cell office:value-type="string">
            <text:p>U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286]*[.F286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SM-044</text:p>
          </table:table-cell>
          <table:table-cell office:value-type="string">
            <text:p>Julia Carpenter Spider-Woman</text:p>
          </table:table-cell>
          <table:table-cell office:value-type="string">
            <text:p>Web Weaver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287]*[.F287]" office:value-type="currency" office:currency="USD" office:value="0.35">
            <text:p>$0.35</text:p>
          </table:table-cell>
          <table:table-cell table:number-columns-repeated="1015"/>
        </table:table-row>
        <table:table-row table:style-name="ro2">
          <table:table-cell office:value-type="string">
            <text:p>MSM-044</text:p>
          </table:table-cell>
          <table:table-cell office:value-type="string">
            <text:p>Julia Carpenter Spider-Woman</text:p>
          </table:table-cell>
          <table:table-cell office:value-type="string">
            <text:p>Web Weaver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</text:p>
          </table:table-cell>
          <table:table-cell/>
          <table:table-cell table:style-name="ce5" table:formula="of:=[.E288]*[.F288]" office:value-type="currency" office:currency="USD" office:value="0.35">
            <text:p>$0.35</text:p>
          </table:table-cell>
          <table:table-cell table:number-columns-repeated="1015"/>
        </table:table-row>
        <table:table-row table:style-name="ro2">
          <table:table-cell office:value-type="string">
            <text:p>MSM-045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5" table:formula="of:=[.E289]*[.F289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SM-046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5" table:formula="of:=[.E290]*[.F290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SM-047</text:p>
          </table:table-cell>
          <table:table-cell office:value-type="string">
            <text:p>Prodigy</text:p>
          </table:table-cell>
          <table:table-cell office:value-type="string">
            <text:p>Richie Gilmore</text:p>
          </table:table-cell>
          <table:table-cell table:style-name="ce3" office:value-type="string">
            <text:p>C</text:p>
          </table:table-cell>
          <table:table-cell office:value-type="float" office:value="4">
            <text:p>4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291]*[.F291]" office:value-type="currency" office:currency="USD" office:value="1.96">
            <text:p>$1.96</text:p>
          </table:table-cell>
          <table:table-cell table:number-columns-repeated="1015"/>
        </table:table-row>
        <table:table-row table:style-name="ro1">
          <table:table-cell office:value-type="string">
            <text:p>MSM-048</text:p>
          </table:table-cell>
          <table:table-cell office:value-type="string">
            <text:p>Puma</text:p>
          </table:table-cell>
          <table:table-cell office:value-type="string">
            <text:p>Thomas Fireheart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292]*[.F292]" office:value-type="currency" office:currency="USD" office:value="1.25">
            <text:p>$1.25</text:p>
          </table:table-cell>
          <table:table-cell table:number-columns-repeated="1015"/>
        </table:table-row>
        <table:table-row table:style-name="ro2">
          <table:table-cell office:value-type="string">
            <text:p>MSM-049</text:p>
          </table:table-cell>
          <table:table-cell office:value-type="string">
            <text:p>Ricochet</text:p>
          </table:table-cell>
          <table:table-cell office:value-type="string">
            <text:p>Johnny Gallo</text:p>
          </table:table-cell>
          <table:table-cell table:style-name="ce3" office:value-type="string">
            <text:p>C</text:p>
          </table:table-cell>
          <table:table-cell office:value-type="float" office:value="4">
            <text:p>4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Fair</text:p>
          </table:table-cell>
          <table:table-cell/>
          <table:table-cell table:style-name="ce5" table:formula="of:=[.E293]*[.F293]" office:value-type="currency" office:currency="USD" office:value="1.96">
            <text:p>$1.96</text:p>
          </table:table-cell>
          <table:table-cell table:number-columns-repeated="1015"/>
        </table:table-row>
        <table:table-row table:style-name="ro2">
          <table:table-cell office:value-type="string">
            <text:p>MSM-050</text:p>
          </table:table-cell>
          <table:table-cell office:value-type="string">
            <text:p>Rocket Racer</text:p>
          </table:table-cell>
          <table:table-cell office:value-type="string">
            <text:p>Robert Farrell</text:p>
          </table:table-cell>
          <table:table-cell table:style-name="ce3" office:value-type="string">
            <text:p>C</text:p>
          </table:table-cell>
          <table:table-cell office:value-type="float" office:value="4">
            <text:p>4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Fair</text:p>
          </table:table-cell>
          <table:table-cell/>
          <table:table-cell table:style-name="ce5" table:formula="of:=[.E294]*[.F294]" office:value-type="currency" office:currency="USD" office:value="1.96">
            <text:p>$1.96</text:p>
          </table:table-cell>
          <table:table-cell table:number-columns-repeated="1015"/>
        </table:table-row>
        <table:table-row table:style-name="ro2">
          <table:table-cell office:value-type="string">
            <text:p>MSM-051</text:p>
          </table:table-cell>
          <table:table-cell office:value-type="string">
            <text:p>Scarlet Spider</text:p>
          </table:table-cell>
          <table:table-cell office:value-type="string">
            <text:p>Ben Reilly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295]*[.F295]" office:value-type="currency" office:currency="USD" office:value="1">
            <text:p>$1.00</text:p>
          </table:table-cell>
          <table:table-cell table:number-columns-repeated="1015"/>
        </table:table-row>
        <table:table-row table:style-name="ro1">
          <table:table-cell office:value-type="string">
            <text:p>MSM-052</text:p>
          </table:table-cell>
          <table:table-cell office:value-type="string">
            <text:p>Silver Sable</text:p>
          </table:table-cell>
          <table:table-cell office:value-type="string">
            <text:p>Silver Sablinovia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296]*[.F296]" office:value-type="currency" office:currency="USD" office:value="0.25">
            <text:p>$0.25</text:p>
          </table:table-cell>
          <table:table-cell table:number-columns-repeated="1015"/>
        </table:table-row>
        <table:table-row table:style-name="ro1">
          <table:table-cell office:value-type="string">
            <text:p>MSM-052</text:p>
          </table:table-cell>
          <table:table-cell office:value-type="string">
            <text:p>Silver Sable</text:p>
          </table:table-cell>
          <table:table-cell office:value-type="string">
            <text:p>Silver Sablinovia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297]*[.F297]" office:value-type="currency" office:currency="USD" office:value="1">
            <text:p>$1.00</text:p>
          </table:table-cell>
          <table:table-cell table:number-columns-repeated="1015"/>
        </table:table-row>
        <table:table-row table:style-name="ro1">
          <table:table-cell office:value-type="string">
            <text:p>MSM-053</text:p>
          </table:table-cell>
          <table:table-cell office:value-type="string">
            <text:p>Spider-Man</text:p>
          </table:table-cell>
          <table:table-cell office:value-type="string">
            <text:p>Alien Symbiote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298]*[.F298]" office:value-type="currency" office:currency="USD" office:value="1">
            <text:p>$1.00</text:p>
          </table:table-cell>
          <table:table-cell table:number-columns-repeated="1015"/>
        </table:table-row>
        <table:table-row table:style-name="ro2">
          <table:table-cell office:value-type="string">
            <text:p>MSM-054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299]*[.F299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SM-055</text:p>
          </table:table-cell>
          <table:table-cell office:value-type="string">
            <text:p>Wild Pack</text:p>
          </table:table-cell>
          <table:table-cell office:value-type="string">
            <text:p>Army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300]*[.F300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SM-055</text:p>
          </table:table-cell>
          <table:table-cell office:value-type="string">
            <text:p>Wild Pack</text:p>
          </table:table-cell>
          <table:table-cell office:value-type="string">
            <text:p>Army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301]*[.F301]" office:value-type="currency" office:currency="USD" office:value="1">
            <text:p>$1.00</text:p>
          </table:table-cell>
          <table:table-cell table:number-columns-repeated="1015"/>
        </table:table-row>
        <table:table-row table:style-name="ro1">
          <table:table-cell office:value-type="string">
            <text:p>MSM-056</text:p>
          </table:table-cell>
          <table:table-cell office:value-type="string">
            <text:p>Will O' The Wisp</text:p>
          </table:table-cell>
          <table:table-cell office:value-type="string">
            <text:p>Jackson Arvad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302]*[.F302]" office:value-type="currency" office:currency="USD" office:value="0.49">
            <text:p>$0.49</text:p>
          </table:table-cell>
          <table:table-cell table:number-columns-repeated="1015"/>
        </table:table-row>
        <table:table-row table:style-name="ro1">
          <table:table-cell office:value-type="string">
            <text:p>MSM-056</text:p>
          </table:table-cell>
          <table:table-cell office:value-type="string">
            <text:p>Will O' The Wisp</text:p>
          </table:table-cell>
          <table:table-cell office:value-type="string">
            <text:p>Jackson Arvad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303]*[.F303]" office:value-type="currency" office:currency="USD" office:value="0.49">
            <text:p>$0.49</text:p>
          </table:table-cell>
          <table:table-cell table:number-columns-repeated="1015"/>
        </table:table-row>
        <table:table-row table:style-name="ro2">
          <table:table-cell office:value-type="string">
            <text:p>MSM-057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304]*[.F304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SM-058</text:p>
          </table:table-cell>
          <table:table-cell office:value-type="string">
            <text:p>Armored Spider Suit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305]*[.F305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SM-058</text:p>
          </table:table-cell>
          <table:table-cell office:value-type="string">
            <text:p>Armored Spider Suit</text:p>
          </table:table-cell>
          <table:table-cell/>
          <table:table-cell office:value-type="string">
            <text:p>U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306]*[.F306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SM-059</text:p>
          </table:table-cell>
          <table:table-cell office:value-type="string">
            <text:p>Costume Change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307]*[.F307]" office:value-type="currency" office:currency="USD" office:value="0.49">
            <text:p>$0.49</text:p>
          </table:table-cell>
          <table:table-cell table:number-columns-repeated="1015"/>
        </table:table-row>
        <table:table-row table:style-name="ro2">
          <table:table-cell office:value-type="string">
            <text:p>MSM-060</text:p>
          </table:table-cell>
          <table:table-cell office:value-type="string">
            <text:p>Fun and Games</text:p>
          </table:table-cell>
          <table:table-cell/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79">
            <text:p>$0.79</text:p>
          </table:table-cell>
          <table:table-cell office:value-type="string">
            <text:p>Fair</text:p>
          </table:table-cell>
          <table:table-cell/>
          <table:table-cell table:style-name="ce5" table:formula="of:=[.E308]*[.F308]" office:value-type="currency" office:currency="USD" office:value="0.79">
            <text:p>$0.79</text:p>
          </table:table-cell>
          <table:table-cell table:number-columns-repeated="1015"/>
        </table:table-row>
        <table:table-row table:style-name="ro2">
          <table:table-cell office:value-type="string">
            <text:p>MSM-061</text:p>
          </table:table-cell>
          <table:table-cell office:value-type="string">
            <text:p>Going My Way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</text:p>
          </table:table-cell>
          <table:table-cell/>
          <table:table-cell table:style-name="ce5" table:formula="of:=[.E309]*[.F309]" office:value-type="currency" office:currency="USD" office:value="0.35">
            <text:p>$0.35</text:p>
          </table:table-cell>
          <table:table-cell table:number-columns-repeated="1015"/>
        </table:table-row>
        <table:table-row table:style-name="ro2">
          <table:table-cell office:value-type="string">
            <text:p>MSM-062</text:p>
          </table:table-cell>
          <table:table-cell office:value-type="string">
            <text:p>Midtown High School</text:p>
          </table:table-cell>
          <table:table-cell/>
          <table:table-cell table:style-name="ce3" office:value-type="string">
            <text:p>C</text:p>
          </table:table-cell>
          <table:table-cell office:value-type="float" office:value="4">
            <text:p>4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310]*[.F310]" office:value-type="currency" office:currency="USD" office:value="1.96">
            <text:p>$1.96</text:p>
          </table:table-cell>
          <table:table-cell table:number-columns-repeated="1015"/>
        </table:table-row>
        <table:table-row table:style-name="ro2">
          <table:table-cell office:value-type="string">
            <text:p>MSM-063</text:p>
          </table:table-cell>
          <table:table-cell office:value-type="string">
            <text:p>My Hero</text:p>
          </table:table-cell>
          <table:table-cell/>
          <table:table-cell office:value-type="string">
            <text:p>U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311]*[.F311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SM-064</text:p>
          </table:table-cell>
          <table:table-cell office:value-type="string">
            <text:p>Nice Try!</text:p>
          </table:table-cell>
          <table:table-cell/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1.99">
            <text:p>$1.99</text:p>
          </table:table-cell>
          <table:table-cell office:value-type="string">
            <text:p>Fair</text:p>
          </table:table-cell>
          <table:table-cell/>
          <table:table-cell table:style-name="ce5" table:formula="of:=[.E312]*[.F312]" office:value-type="currency" office:currency="USD" office:value="1.99">
            <text:p>$1.99</text:p>
          </table:table-cell>
          <table:table-cell table:number-columns-repeated="1015"/>
        </table:table-row>
        <table:table-row table:style-name="ro2">
          <table:table-cell office:value-type="string">
            <text:p>MSM-065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313]*[.F313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SM-066</text:p>
          </table:table-cell>
          <table:table-cell office:value-type="string">
            <text:p>Sticky Situation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314]*[.F314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SM-067</text:p>
          </table:table-cell>
          <table:table-cell office:value-type="string">
            <text:p>Tragic Loss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315]*[.F315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SM-068</text:p>
          </table:table-cell>
          <table:table-cell office:value-type="string">
            <text:p>Unexpected Mutation</text:p>
          </table:table-cell>
          <table:table-cell/>
          <table:table-cell office:value-type="string">
            <text:p>U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316]*[.F316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SM-069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317]*[.F317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SM-070</text:p>
          </table:table-cell>
          <table:table-cell office:value-type="string">
            <text:p>Beetle</text:p>
          </table:table-cell>
          <table:table-cell office:value-type="string">
            <text:p>Abner Jenkins</text:p>
          </table:table-cell>
          <table:table-cell table:style-name="ce3" office:value-type="string">
            <text:p>C</text:p>
          </table:table-cell>
          <table:table-cell office:value-type="float" office:value="4">
            <text:p>4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318]*[.F318]" office:value-type="currency" office:currency="USD" office:value="1.96">
            <text:p>$1.96</text:p>
          </table:table-cell>
          <table:table-cell table:number-columns-repeated="1015"/>
        </table:table-row>
        <table:table-row table:style-name="ro2">
          <table:table-cell office:value-type="string">
            <text:p>MSM-071</text:p>
          </table:table-cell>
          <table:table-cell office:value-type="string">
            <text:p>Boomerang</text:p>
          </table:table-cell>
          <table:table-cell office:value-type="string">
            <text:p>Fred Myers</text:p>
          </table:table-cell>
          <table:table-cell table:style-name="ce3" office:value-type="string">
            <text:p>C</text:p>
          </table:table-cell>
          <table:table-cell office:value-type="float" office:value="4">
            <text:p>4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319]*[.F319]" office:value-type="currency" office:currency="USD" office:value="1.96">
            <text:p>$1.96</text:p>
          </table:table-cell>
          <table:table-cell table:number-columns-repeated="1015"/>
        </table:table-row>
        <table:table-row table:style-name="ro2">
          <table:table-cell office:value-type="string">
            <text:p>MSM-072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5" table:formula="of:=[.E320]*[.F32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SM-073</text:p>
          </table:table-cell>
          <table:table-cell office:value-type="string">
            <text:p>Chameleon</text:p>
          </table:table-cell>
          <table:table-cell office:value-type="string">
            <text:p>Dmitri Smerdyakov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321]*[.F321]" office:value-type="currency" office:currency="USD" office:value="1">
            <text:p>$1.00</text:p>
          </table:table-cell>
          <table:table-cell table:number-columns-repeated="1015"/>
        </table:table-row>
        <table:table-row table:style-name="ro2">
          <table:table-cell office:value-type="string">
            <text:p>MSM-074</text:p>
          </table:table-cell>
          <table:table-cell office:value-type="string">
            <text:p>Green Goblin</text:p>
          </table:table-cell>
          <table:table-cell office:value-type="string">
            <text:p>Altered Ego</text:p>
          </table:table-cell>
          <table:table-cell table:style-name="ce3" office:value-type="string">
            <text:p>C</text:p>
          </table:table-cell>
          <table:table-cell office:value-type="float" office:value="4">
            <text:p>4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322]*[.F322]" office:value-type="currency" office:currency="USD" office:value="1.96">
            <text:p>$1.96</text:p>
          </table:table-cell>
          <table:table-cell table:number-columns-repeated="1015"/>
        </table:table-row>
        <table:table-row table:style-name="ro2">
          <table:table-cell office:value-type="string">
            <text:p>MSM-075</text:p>
          </table:table-cell>
          <table:table-cell office:value-type="string">
            <text:p>Hammerhead</text:p>
          </table:table-cell>
          <table:table-cell office:value-type="string">
            <text:p>Gangster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323]*[.F323]" office:value-type="currency" office:currency="USD" office:value="1">
            <text:p>$1.00</text:p>
          </table:table-cell>
          <table:table-cell table:number-columns-repeated="1015"/>
        </table:table-row>
        <table:table-row table:style-name="ro1">
          <table:table-cell office:value-type="string">
            <text:p>MSM-076</text:p>
          </table:table-cell>
          <table:table-cell office:value-type="string">
            <text:p>Hobgoblin</text:p>
          </table:table-cell>
          <table:table-cell office:value-type="string">
            <text:p>Roderick Kingsley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324]*[.F324]" office:value-type="currency" office:currency="USD" office:value="1">
            <text:p>$1.00</text:p>
          </table:table-cell>
          <table:table-cell table:number-columns-repeated="1015"/>
        </table:table-row>
        <table:table-row table:style-name="ro2">
          <table:table-cell office:value-type="string">
            <text:p>MSM-077</text:p>
          </table:table-cell>
          <table:table-cell office:value-type="string">
            <text:p>Hydro-Man</text:p>
          </table:table-cell>
          <table:table-cell office:value-type="string">
            <text:p>Morris Bench</text:p>
          </table:table-cell>
          <table:table-cell table:style-name="ce3" office:value-type="string">
            <text:p>C</text:p>
          </table:table-cell>
          <table:table-cell office:value-type="float" office:value="4">
            <text:p>4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325]*[.F325]" office:value-type="currency" office:currency="USD" office:value="1.96">
            <text:p>$1.96</text:p>
          </table:table-cell>
          <table:table-cell table:number-columns-repeated="1015"/>
        </table:table-row>
        <table:table-row table:style-name="ro2">
          <table:table-cell office:value-type="string">
            <text:p>MSM-078</text:p>
          </table:table-cell>
          <table:table-cell office:value-type="string">
            <text:p>Jackal</text:p>
          </table:table-cell>
          <table:table-cell office:value-type="string">
            <text:p>Dr. Miles Warren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326]*[.F326]" office:value-type="currency" office:currency="USD" office:value="1">
            <text:p>$1.00</text:p>
          </table:table-cell>
          <table:table-cell table:number-columns-repeated="1015"/>
        </table:table-row>
        <table:table-row table:style-name="ro1">
          <table:table-cell office:value-type="string">
            <text:p>MSM-079</text:p>
          </table:table-cell>
          <table:table-cell office:value-type="string">
            <text:p>Kaine</text:p>
          </table:table-cell>
          <table:table-cell office:value-type="string">
            <text:p>Imperfect Clone</text:p>
          </table:table-cell>
          <table:table-cell table:style-name="ce3" office:value-type="string">
            <text:p>C</text:p>
          </table:table-cell>
          <table:table-cell office:value-type="float" office:value="3">
            <text:p>3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327]*[.F327]" office:value-type="currency" office:currency="USD" office:value="1.47">
            <text:p>$1.47</text:p>
          </table:table-cell>
          <table:table-cell table:number-columns-repeated="1015"/>
        </table:table-row>
        <table:table-row table:style-name="ro1">
          <table:table-cell office:value-type="string">
            <text:p>MSM-079</text:p>
          </table:table-cell>
          <table:table-cell office:value-type="string">
            <text:p>Kaine</text:p>
          </table:table-cell>
          <table:table-cell office:value-type="string">
            <text:p>Imperfect Clone</text:p>
          </table:table-cell>
          <table:table-cell table:style-name="ce3" office:value-type="string">
            <text:p>C</text:p>
          </table:table-cell>
          <table:table-cell office:value-type="float" office:value="1">
            <text:p>1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Fair</text:p>
          </table:table-cell>
          <table:table-cell/>
          <table:table-cell table:style-name="ce5" table:formula="of:=[.E328]*[.F328]" office:value-type="currency" office:currency="USD" office:value="0.49">
            <text:p>$0.49</text:p>
          </table:table-cell>
          <table:table-cell table:number-columns-repeated="1015"/>
        </table:table-row>
        <table:table-row table:style-name="ro2">
          <table:table-cell office:value-type="string">
            <text:p>MSM-080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329]*[.F32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SM-081</text:p>
          </table:table-cell>
          <table:table-cell office:value-type="string">
            <text:p>Man-Wolf</text:p>
          </table:table-cell>
          <table:table-cell office:value-type="string">
            <text:p>John Jameson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330]*[.F330]" office:value-type="currency" office:currency="USD" office:value="1">
            <text:p>$1.00</text:p>
          </table:table-cell>
          <table:table-cell table:number-columns-repeated="1015"/>
        </table:table-row>
        <table:table-row table:style-name="ro1">
          <table:table-cell office:value-type="string">
            <text:p>MSM-082</text:p>
          </table:table-cell>
          <table:table-cell office:value-type="string">
            <text:p>Morbius</text:p>
          </table:table-cell>
          <table:table-cell office:value-type="string">
            <text:p>Dr. Michael Morbius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331]*[.F331]" office:value-type="currency" office:currency="USD" office:value="0.35">
            <text:p>$0.35</text:p>
          </table:table-cell>
          <table:table-cell table:number-columns-repeated="1015"/>
        </table:table-row>
        <table:table-row table:style-name="ro1">
          <table:table-cell office:value-type="string">
            <text:p>MSM-082</text:p>
          </table:table-cell>
          <table:table-cell office:value-type="string">
            <text:p>Morbius</text:p>
          </table:table-cell>
          <table:table-cell office:value-type="string">
            <text:p>Dr. Michael Morbius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</text:p>
          </table:table-cell>
          <table:table-cell/>
          <table:table-cell table:style-name="ce5" table:formula="of:=[.E332]*[.F332]" office:value-type="currency" office:currency="USD" office:value="0.35">
            <text:p>$0.35</text:p>
          </table:table-cell>
          <table:table-cell table:number-columns-repeated="1015"/>
        </table:table-row>
        <table:table-row table:style-name="ro1">
          <table:table-cell office:value-type="string">
            <text:p>MSM-083</text:p>
          </table:table-cell>
          <table:table-cell office:value-type="string">
            <text:p>Mysterio</text:p>
          </table:table-cell>
          <table:table-cell office:value-type="string">
            <text:p>Quentin Beck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333]*[.F333]" office:value-type="currency" office:currency="USD" office:value="0.49">
            <text:p>$0.49</text:p>
          </table:table-cell>
          <table:table-cell table:number-columns-repeated="1015"/>
        </table:table-row>
        <table:table-row table:style-name="ro2">
          <table:table-cell office:value-type="string">
            <text:p>MSM-084</text:p>
          </table:table-cell>
          <table:table-cell office:value-type="string">
            <text:p>Sandman</text:p>
          </table:table-cell>
          <table:table-cell office:value-type="string">
            <text:p>William Baker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</text:p>
          </table:table-cell>
          <table:table-cell/>
          <table:table-cell table:style-name="ce5" table:formula="of:=[.E334]*[.F334]" office:value-type="currency" office:currency="USD" office:value="0.35">
            <text:p>$0.35</text:p>
          </table:table-cell>
          <table:table-cell table:number-columns-repeated="1015"/>
        </table:table-row>
        <table:table-row table:style-name="ro1">
          <table:table-cell office:value-type="string">
            <text:p>MSM-085</text:p>
          </table:table-cell>
          <table:table-cell office:value-type="string">
            <text:p>Scorpion</text:p>
          </table:table-cell>
          <table:table-cell office:value-type="string">
            <text:p>MacDonald Gargan</text:p>
          </table:table-cell>
          <table:table-cell table:style-name="ce3" office:value-type="string">
            <text:p>C</text:p>
          </table:table-cell>
          <table:table-cell office:value-type="float" office:value="4">
            <text:p>4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335]*[.F335]" office:value-type="currency" office:currency="USD" office:value="1.96">
            <text:p>$1.96</text:p>
          </table:table-cell>
          <table:table-cell table:number-columns-repeated="1015"/>
        </table:table-row>
        <table:table-row table:style-name="ro2">
          <table:table-cell office:value-type="string">
            <text:p>MSM-086</text:p>
          </table:table-cell>
          <table:table-cell office:value-type="string">
            <text:p>Shocker</text:p>
          </table:table-cell>
          <table:table-cell office:value-type="string">
            <text:p>Herman Schultz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336]*[.F336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SM-086</text:p>
          </table:table-cell>
          <table:table-cell office:value-type="string">
            <text:p>Shocker</text:p>
          </table:table-cell>
          <table:table-cell office:value-type="string">
            <text:p>Herman Schultz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337]*[.F337]" office:value-type="currency" office:currency="USD" office:value="1">
            <text:p>$1.00</text:p>
          </table:table-cell>
          <table:table-cell table:number-columns-repeated="1015"/>
        </table:table-row>
        <table:table-row table:style-name="ro1">
          <table:table-cell office:value-type="string">
            <text:p>MSM-087</text:p>
          </table:table-cell>
          <table:table-cell office:value-type="string">
            <text:p>Shriek</text:p>
          </table:table-cell>
          <table:table-cell office:value-type="string">
            <text:p>Frances Barrison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338]*[.F338]" office:value-type="currency" office:currency="USD" office:value="0.25">
            <text:p>$0.25</text:p>
          </table:table-cell>
          <table:table-cell table:number-columns-repeated="1015"/>
        </table:table-row>
        <table:table-row table:style-name="ro1">
          <table:table-cell office:value-type="string">
            <text:p>MSM-088</text:p>
          </table:table-cell>
          <table:table-cell office:value-type="string">
            <text:p>Silvermane</text:p>
          </table:table-cell>
          <table:table-cell office:value-type="string">
            <text:p>Silvio Manfredi</text:p>
          </table:table-cell>
          <table:table-cell table:style-name="ce3" office:value-type="string">
            <text:p>C</text:p>
          </table:table-cell>
          <table:table-cell office:value-type="float" office:value="4">
            <text:p>4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339]*[.F339]" office:value-type="currency" office:currency="USD" office:value="1.96">
            <text:p>$1.96</text:p>
          </table:table-cell>
          <table:table-cell table:number-columns-repeated="1015"/>
        </table:table-row>
        <table:table-row table:style-name="ro2">
          <table:table-cell office:value-type="string">
            <text:p>MSM-089</text:p>
          </table:table-cell>
          <table:table-cell office:value-type="string">
            <text:p>Speed Demon</text:p>
          </table:table-cell>
          <table:table-cell office:value-type="string">
            <text:p>James Sanders</text:p>
          </table:table-cell>
          <table:table-cell table:style-name="ce3" office:value-type="string">
            <text:p>C</text:p>
          </table:table-cell>
          <table:table-cell office:value-type="float" office:value="4">
            <text:p>4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340]*[.F340]" office:value-type="currency" office:currency="USD" office:value="1.96">
            <text:p>$1.96</text:p>
          </table:table-cell>
          <table:table-cell table:number-columns-repeated="1015"/>
        </table:table-row>
        <table:table-row table:style-name="ro2">
          <table:table-cell office:value-type="string">
            <text:p>MSM-089</text:p>
          </table:table-cell>
          <table:table-cell office:value-type="string">
            <text:p>Speed Demon</text:p>
          </table:table-cell>
          <table:table-cell office:value-type="string">
            <text:p>James Sanders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341]*[.F341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SM-090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5" table:formula="of:=[.E342]*[.F342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SM-091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343]*[.F343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SM-092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344]*[.F344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SM-093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345]*[.F345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SM-094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346]*[.F346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SM-095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347]*[.F347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SM-096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348]*[.F348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SM-097</text:p>
          </table:table-cell>
          <table:table-cell office:value-type="string">
            <text:p>Goblin Glider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349]*[.F349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SM-097</text:p>
          </table:table-cell>
          <table:table-cell office:value-type="string">
            <text:p>Goblin Glider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350]*[.F350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SM-098</text:p>
          </table:table-cell>
          <table:table-cell office:value-type="string">
            <text:p>Hired Goons</text:p>
          </table:table-cell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351]*[.F351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SM-098</text:p>
          </table:table-cell>
          <table:table-cell office:value-type="string">
            <text:p>Hired Goons</text:p>
          </table:table-cell>
          <table:table-cell/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352]*[.F352]" office:value-type="currency" office:currency="USD" office:value="1">
            <text:p>$1.00</text:p>
          </table:table-cell>
          <table:table-cell table:number-columns-repeated="1015"/>
        </table:table-row>
        <table:table-row table:style-name="ro2">
          <table:table-cell office:value-type="string">
            <text:p>MSM-099</text:p>
          </table:table-cell>
          <table:table-cell office:value-type="string">
            <text:p>Lion's Den</text:p>
          </table:table-cell>
          <table:table-cell/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353]*[.F353]" office:value-type="currency" office:currency="USD" office:value="1">
            <text:p>$1.00</text:p>
          </table:table-cell>
          <table:table-cell table:number-columns-repeated="1015"/>
        </table:table-row>
        <table:table-row table:style-name="ro1">
          <table:table-cell office:value-type="string">
            <text:p>MSM-100</text:p>
          </table:table-cell>
          <table:table-cell office:value-type="string">
            <text:p>Oscorp Board Room</text:p>
          </table:table-cell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354]*[.F354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SM-101</text:p>
          </table:table-cell>
          <table:table-cell office:value-type="string">
            <text:p>Rejuvenation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355]*[.F355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SM-102</text:p>
          </table:table-cell>
          <table:table-cell office:value-type="string">
            <text:p>Spider Slayers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356]*[.F356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SM-103</text:p>
          </table:table-cell>
          <table:table-cell office:value-type="string">
            <text:p>Archangel</text:p>
          </table:table-cell>
          <table:table-cell office:value-type="string">
            <text:p>Angel of Death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357]*[.F357]" office:value-type="currency" office:currency="USD" office:value="0.25">
            <text:p>$0.25</text:p>
          </table:table-cell>
          <table:table-cell table:number-columns-repeated="1015"/>
        </table:table-row>
        <table:table-row table:style-name="ro1">
          <table:table-cell office:value-type="string">
            <text:p>MSM-104</text:p>
          </table:table-cell>
          <table:table-cell office:value-type="string">
            <text:p>Emma Frost</text:p>
          </table:table-cell>
          <table:table-cell office:value-type="string">
            <text:p>Headmistress of Xavier's Academy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1.49">
            <text:p>$1.49</text:p>
          </table:table-cell>
          <table:table-cell office:value-type="string">
            <text:p>Fair</text:p>
          </table:table-cell>
          <table:table-cell/>
          <table:table-cell table:style-name="ce5" table:formula="of:=[.E358]*[.F358]" office:value-type="currency" office:currency="USD" office:value="1.49">
            <text:p>$1.49</text:p>
          </table:table-cell>
          <table:table-cell table:number-columns-repeated="1015"/>
        </table:table-row>
        <table:table-row table:style-name="ro1">
          <table:table-cell office:value-type="string">
            <text:p>MSM-105</text:p>
          </table:table-cell>
          <table:table-cell office:value-type="string">
            <text:p>John Proudstar Thunderbird</text:p>
          </table:table-cell>
          <table:table-cell office:value-type="string">
            <text:p>Apache Warrior</text:p>
          </table:table-cell>
          <table:table-cell office:value-type="string">
            <text:p>U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359]*[.F359]" office:value-type="currency" office:currency="USD" office:value="0.5">
            <text:p>$0.50</text:p>
          </table:table-cell>
          <table:table-cell table:number-columns-repeated="1015"/>
        </table:table-row>
        <table:table-row table:style-name="ro1">
          <table:table-cell office:value-type="string">
            <text:p>MSM-106</text:p>
          </table:table-cell>
          <table:table-cell office:value-type="string">
            <text:p>Shadowcat</text:p>
          </table:table-cell>
          <table:table-cell office:value-type="string">
            <text:p>Pride of the X-Men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360]*[.F360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SM-107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361]*[.F361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SM-108</text:p>
          </table:table-cell>
          <table:table-cell office:value-type="string">
            <text:p>Aerial Supremacy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362]*[.F362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SM-109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363]*[.F36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SM-110</text:p>
          </table:table-cell>
          <table:table-cell office:value-type="string">
            <text:p>Madripoor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office:value-type="string">
            <text:p>Fair</text:p>
          </table:table-cell>
          <table:table-cell/>
          <table:table-cell table:style-name="ce5" table:formula="of:=[.E364]*[.F364]" office:value-type="currency" office:currency="USD" office:value="0.49">
            <text:p>$0.49</text:p>
          </table:table-cell>
          <table:table-cell table:number-columns-repeated="1015"/>
        </table:table-row>
        <table:table-row table:style-name="ro2">
          <table:table-cell office:value-type="string">
            <text:p>MSM-111</text:p>
          </table:table-cell>
          <table:table-cell office:value-type="string">
            <text:p>Power Nexus</text:p>
          </table:table-cell>
          <table:table-cell/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365]*[.F365]" office:value-type="currency" office:currency="USD" office:value="0.35">
            <text:p>$0.35</text:p>
          </table:table-cell>
          <table:table-cell table:number-columns-repeated="1015"/>
        </table:table-row>
        <table:table-row table:style-name="ro2">
          <table:table-cell office:value-type="string">
            <text:p>MSM-111</text:p>
          </table:table-cell>
          <table:table-cell office:value-type="string">
            <text:p>Power Nexus</text:p>
          </table:table-cell>
          <table:table-cell/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Fair</text:p>
          </table:table-cell>
          <table:table-cell/>
          <table:table-cell table:style-name="ce5" table:formula="of:=[.E366]*[.F366]" office:value-type="currency" office:currency="USD" office:value="0.35">
            <text:p>$0.35</text:p>
          </table:table-cell>
          <table:table-cell table:number-columns-repeated="1015"/>
        </table:table-row>
        <table:table-row table:style-name="ro2">
          <table:table-cell office:value-type="string">
            <text:p>MSM-112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367]*[.F367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SM-113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368]*[.F368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SM-114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369]*[.F36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SM-115</text:p>
          </table:table-cell>
          <table:table-cell office:value-type="string">
            <text:p>Wyatt Wingfoot</text:p>
          </table:table-cell>
          <table:table-cell office:value-type="string">
            <text:p>Keewazi Adventurer</text:p>
          </table:table-cell>
          <table:table-cell office:value-type="string">
            <text:p>U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370]*[.F370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SM-116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5" table:formula="of:=[.E371]*[.F371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SM-117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372]*[.F372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SM-118</text:p>
          </table:table-cell>
          <table:table-cell office:value-type="string">
            <text:p>Supernova</text:p>
          </table:table-cell>
          <table:table-cell/>
          <table:table-cell office:value-type="string">
            <text:p>U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373]*[.F373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SM-119</text:p>
          </table:table-cell>
          <table:table-cell office:value-type="string">
            <text:p>Mimic</text:p>
          </table:table-cell>
          <table:table-cell office:value-type="string">
            <text:p>Calvin Rankin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75">
            <text:p>$0.75</text:p>
          </table:table-cell>
          <table:table-cell office:value-type="string">
            <text:p>Fair</text:p>
          </table:table-cell>
          <table:table-cell/>
          <table:table-cell table:style-name="ce5" table:formula="of:=[.E374]*[.F374]" office:value-type="currency" office:currency="USD" office:value="0.75">
            <text:p>$0.75</text:p>
          </table:table-cell>
          <table:table-cell table:number-columns-repeated="1015"/>
        </table:table-row>
        <table:table-row table:style-name="ro2">
          <table:table-cell office:value-type="string">
            <text:p>MSM-120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375]*[.F375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SM-121</text:p>
          </table:table-cell>
          <table:table-cell office:value-type="string">
            <text:p>Thorn</text:p>
          </table:table-cell>
          <table:table-cell office:value-type="string">
            <text:p>Feral Hunter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376]*[.F376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SM-122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377]*[.F377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SM-123</text:p>
          </table:table-cell>
          <table:table-cell office:value-type="string">
            <text:p>Misappropriation</text:p>
          </table:table-cell>
          <table:table-cell/>
          <table:table-cell office:value-type="string">
            <text:p>U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378]*[.F378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SM-124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379]*[.F379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SM-125</text:p>
          </table:table-cell>
          <table:table-cell office:value-type="string">
            <text:p>Volcanic Base</text:p>
          </table:table-cell>
          <table:table-cell/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Fair</text:p>
          </table:table-cell>
          <table:table-cell/>
          <table:table-cell table:style-name="ce5" table:formula="of:=[.E380]*[.F380]" office:value-type="currency" office:currency="USD" office:value="0.35">
            <text:p>$0.35</text:p>
          </table:table-cell>
          <table:table-cell table:number-columns-repeated="1015"/>
        </table:table-row>
        <table:table-row table:style-name="ro2">
          <table:table-cell office:value-type="string">
            <text:p>MSM-126</text:p>
          </table:table-cell>
          <table:table-cell office:value-type="string">
            <text:p>Dr. Hauptmann</text:p>
          </table:table-cell>
          <table:table-cell office:value-type="string">
            <text:p>Diabolic Inventor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381]*[.F381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SM-126</text:p>
          </table:table-cell>
          <table:table-cell office:value-type="string">
            <text:p>Dr. Hauptmann</text:p>
          </table:table-cell>
          <table:table-cell office:value-type="string">
            <text:p>Diabolic Inventor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382]*[.F382]" office:value-type="currency" office:currency="USD" office:value="0.25">
            <text:p>$0.25</text:p>
          </table:table-cell>
          <table:table-cell table:number-columns-repeated="1015"/>
        </table:table-row>
        <table:table-row table:style-name="ro1">
          <table:table-cell office:value-type="string">
            <text:p>MSM-127</text:p>
          </table:table-cell>
          <table:table-cell office:value-type="string">
            <text:p>Purple Man</text:p>
          </table:table-cell>
          <table:table-cell office:value-type="string">
            <text:p>Zebediah Killgrave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383]*[.F383]" office:value-type="currency" office:currency="USD" office:value="0.25">
            <text:p>$0.25</text:p>
          </table:table-cell>
          <table:table-cell table:number-columns-repeated="1015"/>
        </table:table-row>
        <table:table-row table:style-name="ro1">
          <table:table-cell office:value-type="string">
            <text:p>MSM-128</text:p>
          </table:table-cell>
          <table:table-cell office:value-type="string">
            <text:p>Terrax</text:p>
          </table:table-cell>
          <table:table-cell office:value-type="string">
            <text:p>Tyros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384]*[.F384]" office:value-type="currency" office:currency="USD" office:value="0.35">
            <text:p>$0.35</text:p>
          </table:table-cell>
          <table:table-cell table:number-columns-repeated="1015"/>
        </table:table-row>
        <table:table-row table:style-name="ro1">
          <table:table-cell office:value-type="string">
            <text:p>MSM-128</text:p>
          </table:table-cell>
          <table:table-cell office:value-type="string">
            <text:p>Terrax</text:p>
          </table:table-cell>
          <table:table-cell office:value-type="string">
            <text:p>Tyros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</text:p>
          </table:table-cell>
          <table:table-cell/>
          <table:table-cell table:style-name="ce5" table:formula="of:=[.E385]*[.F385]" office:value-type="currency" office:currency="USD" office:value="0.35">
            <text:p>$0.35</text:p>
          </table:table-cell>
          <table:table-cell table:number-columns-repeated="1015"/>
        </table:table-row>
        <table:table-row table:style-name="ro2">
          <table:table-cell office:value-type="string">
            <text:p>MSM-129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386]*[.F386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SM-130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387]*[.F387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SM-131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388]*[.F388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SM-132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389]*[.F389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SM-133</text:p>
          </table:table-cell>
          <table:table-cell office:value-type="string">
            <text:p>Sentinel Mark V</text:p>
          </table:table-cell>
          <table:table-cell office:value-type="string">
            <text:p>Army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</text:p>
          </table:table-cell>
          <table:table-cell/>
          <table:table-cell table:style-name="ce5" table:formula="of:=[.E390]*[.F390]" office:value-type="currency" office:currency="USD" office:value="1.4">
            <text:p>$1.40</text:p>
          </table:table-cell>
          <table:table-cell table:number-columns-repeated="1015"/>
        </table:table-row>
        <table:table-row table:style-name="ro2">
          <table:table-cell office:value-type="string">
            <text:p>MSM-133</text:p>
          </table:table-cell>
          <table:table-cell office:value-type="string">
            <text:p>Sentinel Mark V</text:p>
          </table:table-cell>
          <table:table-cell office:value-type="string">
            <text:p>Army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391]*[.F391]" office:value-type="currency" office:currency="USD" office:value="0.35">
            <text:p>$0.35</text:p>
          </table:table-cell>
          <table:table-cell table:number-columns-repeated="1015"/>
        </table:table-row>
        <table:table-row table:style-name="ro2">
          <table:table-cell office:value-type="string">
            <text:p>MSM-134</text:p>
          </table:table-cell>
          <table:table-cell office:value-type="string">
            <text:p>Sentinel Mark III</text:p>
          </table:table-cell>
          <table:table-cell office:value-type="string">
            <text:p>Army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</text:p>
          </table:table-cell>
          <table:table-cell/>
          <table:table-cell table:style-name="ce5" table:formula="of:=[.E392]*[.F392]" office:value-type="currency" office:currency="USD" office:value="1.4">
            <text:p>$1.40</text:p>
          </table:table-cell>
          <table:table-cell table:number-columns-repeated="1015"/>
        </table:table-row>
        <table:table-row table:style-name="ro2">
          <table:table-cell office:value-type="string">
            <text:p>MSM-135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393]*[.F393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SM-136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394]*[.F394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SM-137</text:p>
          </table:table-cell>
          <table:table-cell office:value-type="string">
            <text:p>Termination Sequence</text:p>
          </table:table-cell>
          <table:table-cell/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</text:p>
          </table:table-cell>
          <table:table-cell/>
          <table:table-cell table:style-name="ce5" table:formula="of:=[.E395]*[.F395]" office:value-type="currency" office:currency="USD" office:value="0.35">
            <text:p>$0.35</text:p>
          </table:table-cell>
          <table:table-cell table:number-columns-repeated="1015"/>
        </table:table-row>
        <table:table-row table:style-name="ro2">
          <table:table-cell office:value-type="string">
            <text:p>MSM-138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396]*[.F39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SM-139</text:p>
          </table:table-cell>
          <table:table-cell office:value-type="string">
            <text:p>Lyja</text:p>
          </table:table-cell>
          <table:table-cell office:value-type="string">
            <text:p>The Lazerfist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397]*[.F397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SM-140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398]*[.F398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SM-141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399]*[.F39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SM-142</text:p>
          </table:table-cell>
          <table:table-cell office:value-type="string">
            <text:p>Mole Man</text:p>
          </table:table-cell>
          <table:table-cell office:value-type="string">
            <text:p>Leader of the Moloids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400]*[.F400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SM-143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401]*[.F401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SM-144</text:p>
          </table:table-cell>
          <table:table-cell office:value-type="string">
            <text:p>Big Bully</text:p>
          </table:table-cell>
          <table:table-cell/>
          <table:table-cell table:style-name="ce3" office:value-type="string">
            <text:p>C</text:p>
          </table:table-cell>
          <table:table-cell office:value-type="float" office:value="4">
            <text:p>4</text:p>
          </table:table-cell>
          <table:table-cell table:style-name="ce3"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402]*[.F402]" office:value-type="currency" office:currency="USD" office:value="1.96">
            <text:p>$1.96</text:p>
          </table:table-cell>
          <table:table-cell table:number-columns-repeated="1015"/>
        </table:table-row>
        <table:table-row table:style-name="ro2">
          <table:table-cell office:value-type="string">
            <text:p>MSM-145</text:p>
          </table:table-cell>
          <table:table-cell office:value-type="string">
            <text:p>Breaking Story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403]*[.F403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SM-146</text:p>
          </table:table-cell>
          <table:table-cell office:value-type="string">
            <text:p>Clone Saga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404]*[.F404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SM-147</text:p>
          </table:table-cell>
          <table:table-cell office:value-type="string">
            <text:p>Com Link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405]*[.F405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SM-148</text:p>
          </table:table-cell>
          <table:table-cell office:value-type="string">
            <text:p>Crowd Control</text:p>
          </table:table-cell>
          <table:table-cell/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Fair</text:p>
          </table:table-cell>
          <table:table-cell/>
          <table:table-cell table:style-name="ce5" table:formula="of:=[.E406]*[.F406]" office:value-type="currency" office:currency="USD" office:value="1.4">
            <text:p>$1.40</text:p>
          </table:table-cell>
          <table:table-cell table:number-columns-repeated="1015"/>
        </table:table-row>
        <table:table-row table:style-name="ro2">
          <table:table-cell office:value-type="string">
            <text:p>MSM-149</text:p>
          </table:table-cell>
          <table:table-cell office:value-type="string">
            <text:p>Fight to the Finish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407]*[.F407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SM-150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408]*[.F408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SM-151</text:p>
          </table:table-cell>
          <table:table-cell office:value-type="string">
            <text:p>Forced Allegiance</text:p>
          </table:table-cell>
          <table:table-cell/>
          <table:table-cell office:value-type="string">
            <text:p>U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409]*[.F409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SM-152</text:p>
          </table:table-cell>
          <table:table-cell office:value-type="string">
            <text:p>Grounded</text:p>
          </table:table-cell>
          <table:table-cell/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410]*[.F410]" office:value-type="currency" office:currency="USD" office:value="1">
            <text:p>$1.00</text:p>
          </table:table-cell>
          <table:table-cell table:number-columns-repeated="1015"/>
        </table:table-row>
        <table:table-row table:style-name="ro1">
          <table:table-cell office:value-type="string">
            <text:p>MSM-153</text:p>
          </table:table-cell>
          <table:table-cell office:value-type="string">
            <text:p>Mojoverse</text:p>
          </table:table-cell>
          <table:table-cell/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411]*[.F411]" office:value-type="currency" office:currency="USD" office:value="1.25">
            <text:p>$1.25</text:p>
          </table:table-cell>
          <table:table-cell table:number-columns-repeated="1015"/>
        </table:table-row>
        <table:table-row table:style-name="ro2">
          <table:table-cell office:value-type="string">
            <text:p>MSM-154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412]*[.F412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SM-155</text:p>
          </table:table-cell>
          <table:table-cell office:value-type="string">
            <text:p>Pinned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413]*[.F413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SM-155</text:p>
          </table:table-cell>
          <table:table-cell office:value-type="string">
            <text:p>Pinned</text:p>
          </table:table-cell>
          <table:table-cell/>
          <table:table-cell office:value-type="string">
            <text:p>U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414]*[.F414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SM-156</text:p>
          </table:table-cell>
          <table:table-cell office:value-type="string">
            <text:p>Pleasant Distraction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415]*[.F415]" office:value-type="currency" office:currency="USD" office:value="0.49">
            <text:p>$0.49</text:p>
          </table:table-cell>
          <table:table-cell table:number-columns-repeated="1015"/>
        </table:table-row>
        <table:table-row table:style-name="ro2">
          <table:table-cell office:value-type="string">
            <text:p>MSM-156</text:p>
          </table:table-cell>
          <table:table-cell office:value-type="string">
            <text:p>Pleasant Distraction</text:p>
          </table:table-cell>
          <table:table-cell/>
          <table:table-cell office:value-type="string">
            <text:p>U</text:p>
          </table:table-cell>
          <table:table-cell office:value-type="float" office:value="2">
            <text:p>2</text:p>
          </table:table-cell>
          <table:table-cell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416]*[.F416]" office:value-type="currency" office:currency="USD" office:value="0.98">
            <text:p>$0.98</text:p>
          </table:table-cell>
          <table:table-cell table:number-columns-repeated="1015"/>
        </table:table-row>
        <table:table-row table:style-name="ro2">
          <table:table-cell office:value-type="string">
            <text:p>MSM-157</text:p>
          </table:table-cell>
          <table:table-cell office:value-type="string">
            <text:p>Rapier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417]*[.F417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SM-158</text:p>
          </table:table-cell>
          <table:table-cell office:value-type="string">
            <text:p>Rise from the Grave</text:p>
          </table:table-cell>
          <table:table-cell/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418]*[.F418]" office:value-type="currency" office:currency="USD" office:value="0.49">
            <text:p>$0.49</text:p>
          </table:table-cell>
          <table:table-cell table:number-columns-repeated="1015"/>
        </table:table-row>
        <table:table-row table:style-name="ro2">
          <table:table-cell office:value-type="string">
            <text:p>MSM-158</text:p>
          </table:table-cell>
          <table:table-cell office:value-type="string">
            <text:p>Rise from the Grave</text:p>
          </table:table-cell>
          <table:table-cell/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419]*[.F419]" office:value-type="currency" office:currency="USD" office:value="0.49">
            <text:p>$0.49</text:p>
          </table:table-cell>
          <table:table-cell table:number-columns-repeated="1015"/>
        </table:table-row>
        <table:table-row table:style-name="ro2">
          <table:table-cell office:value-type="string">
            <text:p>MSM-159</text:p>
          </table:table-cell>
          <table:table-cell office:value-type="string">
            <text:p>Sinister Six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420]*[.F420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SM-160</text:p>
          </table:table-cell>
          <table:table-cell office:value-type="string">
            <text:p>Sonic Gun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421]*[.F421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SM-161</text:p>
          </table:table-cell>
          <table:table-cell office:value-type="string">
            <text:p>Sucker Punch</text:p>
          </table:table-cell>
          <table:table-cell office:value-type="string">
            <text:p>(listed at $48.99, next reasonable:)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99">
            <text:p>$0.99</text:p>
          </table:table-cell>
          <table:table-cell office:value-type="string">
            <text:p>Good</text:p>
          </table:table-cell>
          <table:table-cell/>
          <table:table-cell table:style-name="ce5" table:formula="of:=[.E422]*[.F422]" office:value-type="currency" office:currency="USD" office:value="0.99">
            <text:p>$0.99</text:p>
          </table:table-cell>
          <table:table-cell table:number-columns-repeated="1015"/>
        </table:table-row>
        <table:table-row table:style-name="ro2">
          <table:table-cell office:value-type="string">
            <text:p>MSM-162</text:p>
          </table:table-cell>
          <table:table-cell office:value-type="string">
            <text:p>Surrounded</text:p>
          </table:table-cell>
          <table:table-cell/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423]*[.F423]" office:value-type="currency" office:currency="USD" office:value="1">
            <text:p>$1.00</text:p>
          </table:table-cell>
          <table:table-cell table:number-columns-repeated="1015"/>
        </table:table-row>
        <table:table-row table:style-name="ro2">
          <table:table-cell office:value-type="string">
            <text:p>MSM-163</text:p>
          </table:table-cell>
          <table:table-cell office:value-type="string">
            <text:p>Thinking Outside the Box</text:p>
          </table:table-cell>
          <table:table-cell/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75">
            <text:p>$0.75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424]*[.F424]" office:value-type="currency" office:currency="USD" office:value="0.75">
            <text:p>$0.75</text:p>
          </table:table-cell>
          <table:table-cell table:number-columns-repeated="1015"/>
        </table:table-row>
        <table:table-row table:style-name="ro2">
          <table:table-cell office:value-type="string">
            <text:p>MSM-163</text:p>
          </table:table-cell>
          <table:table-cell office:value-type="string">
            <text:p>Thinking Outside the Box</text:p>
          </table:table-cell>
          <table:table-cell/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75">
            <text:p>$0.75</text:p>
          </table:table-cell>
          <table:table-cell office:value-type="string">
            <text:p>Good</text:p>
          </table:table-cell>
          <table:table-cell/>
          <table:table-cell table:style-name="ce5" table:formula="of:=[.E425]*[.F425]" office:value-type="currency" office:currency="USD" office:value="0.75">
            <text:p>$0.75</text:p>
          </table:table-cell>
          <table:table-cell table:number-columns-repeated="1015"/>
        </table:table-row>
        <table:table-row table:style-name="ro2">
          <table:table-cell office:value-type="string">
            <text:p>MSM-164</text:p>
          </table:table-cell>
          <table:table-cell table:number-columns-repeated="3"/>
          <table:table-cell table:number-columns-repeated="2"/>
          <table:table-cell table:number-columns-repeated="2"/>
          <table:table-cell table:style-name="ce5" table:formula="of:=[.E426]*[.F426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office:value-type="string">
            <text:p>MSM-165</text:p>
          </table:table-cell>
          <table:table-cell office:value-type="string">
            <text:p>Unmasked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</text:p>
          </table:table-cell>
          <table:table-cell/>
          <table:table-cell table:style-name="ce5" table:formula="of:=[.E427]*[.F427]" office:value-type="currency" office:currency="USD" office:value="0.35">
            <text:p>$0.35</text:p>
          </table:table-cell>
          <table:table-cell table:number-columns-repeated="1015"/>
        </table:table-row>
        <table:table-row table:style-name="ro2">
          <table:table-cell office:value-type="string">
            <text:p>MSX-009</text:p>
          </table:table-cell>
          <table:table-cell office:value-type="string">
            <text:p>Storm</text:p>
          </table:table-cell>
          <table:table-cell office:value-type="string">
            <text:p>Wind Control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428]*[.F428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SX-012</text:p>
          </table:table-cell>
          <table:table-cell office:value-type="string">
            <text:p>Duck and Cover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1.49">
            <text:p>$1.49</text:p>
          </table:table-cell>
          <table:table-cell office:value-type="string">
            <text:p>Fair</text:p>
          </table:table-cell>
          <table:table-cell/>
          <table:table-cell table:style-name="ce5" table:formula="of:=[.E429]*[.F429]" office:value-type="currency" office:currency="USD" office:value="2.98">
            <text:p>$2.98</text:p>
          </table:table-cell>
          <table:table-cell table:number-columns-repeated="1015"/>
        </table:table-row>
        <table:table-row table:style-name="ro2">
          <table:table-cell office:value-type="string">
            <text:p>MXS-001</text:p>
          </table:table-cell>
          <table:table-cell office:value-type="string">
            <text:p>Beast</text:p>
          </table:table-cell>
          <table:table-cell office:value-type="string">
            <text:p>Quick Thinker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430]*[.F430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XS-002</text:p>
          </table:table-cell>
          <table:table-cell office:value-type="string">
            <text:p>Colossus</text:p>
          </table:table-cell>
          <table:table-cell office:value-type="string">
            <text:p>Steadfast Protector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99">
            <text:p>$0.99</text:p>
          </table:table-cell>
          <table:table-cell office:value-type="string">
            <text:p>Fair</text:p>
          </table:table-cell>
          <table:table-cell/>
          <table:table-cell table:style-name="ce5" table:formula="of:=[.E431]*[.F431]" office:value-type="currency" office:currency="USD" office:value="0.99">
            <text:p>$0.99</text:p>
          </table:table-cell>
          <table:table-cell table:number-columns-repeated="1015"/>
        </table:table-row>
        <table:table-row table:style-name="ro2">
          <table:table-cell office:value-type="string">
            <text:p>MXS-003</text:p>
          </table:table-cell>
          <table:table-cell office:value-type="string">
            <text:p>Cyclops</text:p>
          </table:table-cell>
          <table:table-cell office:value-type="string">
            <text:p>Optic Blast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75">
            <text:p>$0.75</text:p>
          </table:table-cell>
          <table:table-cell office:value-type="string">
            <text:p>Fair</text:p>
          </table:table-cell>
          <table:table-cell/>
          <table:table-cell table:style-name="ce5" table:formula="of:=[.E432]*[.F432]" office:value-type="currency" office:currency="USD" office:value="1.5">
            <text:p>$1.50</text:p>
          </table:table-cell>
          <table:table-cell table:number-columns-repeated="1015"/>
        </table:table-row>
        <table:table-row table:style-name="ro2">
          <table:table-cell office:value-type="string">
            <text:p>MXS-004</text:p>
          </table:table-cell>
          <table:table-cell office:value-type="string">
            <text:p>Iceman</text:p>
          </table:table-cell>
          <table:table-cell office:value-type="string">
            <text:p>Ice Armor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Fair</text:p>
          </table:table-cell>
          <table:table-cell/>
          <table:table-cell table:style-name="ce5" table:formula="of:=[.E433]*[.F433]" office:value-type="currency" office:currency="USD" office:value="0.7">
            <text:p>$0.70</text:p>
          </table:table-cell>
          <table:table-cell table:number-columns-repeated="1015"/>
        </table:table-row>
        <table:table-row table:style-name="ro2">
          <table:table-cell office:value-type="string">
            <text:p>MXS-005</text:p>
          </table:table-cell>
          <table:table-cell office:value-type="string">
            <text:p>Jean Grey</text:p>
          </table:table-cell>
          <table:table-cell office:value-type="string">
            <text:p>Telekinetic Fighter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99">
            <text:p>$0.99</text:p>
          </table:table-cell>
          <table:table-cell office:value-type="string">
            <text:p>Fair</text:p>
          </table:table-cell>
          <table:table-cell/>
          <table:table-cell table:style-name="ce5" table:formula="of:=[.E434]*[.F434]" office:value-type="currency" office:currency="USD" office:value="1.98">
            <text:p>$1.98</text:p>
          </table:table-cell>
          <table:table-cell table:number-columns-repeated="1015"/>
        </table:table-row>
        <table:table-row table:style-name="ro1">
          <table:table-cell office:value-type="string">
            <text:p>MXS-006</text:p>
          </table:table-cell>
          <table:table-cell office:value-type="string">
            <text:p>Nightcrawler</text:p>
          </table:table-cell>
          <table:table-cell office:value-type="string">
            <text:p>Teleporting Teammate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office:value-type="string">
            <text:p>Fair</text:p>
          </table:table-cell>
          <table:table-cell/>
          <table:table-cell table:style-name="ce5" table:formula="of:=[.E435]*[.F435]" office:value-type="currency" office:currency="USD" office:value="0.49">
            <text:p>$0.49</text:p>
          </table:table-cell>
          <table:table-cell table:number-columns-repeated="1015"/>
        </table:table-row>
        <table:table-row table:style-name="ro2">
          <table:table-cell office:value-type="string">
            <text:p>MXS-007</text:p>
          </table:table-cell>
          <table:table-cell office:value-type="string">
            <text:p>Professor X</text:p>
          </table:table-cell>
          <table:table-cell office:value-type="string">
            <text:p>Friend of Mutants X-Men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99">
            <text:p>$0.99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436]*[.F436]" office:value-type="currency" office:currency="USD" office:value="0.99">
            <text:p>$0.99</text:p>
          </table:table-cell>
          <table:table-cell table:number-columns-repeated="1015"/>
        </table:table-row>
        <table:table-row table:style-name="ro2">
          <table:table-cell office:value-type="string">
            <text:p>MXS-008</text:p>
          </table:table-cell>
          <table:table-cell office:value-type="string">
            <text:p>Rogue</text:p>
          </table:table-cell>
          <table:table-cell office:value-type="string">
            <text:p>Energy Drain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Fair</text:p>
          </table:table-cell>
          <table:table-cell/>
          <table:table-cell table:style-name="ce5" table:formula="of:=[.E437]*[.F437]" office:value-type="currency" office:currency="USD" office:value="0.7">
            <text:p>$0.70</text:p>
          </table:table-cell>
          <table:table-cell table:number-columns-repeated="1015"/>
        </table:table-row>
        <table:table-row table:style-name="ro1">
          <table:table-cell office:value-type="string">
            <text:p>MXS-010</text:p>
          </table:table-cell>
          <table:table-cell office:value-type="string">
            <text:p>Wolverine</text:p>
          </table:table-cell>
          <table:table-cell office:value-type="string">
            <text:p>Adamantium Claws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438]*[.F438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XS-011</text:p>
          </table:table-cell>
          <table:table-cell office:value-type="string">
            <text:p>Cerebra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office:value-type="string">
            <text:p>Fair</text:p>
          </table:table-cell>
          <table:table-cell/>
          <table:table-cell table:style-name="ce5" table:formula="of:=[.E439]*[.F439]" office:value-type="currency" office:currency="USD" office:value="0.49">
            <text:p>$0.49</text:p>
          </table:table-cell>
          <table:table-cell table:number-columns-repeated="1015"/>
        </table:table-row>
        <table:table-row table:style-name="ro2">
          <table:table-cell office:value-type="string">
            <text:p>MXS-013</text:p>
          </table:table-cell>
          <table:table-cell office:value-type="string">
            <text:p>Eye of the Storm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1.49">
            <text:p>$1.49</text:p>
          </table:table-cell>
          <table:table-cell office:value-type="string">
            <text:p>Fair</text:p>
          </table:table-cell>
          <table:table-cell/>
          <table:table-cell table:style-name="ce5" table:formula="of:=[.E440]*[.F440]" office:value-type="currency" office:currency="USD" office:value="1.49">
            <text:p>$1.49</text:p>
          </table:table-cell>
          <table:table-cell table:number-columns-repeated="1015"/>
        </table:table-row>
        <table:table-row table:style-name="ro1">
          <table:table-cell office:value-type="string">
            <text:p>MXS-014</text:p>
          </table:table-cell>
          <table:table-cell office:value-type="string">
            <text:p>Trickshot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1.49">
            <text:p>$1.49</text:p>
          </table:table-cell>
          <table:table-cell office:value-type="string">
            <text:p>Fair</text:p>
          </table:table-cell>
          <table:table-cell/>
          <table:table-cell table:style-name="ce5" table:formula="of:=[.E441]*[.F441]" office:value-type="currency" office:currency="USD" office:value="2.98">
            <text:p>$2.98</text:p>
          </table:table-cell>
          <table:table-cell table:number-columns-repeated="1015"/>
        </table:table-row>
        <table:table-row table:style-name="ro2">
          <table:table-cell office:value-type="string">
            <text:p>MXS-015</text:p>
          </table:table-cell>
          <table:table-cell office:value-type="string">
            <text:p>Xavier Institute for Higher Learning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75">
            <text:p>$0.75</text:p>
          </table:table-cell>
          <table:table-cell office:value-type="string">
            <text:p>Fair</text:p>
          </table:table-cell>
          <table:table-cell/>
          <table:table-cell table:style-name="ce5" table:formula="of:=[.E442]*[.F442]" office:value-type="currency" office:currency="USD" office:value="0.75">
            <text:p>$0.75</text:p>
          </table:table-cell>
          <table:table-cell table:number-columns-repeated="1015"/>
        </table:table-row>
        <table:table-row table:style-name="ro2">
          <table:table-cell office:value-type="string">
            <text:p>MXS-016</text:p>
          </table:table-cell>
          <table:table-cell office:value-type="string">
            <text:p>Avalanche</text:p>
          </table:table-cell>
          <table:table-cell office:value-type="string">
            <text:p>Seismic Shockwave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45">
            <text:p>$0.45</text:p>
          </table:table-cell>
          <table:table-cell office:value-type="string">
            <text:p>Fair</text:p>
          </table:table-cell>
          <table:table-cell/>
          <table:table-cell table:style-name="ce5" table:formula="of:=[.E443]*[.F443]" office:value-type="currency" office:currency="USD" office:value="0.9">
            <text:p>$0.90</text:p>
          </table:table-cell>
          <table:table-cell table:number-columns-repeated="1015"/>
        </table:table-row>
        <table:table-row table:style-name="ro2">
          <table:table-cell office:value-type="string">
            <text:p>MXS-017</text:p>
          </table:table-cell>
          <table:table-cell office:value-type="string">
            <text:p>Destiny</text:p>
          </table:table-cell>
          <table:table-cell office:value-type="string">
            <text:p>Future Sight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444]*[.F444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XS-018</text:p>
          </table:table-cell>
          <table:table-cell office:value-type="string">
            <text:p>Magneto</text:p>
          </table:table-cell>
          <table:table-cell office:value-type="string">
            <text:p>Enemy of Man Brotherhood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0.99">
            <text:p>$0.99</text:p>
          </table:table-cell>
          <table:table-cell office:value-type="string">
            <text:p>Good</text:p>
          </table:table-cell>
          <table:table-cell office:value-type="string">
            <text:p>Y</text:p>
          </table:table-cell>
          <table:table-cell table:style-name="ce5" table:formula="of:=[.E445]*[.F445]" office:value-type="currency" office:currency="USD" office:value="0.99">
            <text:p>$0.99</text:p>
          </table:table-cell>
          <table:table-cell table:number-columns-repeated="1015"/>
        </table:table-row>
        <table:table-row table:style-name="ro2">
          <table:table-cell office:value-type="string">
            <text:p>MXS-019</text:p>
          </table:table-cell>
          <table:table-cell office:value-type="string">
            <text:p>Mastermind</text:p>
          </table:table-cell>
          <table:table-cell office:value-type="string">
            <text:p>Illusion Control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446]*[.F446]" office:value-type="currency" office:currency="USD" office:value="0.5">
            <text:p>$0.50</text:p>
          </table:table-cell>
          <table:table-cell table:number-columns-repeated="1015"/>
        </table:table-row>
        <table:table-row table:style-name="ro1">
          <table:table-cell office:value-type="string">
            <text:p>MXS-020</text:p>
          </table:table-cell>
          <table:table-cell office:value-type="string">
            <text:p>Mystique</text:p>
          </table:table-cell>
          <table:table-cell office:value-type="string">
            <text:p>Villainous Shapeshifter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1.99">
            <text:p>$1.99</text:p>
          </table:table-cell>
          <table:table-cell office:value-type="string">
            <text:p>Fair</text:p>
          </table:table-cell>
          <table:table-cell/>
          <table:table-cell table:style-name="ce5" table:formula="of:=[.E447]*[.F447]" office:value-type="currency" office:currency="USD" office:value="1.99">
            <text:p>$1.99</text:p>
          </table:table-cell>
          <table:table-cell table:number-columns-repeated="1015"/>
        </table:table-row>
        <table:table-row table:style-name="ro1">
          <table:table-cell office:value-type="string">
            <text:p>MXS-021</text:p>
          </table:table-cell>
          <table:table-cell office:value-type="string">
            <text:p>Pyro</text:p>
          </table:table-cell>
          <table:table-cell office:value-type="string">
            <text:p>Flame Thrower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Fair</text:p>
          </table:table-cell>
          <table:table-cell/>
          <table:table-cell table:style-name="ce5" table:formula="of:=[.E448]*[.F448]" office:value-type="currency" office:currency="USD" office:value="0.35">
            <text:p>$0.35</text:p>
          </table:table-cell>
          <table:table-cell table:number-columns-repeated="1015"/>
        </table:table-row>
        <table:table-row table:style-name="ro2">
          <table:table-cell office:value-type="string">
            <text:p>MXS-022</text:p>
          </table:table-cell>
          <table:table-cell office:value-type="string">
            <text:p>Quicksilver</text:p>
          </table:table-cell>
          <table:table-cell office:value-type="string">
            <text:p>Magneto's Son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</text:p>
          </table:table-cell>
          <table:table-cell/>
          <table:table-cell table:style-name="ce5" table:formula="of:=[.E449]*[.F449]" office:value-type="currency" office:currency="USD" office:value="0.7">
            <text:p>$0.70</text:p>
          </table:table-cell>
          <table:table-cell table:number-columns-repeated="1015"/>
        </table:table-row>
        <table:table-row table:style-name="ro1">
          <table:table-cell office:value-type="string">
            <text:p>MXS-023</text:p>
          </table:table-cell>
          <table:table-cell office:value-type="string">
            <text:p>Sabretooth</text:p>
          </table:table-cell>
          <table:table-cell office:value-type="string">
            <text:p>Killer Instinct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450]*[.F450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XS-024</text:p>
          </table:table-cell>
          <table:table-cell office:value-type="string">
            <text:p>Scarlet Witch</text:p>
          </table:table-cell>
          <table:table-cell office:value-type="string">
            <text:p>Magneto's Daughter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451]*[.F451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XS-025</text:p>
          </table:table-cell>
          <table:table-cell office:value-type="string">
            <text:p>Toad</text:p>
          </table:table-cell>
          <table:table-cell office:value-type="string">
            <text:p>Leaping Lackey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452]*[.F452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XS-026</text:p>
          </table:table-cell>
          <table:table-cell office:value-type="string">
            <text:p>Brotherhood Hideout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Good</text:p>
          </table:table-cell>
          <table:table-cell/>
          <table:table-cell table:style-name="ce5" table:formula="of:=[.E453]*[.F453]" office:value-type="currency" office:currency="USD" office:value="0.25">
            <text:p>$0.25</text:p>
          </table:table-cell>
          <table:table-cell table:number-columns-repeated="1015"/>
        </table:table-row>
        <table:table-row table:style-name="ro2">
          <table:table-cell office:value-type="string">
            <text:p>MXS-027</text:p>
          </table:table-cell>
          <table:table-cell office:value-type="string">
            <text:p>Flattened!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99">
            <text:p>$0.99</text:p>
          </table:table-cell>
          <table:table-cell office:value-type="string">
            <text:p>Fair</text:p>
          </table:table-cell>
          <table:table-cell/>
          <table:table-cell table:style-name="ce5" table:formula="of:=[.E454]*[.F454]" office:value-type="currency" office:currency="USD" office:value="1.98">
            <text:p>$1.98</text:p>
          </table:table-cell>
          <table:table-cell table:number-columns-repeated="1015"/>
        </table:table-row>
        <table:table-row table:style-name="ro2">
          <table:table-cell office:value-type="string">
            <text:p>MXS-028</text:p>
          </table:table-cell>
          <table:table-cell office:value-type="string">
            <text:p>Hammer Bay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office:value-type="string">
            <text:p>Good</text:p>
          </table:table-cell>
          <table:table-cell/>
          <table:table-cell table:style-name="ce5" table:formula="of:=[.E455]*[.F455]" office:value-type="currency" office:currency="USD" office:value="0.49">
            <text:p>$0.49</text:p>
          </table:table-cell>
          <table:table-cell table:number-columns-repeated="1015"/>
        </table:table-row>
        <table:table-row table:style-name="ro2">
          <table:table-cell office:value-type="string">
            <text:p>MXS-029</text:p>
          </table:table-cell>
          <table:table-cell office:value-type="string">
            <text:p>Playing With Fire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0.99">
            <text:p>$0.99</text:p>
          </table:table-cell>
          <table:table-cell office:value-type="string">
            <text:p>Fair</text:p>
          </table:table-cell>
          <table:table-cell/>
          <table:table-cell table:style-name="ce5" table:formula="of:=[.E456]*[.F456]" office:value-type="currency" office:currency="USD" office:value="0.99">
            <text:p>$0.99</text:p>
          </table:table-cell>
          <table:table-cell table:number-columns-repeated="1015"/>
        </table:table-row>
        <table:table-row table:style-name="ro2">
          <table:table-cell office:value-type="string">
            <text:p>MXS-030</text:p>
          </table:table-cell>
          <table:table-cell office:value-type="string">
            <text:p>Close the Gap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457]*[.F457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office:value-type="string">
            <text:p>MXS-031</text:p>
          </table:table-cell>
          <table:table-cell office:value-type="string">
            <text:p>Tooth and Claw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Fair</text:p>
          </table:table-cell>
          <table:table-cell/>
          <table:table-cell table:style-name="ce5" table:formula="of:=[.E458]*[.F458]" office:value-type="currency" office:currency="USD" office:value="0.7">
            <text:p>$0.70</text:p>
          </table:table-cell>
          <table:table-cell table:number-columns-repeated="1015"/>
        </table:table-row>
        <table:table-row table:style-name="ro2">
          <table:table-cell office:value-type="string">
            <text:p>MXS-032</text:p>
          </table:table-cell>
          <table:table-cell office:value-type="string">
            <text:p>Unexpected Assault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0.25">
            <text:p>$0.25</text:p>
          </table:table-cell>
          <table:table-cell office:value-type="string">
            <text:p>Fair</text:p>
          </table:table-cell>
          <table:table-cell/>
          <table:table-cell table:style-name="ce5" table:formula="of:=[.E459]*[.F459]" office:value-type="currency" office:currency="USD" office:value="0.5">
            <text:p>$0.50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SUM([.F2:.F459])" office:value-type="currency" office:currency="USD" office:value="156.65">
            <text:p>$156.65</text:p>
          </table:table-cell>
          <table:table-cell/>
          <table:table-cell office:value-type="string">
            <text:p>Total:</text:p>
          </table:table-cell>
          <table:table-cell table:style-name="ce2" table:formula="of:=SUM([.I2:.I459])" office:value-type="currency" office:currency="USD" office:value="271.68">
            <text:p>$271.68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4" office:value-type="float" office:value="0.5">
            <text:p><text:s/>1/2</text:p>
          </table:table-cell>
          <table:table-cell table:style-name="ce6" table:formula="of:=[.I460]/2" office:value-type="currency" office:currency="USD" office:value="135.84">
            <text:p>$135.84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4" office:value-type="float" office:value="0.333333333333333">
            <text:p><text:s/>1/3</text:p>
          </table:table-cell>
          <table:table-cell table:style-name="ce6" table:formula="of:=[.I460]/3" office:value-type="currency" office:currency="USD" office:value="90.56">
            <text:p>$90.56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4" office:value-type="float" office:value="0.25">
            <text:p><text:s/>1/4</text:p>
          </table:table-cell>
          <table:table-cell table:style-name="ce6" table:formula="of:=[.I460]/4" office:value-type="currency" office:currency="USD" office:value="67.92">
            <text:p>$67.9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387 cards</text:p>
          </table:table-cell>
          <table:table-cell table:number-columns-repeated="1021"/>
        </table:table-row>
        <table:table-row table:style-name="ro2">
          <table:table-cell office:value-type="string">
            <text:p>MMK-045</text:p>
          </table:table-cell>
          <table:table-cell office:value-type="string">
            <text:p>Wild Ride</text:p>
          </table:table-cell>
          <table:table-cell/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5.99">
            <text:p>$5.99</text:p>
          </table:table-cell>
          <table:table-cell office:value-type="string">
            <text:p>Fair</text:p>
          </table:table-cell>
          <table:table-cell/>
          <table:table-cell table:style-name="ce5" table:formula="of:=[.E466]*[.F466]" office:value-type="currency" office:currency="USD" office:value="5.99">
            <text:p>$5.99</text:p>
          </table:table-cell>
          <table:table-cell table:number-columns-repeated="1015"/>
        </table:table-row>
        <table:table-row table:style-name="ro2">
          <table:table-cell office:value-type="string">
            <text:p>MMK-201</text:p>
          </table:table-cell>
          <table:table-cell office:value-type="string">
            <text:p>Scarlet Spider Spider-Man</text:p>
          </table:table-cell>
          <table:table-cell office:value-type="string">
            <text:p>Successor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1.99">
            <text:p>$1.99</text:p>
          </table:table-cell>
          <table:table-cell office:value-type="string">
            <text:p>Good</text:p>
          </table:table-cell>
          <table:table-cell/>
          <table:table-cell table:style-name="ce5" table:formula="of:=[.E467]*[.F467]" office:value-type="currency" office:currency="USD" office:value="1.99">
            <text:p>$1.99</text:p>
          </table:table-cell>
          <table:table-cell table:number-columns-repeated="1015"/>
        </table:table-row>
        <table:table-row table:style-name="ro2">
          <table:table-cell office:value-type="string">
            <text:p>MSM-064</text:p>
          </table:table-cell>
          <table:table-cell office:value-type="string">
            <text:p>Nice Try!</text:p>
          </table:table-cell>
          <table:table-cell/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1.99">
            <text:p>$1.99</text:p>
          </table:table-cell>
          <table:table-cell office:value-type="string">
            <text:p>Fair</text:p>
          </table:table-cell>
          <table:table-cell/>
          <table:table-cell table:style-name="ce5" table:formula="of:=[.E468]*[.F468]" office:value-type="currency" office:currency="USD" office:value="1.99">
            <text:p>$1.99</text:p>
          </table:table-cell>
          <table:table-cell table:number-columns-repeated="1015"/>
        </table:table-row>
        <table:table-row table:style-name="ro2">
          <table:table-cell office:value-type="string">
            <text:p>MXS-020</text:p>
          </table:table-cell>
          <table:table-cell office:value-type="string">
            <text:p>Mystique</text:p>
          </table:table-cell>
          <table:table-cell office:value-type="string">
            <text:p>Villainous Shapeshifter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1.99">
            <text:p>$1.99</text:p>
          </table:table-cell>
          <table:table-cell office:value-type="string">
            <text:p>Fair</text:p>
          </table:table-cell>
          <table:table-cell/>
          <table:table-cell table:style-name="ce5" table:formula="of:=[.E469]*[.F469]" office:value-type="currency" office:currency="USD" office:value="1.99">
            <text:p>$1.99</text:p>
          </table:table-cell>
          <table:table-cell table:number-columns-repeated="1015"/>
        </table:table-row>
        <table:table-row table:style-name="ro2">
          <table:table-cell office:value-type="string">
            <text:p>MSM-104</text:p>
          </table:table-cell>
          <table:table-cell office:value-type="string">
            <text:p>Emma Frost</text:p>
          </table:table-cell>
          <table:table-cell office:value-type="string">
            <text:p>Headmistress of Xavier's Academy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currency" office:currency="USD" office:value="1.49">
            <text:p>$1.49</text:p>
          </table:table-cell>
          <table:table-cell office:value-type="string">
            <text:p>Fair</text:p>
          </table:table-cell>
          <table:table-cell/>
          <table:table-cell table:style-name="ce5" table:formula="of:=[.E470]*[.F470]" office:value-type="currency" office:currency="USD" office:value="1.49">
            <text:p>$1.49</text:p>
          </table:table-cell>
          <table:table-cell table:number-columns-repeated="1015"/>
        </table:table-row>
        <table:table-row table:style-name="ro2">
          <table:table-cell office:value-type="string">
            <text:p>MSX-012</text:p>
          </table:table-cell>
          <table:table-cell office:value-type="string">
            <text:p>Duck and Cover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1.49">
            <text:p>$1.49</text:p>
          </table:table-cell>
          <table:table-cell office:value-type="string">
            <text:p>Fair</text:p>
          </table:table-cell>
          <table:table-cell/>
          <table:table-cell table:style-name="ce5" table:formula="of:=[.E471]*[.F471]" office:value-type="currency" office:currency="USD" office:value="2.98">
            <text:p>$2.98</text:p>
          </table:table-cell>
          <table:table-cell table:number-columns-repeated="1015"/>
        </table:table-row>
        <table:table-row table:style-name="ro2">
          <table:table-cell office:value-type="string">
            <text:p>MXS-013</text:p>
          </table:table-cell>
          <table:table-cell office:value-type="string">
            <text:p>Eye of the Storm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currency" office:currency="USD" office:value="1.49">
            <text:p>$1.49</text:p>
          </table:table-cell>
          <table:table-cell office:value-type="string">
            <text:p>Fair</text:p>
          </table:table-cell>
          <table:table-cell/>
          <table:table-cell table:style-name="ce5" table:formula="of:=[.E472]*[.F472]" office:value-type="currency" office:currency="USD" office:value="1.49">
            <text:p>$1.49</text:p>
          </table:table-cell>
          <table:table-cell table:number-columns-repeated="1015"/>
        </table:table-row>
        <table:table-row table:style-name="ro2">
          <table:table-cell office:value-type="string">
            <text:p>MXS-014</text:p>
          </table:table-cell>
          <table:table-cell office:value-type="string">
            <text:p>Trickshot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currency" office:currency="USD" office:value="1.49">
            <text:p>$1.49</text:p>
          </table:table-cell>
          <table:table-cell office:value-type="string">
            <text:p>Fair</text:p>
          </table:table-cell>
          <table:table-cell/>
          <table:table-cell table:style-name="ce5" table:formula="of:=[.E473]*[.F473]" office:value-type="currency" office:currency="USD" office:value="2.98">
            <text:p>$2.98</text:p>
          </table:table-cell>
          <table:table-cell table:number-columns-repeated="1015"/>
        </table:table-row>
        <table:table-row table:style-name="ro2" table:number-rows-repeated="104810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Card_Box.A1:Card_Box.I459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number:currency-style style:name="N116">
      <number:currency-symbol>$</number:currency-symbol>
      <number:number number:decimal-places="2" number:min-integer-digits="1" number:grouping="true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17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17" number:language="en" number:country="US">
      <style:text-properties fo:color="#ff0000"/>
      <number:currency-symbol number:language="en" number:country="US">$</number:currency-symbol>
      <number:number number:decimal-places="2" number:min-integer-digits="1" number:grouping="true"/>
      <style:map style:condition="value()&gt;=0" style:apply-style-name="N5117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5/21/2015</text:date>, <text:time>12:2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16T11:32:48Z</meta:creation-date>
    <dc:date>2015-05-21T12:28:52.95</dc:date>
    <meta:editing-cycles>24</meta:editing-cycles>
    <meta:editing-duration>PT1H15M18S</meta:editing-duration>
    <meta:document-statistic meta:table-count="1" meta:cell-count="3344" meta:object-count="0"/>
    <meta:user-defined meta:name="Info 1"/>
    <meta:user-defined meta:name="Info 2"/>
    <meta:user-defined meta:name="Info 3"/>
    <meta:user-defined meta:name="Info 4"/>
  </office:meta>
</office:document-meta>
</file>